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67cm"/>
    </style:style>
    <style:style style:name="co2" style:family="table-column">
      <style:table-column-properties fo:break-before="auto" style:column-width="13.58cm"/>
    </style:style>
    <style:style style:name="co3" style:family="table-column">
      <style:table-column-properties fo:break-before="auto" style:column-width="1.939cm"/>
    </style:style>
    <style:style style:name="co4" style:family="table-column">
      <style:table-column-properties fo:break-before="auto" style:column-width="18.0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536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7.183cm"/>
    </style:style>
    <style:style style:name="co9" style:family="table-column">
      <style:table-column-properties fo:break-before="auto" style:column-width="14.381cm"/>
    </style:style>
    <style:style style:name="co10" style:family="table-column">
      <style:table-column-properties fo:break-before="auto" style:column-width="1.49cm"/>
    </style:style>
    <style:style style:name="co11" style:family="table-column">
      <style:table-column-properties fo:break-before="auto" style:column-width="12.118cm"/>
    </style:style>
    <style:style style:name="co12" style:family="table-column">
      <style:table-column-properties fo:break-before="auto" style:column-width="12.3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fo:wrap-option="no-wrap" style:vertical-align="middle"/>
      <style:text-properties style:font-name="Arial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Arial" style:font-name-asian="DejaVu Sans" style:font-name-complex="Noto Sans Arabic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 fo:font-weight="bold" style:font-name-asian="DejaVu Sans" style:font-weight-asian="bold" style:font-name-complex="Noto Sans Arabic" style:font-weight-complex="bold"/>
    </style:style>
    <style:style style:name="ce22" style:family="table-cell" style:parent-style-name="Default">
      <style:table-cell-properties fo:background-color="#ffff00" fo:wrap-option="wrap" style:vertical-align="middl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Arial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 style:vertical-align="middle"/>
      <style:text-properties style:font-name="Arial" fo:font-size="10pt" style:font-name-asian="DejaVu Sans" style:font-size-asian="10pt" style:font-name-complex="Noto Sans Arabic" style:font-size-complex="10pt"/>
    </style:style>
    <style:style style:name="ce27" style:family="table-cell" style:parent-style-name="Default">
      <style:table-cell-properties fo:wrap-option="no-wrap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8pt" style:font-size-asian="8pt" style:font-size-complex="8pt"/>
    </style:style>
    <style:style style:name="ce30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8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8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Liberation Sans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ffff00" fo:wrap-option="no-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ffc107" fo:wrap-option="no-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 style:vertical-align="middle"/>
      <style:text-properties style:font-name="Liberation Serif"/>
    </style:style>
    <style:style style:name="ce40" style:family="table-cell" style:parent-style-name="Default">
      <style:table-cell-properties fo:background-color="#ffff00" fo:wrap-option="no-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DIC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number-columns-repeated="16379" table:default-cell-style-name="ce4"/>
        <table:table-row table:style-name="ro1">
          <table:table-cell table:style-name="ce1" office:value-type="string" calcext:value-type="string">
            <text:p>CREANDO ÍNDICE PARA BLOG EN .MD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2" office:value-type="string" calcext:value-type="string">
            <text:p>BLOG/POST</text:p>
          </table:table-cell>
          <table:table-cell table:style-name="ce6" office:value-type="string" calcext:value-type="string">
            <text:p>FORMULA</text:p>
          </table:table-cell>
          <table:table-cell table:style-name="ce2"/>
          <table:table-cell table:style-name="ce2" office:value-type="string" calcext:value-type="string">
            <text:p>RESULTADO .MD</text:p>
          </table:table-cell>
          <table:table-cell table:style-name="ce2" table:number-columns-repeated="16379"/>
        </table:table-row>
        <table:table-row table:style-name="ro1">
          <table:table-cell table:style-name="ce8" office:value-type="string" calcext:value-type="string">
            <text:p>❯ <text:s/>cd /home/achalmaedison/Downloads/github/blog/2025-01-12-recurso-de-bibliografia-y-documentacion</text:p>
          </table:table-cell>
          <table:table-cell table:style-name="ce5" table:formula="of:=CONCATENATE( ROW()-1; &quot;. [&quot;; PROPER(SUBSTITUTE(MID([.A3]; FIND(&quot;20&quot;; [.A3])+11; LEN([.A3])-FIND(&quot;20&quot;; [.A3])-10); &quot;-&quot;; &quot; &quot;)); &quot;](https://achalmaedison.netlify.app/blog/posts/&quot;; MID([.A3]; FIND(&quot;20&quot;; [.A3]); 10); &quot;-&quot;; LOWER(SUBSTITUTE(MID([.A3]; FIND(&quot;20&quot;; [.A3])+11; LEN([.A3])-FIND(&quot;20&quot;; [.A3])-10); &quot; &quot;; &quot;-&quot;)); &quot;) Lee sin conexión 📚 [PDF](https://achalmaedison.netlify.app/blog/posts/&quot;; MID([.A3]; FIND(&quot;20&quot;; [.A3]); 10); &quot;-&quot;; LOWER(SUBSTITUTE(MID([.A3]; FIND(&quot;20&quot;; [.A3])+11; LEN([.A3])-FIND(&quot;20&quot;; [.A3])-10); &quot; &quot;; &quot;-&quot;)); &quot;/index.pdf)&quot;)" office:value-type="string" office:string-value="2. [Recurso De Bibliografia Y Documentacion](https://achalmaedison.netlify.app/blog/posts/2025-01-12-recurso-de-bibliografia-y-documentacion) Lee sin conexión 📚 [PDF](https://achalmaedison.netlify.app/blog/posts/2025-01-12-recurso-de-bibliografia-y-documentacion/index.pdf)" calcext:value-type="string">
            <text:p>2. [Recurso De Bibliografia Y Documentacion](https://achalmaedison.netlify.app/blog/posts/2025-01-12-recurso-de-bibliografia-y-documentacion) Lee sin conexión 📚 [PDF](https://achalmaedison.netlify.app/blog/posts/2025-01-12-recurso-de-bibliografia-y-documentacion/index.pdf)</text:p>
          </table:table-cell>
          <table:table-cell/>
          <table:table-cell office:value-type="string" calcext:value-type="string">
            <text:p>0. [Reformas Modernizacion Gestion Publica Peru](https://achalmaedison.netlify.app/blog/posts/2021-10-01-reformas-modernizacion-gestion-publica-peru) Lee sin conexión 📚 [PDF](https://achalmaedison.netlify.app/blog/posts/2021-10-01-reformas-modernizacion-gestion-publica-peru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1-10-01-reformas-modernizacion-gestion-publica-peru</text:p>
          </table:table-cell>
          <table:table-cell table:style-name="ce5" table:formula="of:=CONCATENATE( ROW()-1; &quot;. [&quot;; PROPER(SUBSTITUTE(MID([.A4]; FIND(&quot;20&quot;; [.A4])+11; LEN([.A4])-FIND(&quot;20&quot;; [.A4])-10); &quot;-&quot;; &quot; &quot;)); &quot;](https://achalmaedison.netlify.app/blog/posts/&quot;; MID([.A4]; FIND(&quot;20&quot;; [.A4]); 10); &quot;-&quot;; LOWER(SUBSTITUTE(MID([.A4]; FIND(&quot;20&quot;; [.A4])+11; LEN([.A4])-FIND(&quot;20&quot;; [.A4])-10); &quot; &quot;; &quot;-&quot;)); &quot;) Lee sin conexión 📚 [PDF](https://achalmaedison.netlify.app/blog/posts/&quot;; MID([.A4]; FIND(&quot;20&quot;; [.A4]); 10); &quot;-&quot;; LOWER(SUBSTITUTE(MID([.A4]; FIND(&quot;20&quot;; [.A4])+11; LEN([.A4])-FIND(&quot;20&quot;; [.A4])-10); &quot; &quot;; &quot;-&quot;)); &quot;/index.pdf)&quot;)" office:value-type="string" office:string-value="3. [Reformas Modernizacion Gestion Publica Peru](https://achalmaedison.netlify.app/blog/posts/2021-10-01-reformas-modernizacion-gestion-publica-peru) Lee sin conexión 📚 [PDF](https://achalmaedison.netlify.app/blog/posts/2021-10-01-reformas-modernizacion-gestion-publica-peru/index.pdf)" calcext:value-type="string">
            <text:p>3. [Reformas Modernizacion Gestion Publica Peru](https://achalmaedison.netlify.app/blog/posts/2021-10-01-reformas-modernizacion-gestion-publica-peru) Lee sin conexión 📚 [PDF](https://achalmaedison.netlify.app/blog/posts/2021-10-01-reformas-modernizacion-gestion-publica-peru/index.pdf)</text:p>
          </table:table-cell>
          <table:table-cell/>
          <table:table-cell office:value-type="string" calcext:value-type="string">
            <text:p>1. [Usando Apk En Windown 11](https://achalmaedison.netlify.app/blog/posts/2021-10-21-usando-apk-en-windown-11) Lee sin conexión 📚 [PDF](https://achalmaedison.netlify.app/blog/posts/2021-10-21-usando-apk-en-windown-11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1-10-21-usando-apk-en-windown-11</text:p>
          </table:table-cell>
          <table:table-cell table:style-name="ce5" table:formula="of:=CONCATENATE( ROW()-1; &quot;. [&quot;; PROPER(SUBSTITUTE(MID([.A5]; FIND(&quot;20&quot;; [.A5])+11; LEN([.A5])-FIND(&quot;20&quot;; [.A5])-10); &quot;-&quot;; &quot; &quot;)); &quot;](https://achalmaedison.netlify.app/blog/posts/&quot;; MID([.A5]; FIND(&quot;20&quot;; [.A5]); 10); &quot;-&quot;; LOWER(SUBSTITUTE(MID([.A5]; FIND(&quot;20&quot;; [.A5])+11; LEN([.A5])-FIND(&quot;20&quot;; [.A5])-10); &quot; &quot;; &quot;-&quot;)); &quot;) Lee sin conexión 📚 [PDF](https://achalmaedison.netlify.app/blog/posts/&quot;; MID([.A5]; FIND(&quot;20&quot;; [.A5]); 10); &quot;-&quot;; LOWER(SUBSTITUTE(MID([.A5]; FIND(&quot;20&quot;; [.A5])+11; LEN([.A5])-FIND(&quot;20&quot;; [.A5])-10); &quot; &quot;; &quot;-&quot;)); &quot;/index.pdf)&quot;)" office:value-type="string" office:string-value="4. [Usando Apk En Windown 11](https://achalmaedison.netlify.app/blog/posts/2021-10-21-usando-apk-en-windown-11) Lee sin conexión 📚 [PDF](https://achalmaedison.netlify.app/blog/posts/2021-10-21-usando-apk-en-windown-11/index.pdf)" calcext:value-type="string">
            <text:p>4. [Usando Apk En Windown 11](https://achalmaedison.netlify.app/blog/posts/2021-10-21-usando-apk-en-windown-11) Lee sin conexión 📚 [PDF](https://achalmaedison.netlify.app/blog/posts/2021-10-21-usando-apk-en-windown-11/index.pdf)</text:p>
          </table:table-cell>
          <table:table-cell/>
          <table:table-cell office:value-type="string" calcext:value-type="string">
            <text:p>2. [Economia Agraria](https://achalmaedison.netlify.app/blog/posts/2022-04-22-economia-agraria) Lee sin conexión 📚 [PDF](https://achalmaedison.netlify.app/blog/posts/2022-04-22-economia-agraria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2-04-22-economia-agraria</text:p>
          </table:table-cell>
          <table:table-cell table:style-name="ce5" table:formula="of:=CONCATENATE( ROW()-1; &quot;. [&quot;; PROPER(SUBSTITUTE(MID([.A6]; FIND(&quot;20&quot;; [.A6])+11; LEN([.A6])-FIND(&quot;20&quot;; [.A6])-10); &quot;-&quot;; &quot; &quot;)); &quot;](https://achalmaedison.netlify.app/blog/posts/&quot;; MID([.A6]; FIND(&quot;20&quot;; [.A6]); 10); &quot;-&quot;; LOWER(SUBSTITUTE(MID([.A6]; FIND(&quot;20&quot;; [.A6])+11; LEN([.A6])-FIND(&quot;20&quot;; [.A6])-10); &quot; &quot;; &quot;-&quot;)); &quot;) Lee sin conexión 📚 [PDF](https://achalmaedison.netlify.app/blog/posts/&quot;; MID([.A6]; FIND(&quot;20&quot;; [.A6]); 10); &quot;-&quot;; LOWER(SUBSTITUTE(MID([.A6]; FIND(&quot;20&quot;; [.A6])+11; LEN([.A6])-FIND(&quot;20&quot;; [.A6])-10); &quot; &quot;; &quot;-&quot;)); &quot;/index.pdf)&quot;)" office:value-type="string" office:string-value="5. [Economia Agraria](https://achalmaedison.netlify.app/blog/posts/2022-04-22-economia-agraria) Lee sin conexión 📚 [PDF](https://achalmaedison.netlify.app/blog/posts/2022-04-22-economia-agraria/index.pdf)" calcext:value-type="string">
            <text:p>5. [Economia Agraria](https://achalmaedison.netlify.app/blog/posts/2022-04-22-economia-agraria) Lee sin conexión 📚 [PDF](https://achalmaedison.netlify.app/blog/posts/2022-04-22-economia-agraria/index.pdf)</text:p>
          </table:table-cell>
          <table:table-cell/>
          <table:table-cell office:value-type="string" calcext:value-type="string">
            <text:p>3. [Medio Ambiente](https://achalmaedison.netlify.app/blog/posts/2022-06-02-medio-ambiente) Lee sin conexión 📚 [PDF](https://achalmaedison.netlify.app/blog/posts/2022-06-02-medio-ambiente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2-06-02-medio-ambiente</text:p>
          </table:table-cell>
          <table:table-cell table:style-name="ce5" table:formula="of:=CONCATENATE( ROW()-1; &quot;. [&quot;; PROPER(SUBSTITUTE(MID([.A7]; FIND(&quot;20&quot;; [.A7])+11; LEN([.A7])-FIND(&quot;20&quot;; [.A7])-10); &quot;-&quot;; &quot; &quot;)); &quot;](https://achalmaedison.netlify.app/blog/posts/&quot;; MID([.A7]; FIND(&quot;20&quot;; [.A7]); 10); &quot;-&quot;; LOWER(SUBSTITUTE(MID([.A7]; FIND(&quot;20&quot;; [.A7])+11; LEN([.A7])-FIND(&quot;20&quot;; [.A7])-10); &quot; &quot;; &quot;-&quot;)); &quot;) Lee sin conexión 📚 [PDF](https://achalmaedison.netlify.app/blog/posts/&quot;; MID([.A7]; FIND(&quot;20&quot;; [.A7]); 10); &quot;-&quot;; LOWER(SUBSTITUTE(MID([.A7]; FIND(&quot;20&quot;; [.A7])+11; LEN([.A7])-FIND(&quot;20&quot;; [.A7])-10); &quot; &quot;; &quot;-&quot;)); &quot;/index.pdf)&quot;)" office:value-type="string" office:string-value="6. [Medio Ambiente](https://achalmaedison.netlify.app/blog/posts/2022-06-02-medio-ambiente) Lee sin conexión 📚 [PDF](https://achalmaedison.netlify.app/blog/posts/2022-06-02-medio-ambiente/index.pdf)" calcext:value-type="string">
            <text:p>6. [Medio Ambiente](https://achalmaedison.netlify.app/blog/posts/2022-06-02-medio-ambiente) Lee sin conexión 📚 [PDF](https://achalmaedison.netlify.app/blog/posts/2022-06-02-medio-ambiente/index.pdf)</text:p>
          </table:table-cell>
          <table:table-cell/>
          <table:table-cell office:value-type="string" calcext:value-type="string">
            <text:p>4. [Comandos Vim](https://achalmaedison.netlify.app/blog/posts/2022-09-27-comandos-vim) Lee sin conexión 📚 [PDF](https://achalmaedison.netlify.app/blog/posts/2022-09-27-comandos-vim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2-09-27-comandos-vim</text:p>
          </table:table-cell>
          <table:table-cell table:style-name="ce5" table:formula="of:=CONCATENATE( ROW()-1; &quot;. [&quot;; PROPER(SUBSTITUTE(MID([.A8]; FIND(&quot;20&quot;; [.A8])+11; LEN([.A8])-FIND(&quot;20&quot;; [.A8])-10); &quot;-&quot;; &quot; &quot;)); &quot;](https://achalmaedison.netlify.app/blog/posts/&quot;; MID([.A8]; FIND(&quot;20&quot;; [.A8]); 10); &quot;-&quot;; LOWER(SUBSTITUTE(MID([.A8]; FIND(&quot;20&quot;; [.A8])+11; LEN([.A8])-FIND(&quot;20&quot;; [.A8])-10); &quot; &quot;; &quot;-&quot;)); &quot;) Lee sin conexión 📚 [PDF](https://achalmaedison.netlify.app/blog/posts/&quot;; MID([.A8]; FIND(&quot;20&quot;; [.A8]); 10); &quot;-&quot;; LOWER(SUBSTITUTE(MID([.A8]; FIND(&quot;20&quot;; [.A8])+11; LEN([.A8])-FIND(&quot;20&quot;; [.A8])-10); &quot; &quot;; &quot;-&quot;)); &quot;/index.pdf)&quot;)" office:value-type="string" office:string-value="7. [Comandos Vim](https://achalmaedison.netlify.app/blog/posts/2022-09-27-comandos-vim) Lee sin conexión 📚 [PDF](https://achalmaedison.netlify.app/blog/posts/2022-09-27-comandos-vim/index.pdf)" calcext:value-type="string">
            <text:p>7. [Comandos Vim](https://achalmaedison.netlify.app/blog/posts/2022-09-27-comandos-vim) Lee sin conexión 📚 [PDF](https://achalmaedison.netlify.app/blog/posts/2022-09-27-comandos-vim/index.pdf)</text:p>
          </table:table-cell>
          <table:table-cell/>
          <table:table-cell office:value-type="string" calcext:value-type="string">
            <text:p>5. [Guia Git](https://achalmaedison.netlify.app/blog/posts/2023-02-16-guia-git) Lee sin conexión 📚 [PDF](https://achalmaedison.netlify.app/blog/posts/2023-02-16-guia-git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2-16-guia-git</text:p>
          </table:table-cell>
          <table:table-cell table:style-name="ce5" table:formula="of:=CONCATENATE( ROW()-1; &quot;. [&quot;; PROPER(SUBSTITUTE(MID([.A9]; FIND(&quot;20&quot;; [.A9])+11; LEN([.A9])-FIND(&quot;20&quot;; [.A9])-10); &quot;-&quot;; &quot; &quot;)); &quot;](https://achalmaedison.netlify.app/blog/posts/&quot;; MID([.A9]; FIND(&quot;20&quot;; [.A9]); 10); &quot;-&quot;; LOWER(SUBSTITUTE(MID([.A9]; FIND(&quot;20&quot;; [.A9])+11; LEN([.A9])-FIND(&quot;20&quot;; [.A9])-10); &quot; &quot;; &quot;-&quot;)); &quot;) Lee sin conexión 📚 [PDF](https://achalmaedison.netlify.app/blog/posts/&quot;; MID([.A9]; FIND(&quot;20&quot;; [.A9]); 10); &quot;-&quot;; LOWER(SUBSTITUTE(MID([.A9]; FIND(&quot;20&quot;; [.A9])+11; LEN([.A9])-FIND(&quot;20&quot;; [.A9])-10); &quot; &quot;; &quot;-&quot;)); &quot;/index.pdf)&quot;)" office:value-type="string" office:string-value="8. [Guia Git](https://achalmaedison.netlify.app/blog/posts/2023-02-16-guia-git) Lee sin conexión 📚 [PDF](https://achalmaedison.netlify.app/blog/posts/2023-02-16-guia-git/index.pdf)" calcext:value-type="string">
            <text:p>8. [Guia Git](https://achalmaedison.netlify.app/blog/posts/2023-02-16-guia-git) Lee sin conexión 📚 [PDF](https://achalmaedison.netlify.app/blog/posts/2023-02-16-guia-git/index.pdf)</text:p>
          </table:table-cell>
          <table:table-cell/>
          <table:table-cell office:value-type="string" calcext:value-type="string">
            <text:p>6. [La Economia Peruana 1970 1990 Un Analisis Periodos Desafios](https://achalmaedison.netlify.app/blog/posts/2023-05-12-la-economia-peruana-1970-1990-un-analisis-periodos-desafios) Lee sin conexión 📚 [PDF](https://achalmaedison.netlify.app/blog/posts/2023-05-12-la-economia-peruana-1970-1990-un-analisis-periodos-desafios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5-12-la-economia-peruana-1970-1990-un-analisis-periodos-desafios</text:p>
          </table:table-cell>
          <table:table-cell table:style-name="ce5" table:formula="of:=CONCATENATE( ROW()-1; &quot;. [&quot;; PROPER(SUBSTITUTE(MID([.A10]; FIND(&quot;20&quot;; [.A10])+11; LEN([.A10])-FIND(&quot;20&quot;; [.A10])-10); &quot;-&quot;; &quot; &quot;)); &quot;](https://achalmaedison.netlify.app/blog/posts/&quot;; MID([.A10]; FIND(&quot;20&quot;; [.A10]); 10); &quot;-&quot;; LOWER(SUBSTITUTE(MID([.A10]; FIND(&quot;20&quot;; [.A10])+11; LEN([.A10])-FIND(&quot;20&quot;; [.A10])-10); &quot; &quot;; &quot;-&quot;)); &quot;) Lee sin conexión 📚 [PDF](https://achalmaedison.netlify.app/blog/posts/&quot;; MID([.A10]; FIND(&quot;20&quot;; [.A10]); 10); &quot;-&quot;; LOWER(SUBSTITUTE(MID([.A10]; FIND(&quot;20&quot;; [.A10])+11; LEN([.A10])-FIND(&quot;20&quot;; [.A10])-10); &quot; &quot;; &quot;-&quot;)); &quot;/index.pdf)&quot;)" office:value-type="string" office:string-value="9. [La Economia Peruana 1970 1990 Un Analisis Periodos Desafios](https://achalmaedison.netlify.app/blog/posts/2023-05-12-la-economia-peruana-1970-1990-un-analisis-periodos-desafios) Lee sin conexión 📚 [PDF](https://achalmaedison.netlify.app/blog/posts/2023-05-12-la-economia-peruana-1970-1990-un-analisis-periodos-desafios/index.pdf)" calcext:value-type="string">
            <text:p>9. [La Economia Peruana 1970 1990 Un Analisis Periodos Desafios](https://achalmaedison.netlify.app/blog/posts/2023-05-12-la-economia-peruana-1970-1990-un-analisis-periodos-desafios) Lee sin conexión 📚 [PDF](https://achalmaedison.netlify.app/blog/posts/2023-05-12-la-economia-peruana-1970-1990-un-analisis-periodos-desafios/index.pdf)</text:p>
          </table:table-cell>
          <table:table-cell/>
          <table:table-cell office:value-type="string" calcext:value-type="string">
            <text:p>7. [Economia Regional](https://achalmaedison.netlify.app/blog/posts/2023-05-16-economia-regional) Lee sin conexión 📚 [PDF](https://achalmaedison.netlify.app/blog/posts/2023-05-16-economia-regional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5-16-economia-regional</text:p>
          </table:table-cell>
          <table:table-cell table:style-name="ce5" table:formula="of:=CONCATENATE( ROW()-1; &quot;. [&quot;; PROPER(SUBSTITUTE(MID([.A11]; FIND(&quot;20&quot;; [.A11])+11; LEN([.A11])-FIND(&quot;20&quot;; [.A11])-10); &quot;-&quot;; &quot; &quot;)); &quot;](https://achalmaedison.netlify.app/blog/posts/&quot;; MID([.A11]; FIND(&quot;20&quot;; [.A11]); 10); &quot;-&quot;; LOWER(SUBSTITUTE(MID([.A11]; FIND(&quot;20&quot;; [.A11])+11; LEN([.A11])-FIND(&quot;20&quot;; [.A11])-10); &quot; &quot;; &quot;-&quot;)); &quot;) Lee sin conexión 📚 [PDF](https://achalmaedison.netlify.app/blog/posts/&quot;; MID([.A11]; FIND(&quot;20&quot;; [.A11]); 10); &quot;-&quot;; LOWER(SUBSTITUTE(MID([.A11]; FIND(&quot;20&quot;; [.A11])+11; LEN([.A11])-FIND(&quot;20&quot;; [.A11])-10); &quot; &quot;; &quot;-&quot;)); &quot;/index.pdf)&quot;)" office:value-type="string" office:string-value="10. [Economia Regional](https://achalmaedison.netlify.app/blog/posts/2023-05-16-economia-regional) Lee sin conexión 📚 [PDF](https://achalmaedison.netlify.app/blog/posts/2023-05-16-economia-regional/index.pdf)" calcext:value-type="string">
            <text:p>10. [Economia Regional](https://achalmaedison.netlify.app/blog/posts/2023-05-16-economia-regional) Lee sin conexión 📚 [PDF](https://achalmaedison.netlify.app/blog/posts/2023-05-16-economia-regional/index.pdf)</text:p>
          </table:table-cell>
          <table:table-cell/>
          <table:table-cell office:value-type="string" calcext:value-type="string">
            <text:p>8. [Pautas Presentacion Informe Investigacion](https://achalmaedison.netlify.app/blog/posts/2023-06-03-pautas-presentacion-informe-investigacion) Lee sin conexión 📚 [PDF](https://achalmaedison.netlify.app/blog/posts/2023-06-03-pautas-presentacion-informe-investigacion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6-03-pautas-presentacion-informe-investigacion</text:p>
          </table:table-cell>
          <table:table-cell table:style-name="ce5" table:formula="of:=CONCATENATE( ROW()-1; &quot;. [&quot;; PROPER(SUBSTITUTE(MID([.A12]; FIND(&quot;20&quot;; [.A12])+11; LEN([.A12])-FIND(&quot;20&quot;; [.A12])-10); &quot;-&quot;; &quot; &quot;)); &quot;](https://achalmaedison.netlify.app/blog/posts/&quot;; MID([.A12]; FIND(&quot;20&quot;; [.A12]); 10); &quot;-&quot;; LOWER(SUBSTITUTE(MID([.A12]; FIND(&quot;20&quot;; [.A12])+11; LEN([.A12])-FIND(&quot;20&quot;; [.A12])-10); &quot; &quot;; &quot;-&quot;)); &quot;) Lee sin conexión 📚 [PDF](https://achalmaedison.netlify.app/blog/posts/&quot;; MID([.A12]; FIND(&quot;20&quot;; [.A12]); 10); &quot;-&quot;; LOWER(SUBSTITUTE(MID([.A12]; FIND(&quot;20&quot;; [.A12])+11; LEN([.A12])-FIND(&quot;20&quot;; [.A12])-10); &quot; &quot;; &quot;-&quot;)); &quot;/index.pdf)&quot;)" office:value-type="string" office:string-value="11. [Pautas Presentacion Informe Investigacion](https://achalmaedison.netlify.app/blog/posts/2023-06-03-pautas-presentacion-informe-investigacion) Lee sin conexión 📚 [PDF](https://achalmaedison.netlify.app/blog/posts/2023-06-03-pautas-presentacion-informe-investigacion/index.pdf)" calcext:value-type="string">
            <text:p>11. [Pautas Presentacion Informe Investigacion](https://achalmaedison.netlify.app/blog/posts/2023-06-03-pautas-presentacion-informe-investigacion) Lee sin conexión 📚 [PDF](https://achalmaedison.netlify.app/blog/posts/2023-06-03-pautas-presentacion-informe-investigacion/index.pdf)</text:p>
          </table:table-cell>
          <table:table-cell/>
          <table:table-cell office:value-type="string" calcext:value-type="string">
            <text:p>9. [Entendiendo Mariategui](https://achalmaedison.netlify.app/blog/posts/2023-06-09-entendiendo-mariategui) Lee sin conexión 📚 [PDF](https://achalmaedison.netlify.app/blog/posts/2023-06-09-entendiendo-mariategui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6-09-entendiendo-mariategui</text:p>
          </table:table-cell>
          <table:table-cell table:style-name="ce5" table:formula="of:=CONCATENATE( ROW()-1; &quot;. [&quot;; PROPER(SUBSTITUTE(MID([.A13]; FIND(&quot;20&quot;; [.A13])+11; LEN([.A13])-FIND(&quot;20&quot;; [.A13])-10); &quot;-&quot;; &quot; &quot;)); &quot;](https://achalmaedison.netlify.app/blog/posts/&quot;; MID([.A13]; FIND(&quot;20&quot;; [.A13]); 10); &quot;-&quot;; LOWER(SUBSTITUTE(MID([.A13]; FIND(&quot;20&quot;; [.A13])+11; LEN([.A13])-FIND(&quot;20&quot;; [.A13])-10); &quot; &quot;; &quot;-&quot;)); &quot;) Lee sin conexión 📚 [PDF](https://achalmaedison.netlify.app/blog/posts/&quot;; MID([.A13]; FIND(&quot;20&quot;; [.A13]); 10); &quot;-&quot;; LOWER(SUBSTITUTE(MID([.A13]; FIND(&quot;20&quot;; [.A13])+11; LEN([.A13])-FIND(&quot;20&quot;; [.A13])-10); &quot; &quot;; &quot;-&quot;)); &quot;/index.pdf)&quot;)" office:value-type="string" office:string-value="12. [Entendiendo Mariategui](https://achalmaedison.netlify.app/blog/posts/2023-06-09-entendiendo-mariategui) Lee sin conexión 📚 [PDF](https://achalmaedison.netlify.app/blog/posts/2023-06-09-entendiendo-mariategui/index.pdf)" calcext:value-type="string">
            <text:p>12. [Entendiendo Mariategui](https://achalmaedison.netlify.app/blog/posts/2023-06-09-entendiendo-mariategui) Lee sin conexión 📚 [PDF](https://achalmaedison.netlify.app/blog/posts/2023-06-09-entendiendo-mariategui/index.pdf)</text:p>
          </table:table-cell>
          <table:table-cell/>
          <table:table-cell office:value-type="string" calcext:value-type="string">
            <text:p>10. [011 Instalacion R](https://achalmaedison.netlify.app/blog/posts/2023-06-10-011-instalacion-r) Lee sin conexión 📚 [PDF](https://achalmaedison.netlify.app/blog/posts/2023-06-10-011-instalacion-r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6-10-011-instalacion-r</text:p>
          </table:table-cell>
          <table:table-cell table:style-name="ce5" table:formula="of:=CONCATENATE( ROW()-1; &quot;. [&quot;; PROPER(SUBSTITUTE(MID([.A14]; FIND(&quot;20&quot;; [.A14])+11; LEN([.A14])-FIND(&quot;20&quot;; [.A14])-10); &quot;-&quot;; &quot; &quot;)); &quot;](https://achalmaedison.netlify.app/blog/posts/&quot;; MID([.A14]; FIND(&quot;20&quot;; [.A14]); 10); &quot;-&quot;; LOWER(SUBSTITUTE(MID([.A14]; FIND(&quot;20&quot;; [.A14])+11; LEN([.A14])-FIND(&quot;20&quot;; [.A14])-10); &quot; &quot;; &quot;-&quot;)); &quot;) Lee sin conexión 📚 [PDF](https://achalmaedison.netlify.app/blog/posts/&quot;; MID([.A14]; FIND(&quot;20&quot;; [.A14]); 10); &quot;-&quot;; LOWER(SUBSTITUTE(MID([.A14]; FIND(&quot;20&quot;; [.A14])+11; LEN([.A14])-FIND(&quot;20&quot;; [.A14])-10); &quot; &quot;; &quot;-&quot;)); &quot;/index.pdf)&quot;)" office:value-type="string" office:string-value="13. [011 Instalacion R](https://achalmaedison.netlify.app/blog/posts/2023-06-10-011-instalacion-r) Lee sin conexión 📚 [PDF](https://achalmaedison.netlify.app/blog/posts/2023-06-10-011-instalacion-r/index.pdf)" calcext:value-type="string">
            <text:p>13. [011 Instalacion R](https://achalmaedison.netlify.app/blog/posts/2023-06-10-011-instalacion-r) Lee sin conexión 📚 [PDF](https://achalmaedison.netlify.app/blog/posts/2023-06-10-011-instalacion-r/index.pdf)</text:p>
          </table:table-cell>
          <table:table-cell/>
          <table:table-cell office:value-type="string" calcext:value-type="string">
            <text:p>11. [012 Que Ofrece R](https://achalmaedison.netlify.app/blog/posts/2023-06-10-012-que-ofrece-r) Lee sin conexión 📚 [PDF](https://achalmaedison.netlify.app/blog/posts/2023-06-10-012-que-ofrece-r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6-10-012-que-ofrece-r</text:p>
          </table:table-cell>
          <table:table-cell table:style-name="ce5" table:formula="of:=CONCATENATE( ROW()-1; &quot;. [&quot;; PROPER(SUBSTITUTE(MID([.A15]; FIND(&quot;20&quot;; [.A15])+11; LEN([.A15])-FIND(&quot;20&quot;; [.A15])-10); &quot;-&quot;; &quot; &quot;)); &quot;](https://achalmaedison.netlify.app/blog/posts/&quot;; MID([.A15]; FIND(&quot;20&quot;; [.A15]); 10); &quot;-&quot;; LOWER(SUBSTITUTE(MID([.A15]; FIND(&quot;20&quot;; [.A15])+11; LEN([.A15])-FIND(&quot;20&quot;; [.A15])-10); &quot; &quot;; &quot;-&quot;)); &quot;) Lee sin conexión 📚 [PDF](https://achalmaedison.netlify.app/blog/posts/&quot;; MID([.A15]; FIND(&quot;20&quot;; [.A15]); 10); &quot;-&quot;; LOWER(SUBSTITUTE(MID([.A15]; FIND(&quot;20&quot;; [.A15])+11; LEN([.A15])-FIND(&quot;20&quot;; [.A15])-10); &quot; &quot;; &quot;-&quot;)); &quot;/index.pdf)&quot;)" office:value-type="string" office:string-value="14. [012 Que Ofrece R](https://achalmaedison.netlify.app/blog/posts/2023-06-10-012-que-ofrece-r) Lee sin conexión 📚 [PDF](https://achalmaedison.netlify.app/blog/posts/2023-06-10-012-que-ofrece-r/index.pdf)" calcext:value-type="string">
            <text:p>14. [012 Que Ofrece R](https://achalmaedison.netlify.app/blog/posts/2023-06-10-012-que-ofrece-r) Lee sin conexión 📚 [PDF](https://achalmaedison.netlify.app/blog/posts/2023-06-10-012-que-ofrece-r/index.pdf)</text:p>
          </table:table-cell>
          <table:table-cell/>
          <table:table-cell office:value-type="string" calcext:value-type="string">
            <text:p>12. [013 Debemos Saber R](https://achalmaedison.netlify.app/blog/posts/2023-06-10-013-debemos-saber-r) Lee sin conexión 📚 [PDF](https://achalmaedison.netlify.app/blog/posts/2023-06-10-013-debemos-saber-r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6-10-013-debemos-saber-r</text:p>
          </table:table-cell>
          <table:table-cell table:style-name="ce5" table:formula="of:=CONCATENATE( ROW()-1; &quot;. [&quot;; PROPER(SUBSTITUTE(MID([.A16]; FIND(&quot;20&quot;; [.A16])+11; LEN([.A16])-FIND(&quot;20&quot;; [.A16])-10); &quot;-&quot;; &quot; &quot;)); &quot;](https://achalmaedison.netlify.app/blog/posts/&quot;; MID([.A16]; FIND(&quot;20&quot;; [.A16]); 10); &quot;-&quot;; LOWER(SUBSTITUTE(MID([.A16]; FIND(&quot;20&quot;; [.A16])+11; LEN([.A16])-FIND(&quot;20&quot;; [.A16])-10); &quot; &quot;; &quot;-&quot;)); &quot;) Lee sin conexión 📚 [PDF](https://achalmaedison.netlify.app/blog/posts/&quot;; MID([.A16]; FIND(&quot;20&quot;; [.A16]); 10); &quot;-&quot;; LOWER(SUBSTITUTE(MID([.A16]; FIND(&quot;20&quot;; [.A16])+11; LEN([.A16])-FIND(&quot;20&quot;; [.A16])-10); &quot; &quot;; &quot;-&quot;)); &quot;/index.pdf)&quot;)" office:value-type="string" office:string-value="15. [013 Debemos Saber R](https://achalmaedison.netlify.app/blog/posts/2023-06-10-013-debemos-saber-r) Lee sin conexión 📚 [PDF](https://achalmaedison.netlify.app/blog/posts/2023-06-10-013-debemos-saber-r/index.pdf)" calcext:value-type="string">
            <text:p>15. [013 Debemos Saber R](https://achalmaedison.netlify.app/blog/posts/2023-06-10-013-debemos-saber-r) Lee sin conexión 📚 [PDF](https://achalmaedison.netlify.app/blog/posts/2023-06-10-013-debemos-saber-r/index.pdf)</text:p>
          </table:table-cell>
          <table:table-cell/>
          <table:table-cell office:value-type="string" calcext:value-type="string">
            <text:p>13. [Atajos De Teclado Y Comandos Para Usar Vim](https://achalmaedison.netlify.app/blog/posts/2023-07-01-atajos-de-teclado-y-comandos-para-usar-vim) Lee sin conexión 📚 [PDF](https://achalmaedison.netlify.app/blog/posts/2023-07-01-atajos-de-teclado-y-comandos-para-usar-vim/index.pd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❯ <text:s/>cd /home/achalmaedison/Downloads/github/blog/2023-07-01-atajos-de-teclado-y-comandos-para-usar-vim</text:p>
          </table:table-cell>
          <table:table-cell table:style-name="ce5" table:formula="of:=CONCATENATE( ROW()-1; &quot;. [&quot;; PROPER(SUBSTITUTE(MID([.A17]; FIND(&quot;20&quot;; [.A17])+11; LEN([.A17])-FIND(&quot;20&quot;; [.A17])-10); &quot;-&quot;; &quot; &quot;)); &quot;](https://achalmaedison.netlify.app/blog/posts/&quot;; MID([.A17]; FIND(&quot;20&quot;; [.A17]); 10); &quot;-&quot;; LOWER(SUBSTITUTE(MID([.A17]; FIND(&quot;20&quot;; [.A17])+11; LEN([.A17])-FIND(&quot;20&quot;; [.A17])-10); &quot; &quot;; &quot;-&quot;)); &quot;) Lee sin conexión 📚 [PDF](https://achalmaedison.netlify.app/blog/posts/&quot;; MID([.A17]; FIND(&quot;20&quot;; [.A17]); 10); &quot;-&quot;; LOWER(SUBSTITUTE(MID([.A17]; FIND(&quot;20&quot;; [.A17])+11; LEN([.A17])-FIND(&quot;20&quot;; [.A17])-10); &quot; &quot;; &quot;-&quot;)); &quot;/index.pdf)&quot;)" office:value-type="string" office:string-value="16. [Atajos De Teclado Y Comandos Para Usar Vim](https://achalmaedison.netlify.app/blog/posts/2023-07-01-atajos-de-teclado-y-comandos-para-usar-vim) Lee sin conexión 📚 [PDF](https://achalmaedison.netlify.app/blog/posts/2023-07-01-atajos-de-teclado-y-comandos-para-usar-vim/index.pdf)" calcext:value-type="string">
            <text:p>16. [Atajos De Teclado Y Comandos Para Usar Vim](https://achalmaedison.netlify.app/blog/posts/2023-07-01-atajos-de-teclado-y-comandos-para-usar-vim) Lee sin conexión 📚 [PDF](https://achalmaedison.netlify.app/blog/posts/2023-07-01-atajos-de-teclado-y-comandos-para-usar-vim/index.pdf)</text:p>
          </table:table-cell>
          <table:table-cell/>
          <table:table-cell office:value-type="string" calcext:value-type="string">
            <text:p>14. [Recurso De Bibliografia Y Documentacion](https://achalmaedison.netlify.app/blog/posts/2025-01-12-recurso-de-bibliografia-y-documentacion) Lee sin conexión 📚 [PDF](https://achalmaedison.netlify.app/blog/posts/2025-01-12-recurso-de-bibliografia-y-documentacion/index.pdf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❯ <text:s/>cd /home/achalmaedison/Downloads/github/website-achalma/blog/posts/2021-07-14-comandos-blogdown</text:p>
          </table:table-cell>
          <table:table-cell table:style-name="ce5" table:formula="of:=CONCATENATE( ROW()-1; &quot;. [&quot;; PROPER(SUBSTITUTE(MID([.A18]; FIND(&quot;20&quot;; [.A18])+11; LEN([.A18])-FIND(&quot;20&quot;; [.A18])-10); &quot;-&quot;; &quot; &quot;)); &quot;](https://achalmaedison.netlify.app/blog/posts/&quot;; MID([.A18]; FIND(&quot;20&quot;; [.A18]); 10); &quot;-&quot;; LOWER(SUBSTITUTE(MID([.A18]; FIND(&quot;20&quot;; [.A18])+11; LEN([.A18])-FIND(&quot;20&quot;; [.A18])-10); &quot; &quot;; &quot;-&quot;)); &quot;) Lee sin conexión 📚 [PDF](https://achalmaedison.netlify.app/blog/posts/&quot;; MID([.A18]; FIND(&quot;20&quot;; [.A18]); 10); &quot;-&quot;; LOWER(SUBSTITUTE(MID([.A18]; FIND(&quot;20&quot;; [.A18])+11; LEN([.A18])-FIND(&quot;20&quot;; [.A18])-10); &quot; &quot;; &quot;-&quot;)); &quot;/index.pdf)&quot;)" office:value-type="string" office:string-value="17. [Comandos Blogdown](https://achalmaedison.netlify.app/blog/posts/2021-07-14-comandos-blogdown) Lee sin conexión 📚 [PDF](https://achalmaedison.netlify.app/blog/posts/2021-07-14-comandos-blogdown/index.pdf)" calcext:value-type="string">
            <text:p>17. [Comandos Blogdown](https://achalmaedison.netlify.app/blog/posts/2021-07-14-comandos-blogdown) Lee sin conexión 📚 [PDF](https://achalmaedison.netlify.app/blog/posts/2021-07-14-comandos-blogdown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website-achalma/blog/posts/2021-10-01-gestion-publica-administracion-publica-definiciones-conceptos-aplicacion</text:p>
          </table:table-cell>
          <table:table-cell table:style-name="ce5" table:formula="of:=CONCATENATE( ROW()-1; &quot;. [&quot;; PROPER(SUBSTITUTE(MID([.A19]; FIND(&quot;20&quot;; [.A19])+11; LEN([.A19])-FIND(&quot;20&quot;; [.A19])-10); &quot;-&quot;; &quot; &quot;)); &quot;](https://achalmaedison.netlify.app/blog/posts/&quot;; MID([.A19]; FIND(&quot;20&quot;; [.A19]); 10); &quot;-&quot;; LOWER(SUBSTITUTE(MID([.A19]; FIND(&quot;20&quot;; [.A19])+11; LEN([.A19])-FIND(&quot;20&quot;; [.A19])-10); &quot; &quot;; &quot;-&quot;)); &quot;) Lee sin conexión 📚 [PDF](https://achalmaedison.netlify.app/blog/posts/&quot;; MID([.A19]; FIND(&quot;20&quot;; [.A19]); 10); &quot;-&quot;; LOWER(SUBSTITUTE(MID([.A19]; FIND(&quot;20&quot;; [.A19])+11; LEN([.A19])-FIND(&quot;20&quot;; [.A19])-10); &quot; &quot;; &quot;-&quot;)); &quot;/index.pdf)&quot;)" office:value-type="string" office:string-value="18. [Gestion Publica Administracion Publica Definiciones Conceptos Aplicacion](https://achalmaedison.netlify.app/blog/posts/2021-10-01-gestion-publica-administracion-publica-definiciones-conceptos-aplicacion) Lee sin conexión 📚 [PDF](https://achalmaedison.netlify.app/blog/posts/2021-10-01-gestion-publica-administracion-publica-definiciones-conceptos-aplicacion/index.pdf)" calcext:value-type="string">
            <text:p>18. [Gestion Publica Administracion Publica Definiciones Conceptos Aplicacion](https://achalmaedison.netlify.app/blog/posts/2021-10-01-gestion-publica-administracion-publica-definiciones-conceptos-aplicacion) Lee sin conexión 📚 [PDF](https://achalmaedison.netlify.app/blog/posts/2021-10-01-gestion-publica-administracion-publica-definiciones-conceptos-aplicacion/index.pdf)</text:p>
          </table:table-cell>
          <table:table-cell table:number-columns-repeated="16381"/>
        </table:table-row>
        <table:table-row table:style-name="ro1">
          <table:table-cell/>
          <table:table-cell table:style-name="ce5"/>
          <table:table-cell table:number-columns-repeated="16381"/>
        </table:table-row>
        <table:table-row table:style-name="ro1">
          <table:table-cell table:style-name="ce11" office:value-type="string" calcext:value-type="string">
            <text:p>01-fundamentos-econometria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18-01-modelo-clasico-de-regresion-lineal</text:p>
          </table:table-cell>
          <table:table-cell table:style-name="ce5" table:formula="of:=CONCATENATE( ROW()-1; &quot;. [&quot;; PROPER(SUBSTITUTE(MID([.A22]; FIND(&quot;20&quot;; [.A22])+11; LEN([.A22])-FIND(&quot;20&quot;; [.A22])-10); &quot;-&quot;; &quot; &quot;)); &quot;](https://achalmaedison.netlify.app/blog/posts/&quot;; MID([.A22]; FIND(&quot;20&quot;; [.A22]); 10); &quot;-&quot;; LOWER(SUBSTITUTE(MID([.A22]; FIND(&quot;20&quot;; [.A22])+11; LEN([.A22])-FIND(&quot;20&quot;; [.A22])-10); &quot; &quot;; &quot;-&quot;)); &quot;) Lee sin conexión 📚 [PDF](https://achalmaedison.netlify.app/blog/posts/&quot;; MID([.A22]; FIND(&quot;20&quot;; [.A22]); 10); &quot;-&quot;; LOWER(SUBSTITUTE(MID([.A22]; FIND(&quot;20&quot;; [.A22])+11; LEN([.A22])-FIND(&quot;20&quot;; [.A22])-10); &quot; &quot;; &quot;-&quot;)); &quot;/index.pdf)&quot;)" office:value-type="string" office:string-value="21. [01 Modelo Clasico De Regresion Lineal](https://achalmaedison.netlify.app/blog/posts/2022-07-18-01-modelo-clasico-de-regresion-lineal) Lee sin conexión 📚 [PDF](https://achalmaedison.netlify.app/blog/posts/2022-07-18-01-modelo-clasico-de-regresion-lineal/index.pdf)" calcext:value-type="string">
            <text:p>21. [01 Modelo Clasico De Regresion Lineal](https://achalmaedison.netlify.app/blog/posts/2022-07-18-01-modelo-clasico-de-regresion-lineal) Lee sin conexión 📚 [PDF](https://achalmaedison.netlify.app/blog/posts/2022-07-18-01-modelo-clasico-de-regresion-lineal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19-02-el-estimador-de-minimos-cuadrados-ordinarios-mco</text:p>
          </table:table-cell>
          <table:table-cell table:style-name="ce5" table:formula="of:=CONCATENATE( ROW()-1; &quot;. [&quot;; PROPER(SUBSTITUTE(MID([.A23]; FIND(&quot;20&quot;; [.A23])+11; LEN([.A23])-FIND(&quot;20&quot;; [.A23])-10); &quot;-&quot;; &quot; &quot;)); &quot;](https://achalmaedison.netlify.app/blog/posts/&quot;; MID([.A23]; FIND(&quot;20&quot;; [.A23]); 10); &quot;-&quot;; LOWER(SUBSTITUTE(MID([.A23]; FIND(&quot;20&quot;; [.A23])+11; LEN([.A23])-FIND(&quot;20&quot;; [.A23])-10); &quot; &quot;; &quot;-&quot;)); &quot;) Lee sin conexión 📚 [PDF](https://achalmaedison.netlify.app/blog/posts/&quot;; MID([.A23]; FIND(&quot;20&quot;; [.A23]); 10); &quot;-&quot;; LOWER(SUBSTITUTE(MID([.A23]; FIND(&quot;20&quot;; [.A23])+11; LEN([.A23])-FIND(&quot;20&quot;; [.A23])-10); &quot; &quot;; &quot;-&quot;)); &quot;/index.pdf)&quot;)" office:value-type="string" office:string-value="22. [02 El Estimador De Minimos Cuadrados Ordinarios Mco](https://achalmaedison.netlify.app/blog/posts/2022-07-19-02-el-estimador-de-minimos-cuadrados-ordinarios-mco) Lee sin conexión 📚 [PDF](https://achalmaedison.netlify.app/blog/posts/2022-07-19-02-el-estimador-de-minimos-cuadrados-ordinarios-mco/index.pdf)" calcext:value-type="string">
            <text:p>22. [02 El Estimador De Minimos Cuadrados Ordinarios Mco](https://achalmaedison.netlify.app/blog/posts/2022-07-19-02-el-estimador-de-minimos-cuadrados-ordinarios-mco) Lee sin conexión 📚 [PDF](https://achalmaedison.netlify.app/blog/posts/2022-07-19-02-el-estimador-de-minimos-cuadrados-ordinarios-mco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0-03-algebra-y-geometria-de-mco</text:p>
          </table:table-cell>
          <table:table-cell table:style-name="ce5" table:formula="of:=CONCATENATE( ROW()-1; &quot;. [&quot;; PROPER(SUBSTITUTE(MID([.A24]; FIND(&quot;20&quot;; [.A24])+11; LEN([.A24])-FIND(&quot;20&quot;; [.A24])-10); &quot;-&quot;; &quot; &quot;)); &quot;](https://achalmaedison.netlify.app/blog/posts/&quot;; MID([.A24]; FIND(&quot;20&quot;; [.A24]); 10); &quot;-&quot;; LOWER(SUBSTITUTE(MID([.A24]; FIND(&quot;20&quot;; [.A24])+11; LEN([.A24])-FIND(&quot;20&quot;; [.A24])-10); &quot; &quot;; &quot;-&quot;)); &quot;) Lee sin conexión 📚 [PDF](https://achalmaedison.netlify.app/blog/posts/&quot;; MID([.A24]; FIND(&quot;20&quot;; [.A24]); 10); &quot;-&quot;; LOWER(SUBSTITUTE(MID([.A24]; FIND(&quot;20&quot;; [.A24])+11; LEN([.A24])-FIND(&quot;20&quot;; [.A24])-10); &quot; &quot;; &quot;-&quot;)); &quot;/index.pdf)&quot;)" office:value-type="string" office:string-value="23. [03 Algebra Y Geometria De Mco](https://achalmaedison.netlify.app/blog/posts/2022-07-20-03-algebra-y-geometria-de-mco) Lee sin conexión 📚 [PDF](https://achalmaedison.netlify.app/blog/posts/2022-07-20-03-algebra-y-geometria-de-mco/index.pdf)" calcext:value-type="string">
            <text:p>23. [03 Algebra Y Geometria De Mco](https://achalmaedison.netlify.app/blog/posts/2022-07-20-03-algebra-y-geometria-de-mco) Lee sin conexión 📚 [PDF](https://achalmaedison.netlify.app/blog/posts/2022-07-20-03-algebra-y-geometria-de-mco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1-04-propiedades-en-muestras-finitas-del-estimador-mco</text:p>
          </table:table-cell>
          <table:table-cell table:style-name="ce5" table:formula="of:=CONCATENATE( ROW()-1; &quot;. [&quot;; PROPER(SUBSTITUTE(MID([.A25]; FIND(&quot;20&quot;; [.A25])+11; LEN([.A25])-FIND(&quot;20&quot;; [.A25])-10); &quot;-&quot;; &quot; &quot;)); &quot;](https://achalmaedison.netlify.app/blog/posts/&quot;; MID([.A25]; FIND(&quot;20&quot;; [.A25]); 10); &quot;-&quot;; LOWER(SUBSTITUTE(MID([.A25]; FIND(&quot;20&quot;; [.A25])+11; LEN([.A25])-FIND(&quot;20&quot;; [.A25])-10); &quot; &quot;; &quot;-&quot;)); &quot;) Lee sin conexión 📚 [PDF](https://achalmaedison.netlify.app/blog/posts/&quot;; MID([.A25]; FIND(&quot;20&quot;; [.A25]); 10); &quot;-&quot;; LOWER(SUBSTITUTE(MID([.A25]; FIND(&quot;20&quot;; [.A25])+11; LEN([.A25])-FIND(&quot;20&quot;; [.A25])-10); &quot; &quot;; &quot;-&quot;)); &quot;/index.pdf)&quot;)" office:value-type="string" office:string-value="24. [04 Propiedades En Muestras Finitas Del Estimador Mco](https://achalmaedison.netlify.app/blog/posts/2022-07-21-04-propiedades-en-muestras-finitas-del-estimador-mco) Lee sin conexión 📚 [PDF](https://achalmaedison.netlify.app/blog/posts/2022-07-21-04-propiedades-en-muestras-finitas-del-estimador-mco/index.pdf)" calcext:value-type="string">
            <text:p>24. [04 Propiedades En Muestras Finitas Del Estimador Mco](https://achalmaedison.netlify.app/blog/posts/2022-07-21-04-propiedades-en-muestras-finitas-del-estimador-mco) Lee sin conexión 📚 [PDF](https://achalmaedison.netlify.app/blog/posts/2022-07-21-04-propiedades-en-muestras-finitas-del-estimador-mco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2-05-propiedades-en-muestras-infinitas-del-estimador-mco</text:p>
          </table:table-cell>
          <table:table-cell table:style-name="ce5" table:formula="of:=CONCATENATE( ROW()-1; &quot;. [&quot;; PROPER(SUBSTITUTE(MID([.A26]; FIND(&quot;20&quot;; [.A26])+11; LEN([.A26])-FIND(&quot;20&quot;; [.A26])-10); &quot;-&quot;; &quot; &quot;)); &quot;](https://achalmaedison.netlify.app/blog/posts/&quot;; MID([.A26]; FIND(&quot;20&quot;; [.A26]); 10); &quot;-&quot;; LOWER(SUBSTITUTE(MID([.A26]; FIND(&quot;20&quot;; [.A26])+11; LEN([.A26])-FIND(&quot;20&quot;; [.A26])-10); &quot; &quot;; &quot;-&quot;)); &quot;) Lee sin conexión 📚 [PDF](https://achalmaedison.netlify.app/blog/posts/&quot;; MID([.A26]; FIND(&quot;20&quot;; [.A26]); 10); &quot;-&quot;; LOWER(SUBSTITUTE(MID([.A26]; FIND(&quot;20&quot;; [.A26])+11; LEN([.A26])-FIND(&quot;20&quot;; [.A26])-10); &quot; &quot;; &quot;-&quot;)); &quot;/index.pdf)&quot;)" office:value-type="string" office:string-value="25. [05 Propiedades En Muestras Infinitas Del Estimador Mco](https://achalmaedison.netlify.app/blog/posts/2022-07-22-05-propiedades-en-muestras-infinitas-del-estimador-mco) Lee sin conexión 📚 [PDF](https://achalmaedison.netlify.app/blog/posts/2022-07-22-05-propiedades-en-muestras-infinitas-del-estimador-mco/index.pdf)" calcext:value-type="string">
            <text:p>25. [05 Propiedades En Muestras Infinitas Del Estimador Mco](https://achalmaedison.netlify.app/blog/posts/2022-07-22-05-propiedades-en-muestras-infinitas-del-estimador-mco) Lee sin conexión 📚 [PDF](https://achalmaedison.netlify.app/blog/posts/2022-07-22-05-propiedades-en-muestras-infinitas-del-estimador-mco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3-06-el-trade-off-sesgo-varianza</text:p>
          </table:table-cell>
          <table:table-cell table:style-name="ce5" table:formula="of:=CONCATENATE( ROW()-1; &quot;. [&quot;; PROPER(SUBSTITUTE(MID([.A27]; FIND(&quot;20&quot;; [.A27])+11; LEN([.A27])-FIND(&quot;20&quot;; [.A27])-10); &quot;-&quot;; &quot; &quot;)); &quot;](https://achalmaedison.netlify.app/blog/posts/&quot;; MID([.A27]; FIND(&quot;20&quot;; [.A27]); 10); &quot;-&quot;; LOWER(SUBSTITUTE(MID([.A27]; FIND(&quot;20&quot;; [.A27])+11; LEN([.A27])-FIND(&quot;20&quot;; [.A27])-10); &quot; &quot;; &quot;-&quot;)); &quot;) Lee sin conexión 📚 [PDF](https://achalmaedison.netlify.app/blog/posts/&quot;; MID([.A27]; FIND(&quot;20&quot;; [.A27]); 10); &quot;-&quot;; LOWER(SUBSTITUTE(MID([.A27]; FIND(&quot;20&quot;; [.A27])+11; LEN([.A27])-FIND(&quot;20&quot;; [.A27])-10); &quot; &quot;; &quot;-&quot;)); &quot;/index.pdf)&quot;)" office:value-type="string" office:string-value="26. [06 El Trade Off Sesgo Varianza](https://achalmaedison.netlify.app/blog/posts/2022-07-23-06-el-trade-off-sesgo-varianza) Lee sin conexión 📚 [PDF](https://achalmaedison.netlify.app/blog/posts/2022-07-23-06-el-trade-off-sesgo-varianza/index.pdf)" calcext:value-type="string">
            <text:p>26. [06 El Trade Off Sesgo Varianza](https://achalmaedison.netlify.app/blog/posts/2022-07-23-06-el-trade-off-sesgo-varianza) Lee sin conexión 📚 [PDF](https://achalmaedison.netlify.app/blog/posts/2022-07-23-06-el-trade-off-sesgo-varianza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4-07-bondad-de-ajuste</text:p>
          </table:table-cell>
          <table:table-cell table:style-name="ce5" table:formula="of:=CONCATENATE( ROW()-1; &quot;. [&quot;; PROPER(SUBSTITUTE(MID([.A28]; FIND(&quot;20&quot;; [.A28])+11; LEN([.A28])-FIND(&quot;20&quot;; [.A28])-10); &quot;-&quot;; &quot; &quot;)); &quot;](https://achalmaedison.netlify.app/blog/posts/&quot;; MID([.A28]; FIND(&quot;20&quot;; [.A28]); 10); &quot;-&quot;; LOWER(SUBSTITUTE(MID([.A28]; FIND(&quot;20&quot;; [.A28])+11; LEN([.A28])-FIND(&quot;20&quot;; [.A28])-10); &quot; &quot;; &quot;-&quot;)); &quot;) Lee sin conexión 📚 [PDF](https://achalmaedison.netlify.app/blog/posts/&quot;; MID([.A28]; FIND(&quot;20&quot;; [.A28]); 10); &quot;-&quot;; LOWER(SUBSTITUTE(MID([.A28]; FIND(&quot;20&quot;; [.A28])+11; LEN([.A28])-FIND(&quot;20&quot;; [.A28])-10); &quot; &quot;; &quot;-&quot;)); &quot;/index.pdf)&quot;)" office:value-type="string" office:string-value="27. [07 Bondad De Ajuste](https://achalmaedison.netlify.app/blog/posts/2022-07-24-07-bondad-de-ajuste) Lee sin conexión 📚 [PDF](https://achalmaedison.netlify.app/blog/posts/2022-07-24-07-bondad-de-ajuste/index.pdf)" calcext:value-type="string">
            <text:p>27. [07 Bondad De Ajuste](https://achalmaedison.netlify.app/blog/posts/2022-07-24-07-bondad-de-ajuste) Lee sin conexión 📚 [PDF](https://achalmaedison.netlify.app/blog/posts/2022-07-24-07-bondad-de-ajuste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5-08-multicolinealidad</text:p>
          </table:table-cell>
          <table:table-cell table:style-name="ce5" table:formula="of:=CONCATENATE( ROW()-1; &quot;. [&quot;; PROPER(SUBSTITUTE(MID([.A29]; FIND(&quot;20&quot;; [.A29])+11; LEN([.A29])-FIND(&quot;20&quot;; [.A29])-10); &quot;-&quot;; &quot; &quot;)); &quot;](https://achalmaedison.netlify.app/blog/posts/&quot;; MID([.A29]; FIND(&quot;20&quot;; [.A29]); 10); &quot;-&quot;; LOWER(SUBSTITUTE(MID([.A29]; FIND(&quot;20&quot;; [.A29])+11; LEN([.A29])-FIND(&quot;20&quot;; [.A29])-10); &quot; &quot;; &quot;-&quot;)); &quot;) Lee sin conexión 📚 [PDF](https://achalmaedison.netlify.app/blog/posts/&quot;; MID([.A29]; FIND(&quot;20&quot;; [.A29]); 10); &quot;-&quot;; LOWER(SUBSTITUTE(MID([.A29]; FIND(&quot;20&quot;; [.A29])+11; LEN([.A29])-FIND(&quot;20&quot;; [.A29])-10); &quot; &quot;; &quot;-&quot;)); &quot;/index.pdf)&quot;)" office:value-type="string" office:string-value="28. [08 Multicolinealidad](https://achalmaedison.netlify.app/blog/posts/2022-07-25-08-multicolinealidad) Lee sin conexión 📚 [PDF](https://achalmaedison.netlify.app/blog/posts/2022-07-25-08-multicolinealidad/index.pdf)" calcext:value-type="string">
            <text:p>28. [08 Multicolinealidad](https://achalmaedison.netlify.app/blog/posts/2022-07-25-08-multicolinealidad) Lee sin conexión 📚 [PDF](https://achalmaedison.netlify.app/blog/posts/2022-07-25-08-multicolinealidad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6-09-inferencia</text:p>
          </table:table-cell>
          <table:table-cell table:style-name="ce5" table:formula="of:=CONCATENATE( ROW()-1; &quot;. [&quot;; PROPER(SUBSTITUTE(MID([.A30]; FIND(&quot;20&quot;; [.A30])+11; LEN([.A30])-FIND(&quot;20&quot;; [.A30])-10); &quot;-&quot;; &quot; &quot;)); &quot;](https://achalmaedison.netlify.app/blog/posts/&quot;; MID([.A30]; FIND(&quot;20&quot;; [.A30]); 10); &quot;-&quot;; LOWER(SUBSTITUTE(MID([.A30]; FIND(&quot;20&quot;; [.A30])+11; LEN([.A30])-FIND(&quot;20&quot;; [.A30])-10); &quot; &quot;; &quot;-&quot;)); &quot;) Lee sin conexión 📚 [PDF](https://achalmaedison.netlify.app/blog/posts/&quot;; MID([.A30]; FIND(&quot;20&quot;; [.A30]); 10); &quot;-&quot;; LOWER(SUBSTITUTE(MID([.A30]; FIND(&quot;20&quot;; [.A30])+11; LEN([.A30])-FIND(&quot;20&quot;; [.A30])-10); &quot; &quot;; &quot;-&quot;)); &quot;/index.pdf)&quot;)" office:value-type="string" office:string-value="29. [09 Inferencia](https://achalmaedison.netlify.app/blog/posts/2022-07-26-09-inferencia) Lee sin conexión 📚 [PDF](https://achalmaedison.netlify.app/blog/posts/2022-07-26-09-inferencia/index.pdf)" calcext:value-type="string">
            <text:p>29. [09 Inferencia](https://achalmaedison.netlify.app/blog/posts/2022-07-26-09-inferencia) Lee sin conexión 📚 [PDF](https://achalmaedison.netlify.app/blog/posts/2022-07-26-09-inferencia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7-10-el-modelo-general-de-regresion-lineal-permitiendo-heterocedasticidad-en-los-errores</text:p>
          </table:table-cell>
          <table:table-cell table:style-name="ce5" table:formula="of:=CONCATENATE( ROW()-1; &quot;. [&quot;; PROPER(SUBSTITUTE(MID([.A31]; FIND(&quot;20&quot;; [.A31])+11; LEN([.A31])-FIND(&quot;20&quot;; [.A31])-10); &quot;-&quot;; &quot; &quot;)); &quot;](https://achalmaedison.netlify.app/blog/posts/&quot;; MID([.A31]; FIND(&quot;20&quot;; [.A31]); 10); &quot;-&quot;; LOWER(SUBSTITUTE(MID([.A31]; FIND(&quot;20&quot;; [.A31])+11; LEN([.A31])-FIND(&quot;20&quot;; [.A31])-10); &quot; &quot;; &quot;-&quot;)); &quot;) Lee sin conexión 📚 [PDF](https://achalmaedison.netlify.app/blog/posts/&quot;; MID([.A31]; FIND(&quot;20&quot;; [.A31]); 10); &quot;-&quot;; LOWER(SUBSTITUTE(MID([.A31]; FIND(&quot;20&quot;; [.A31])+11; LEN([.A31])-FIND(&quot;20&quot;; [.A31])-10); &quot; &quot;; &quot;-&quot;)); &quot;/index.pdf)&quot;)" office:value-type="string" office:string-value="30. [10 El Modelo General De Regresion Lineal Permitiendo Heterocedasticidad En Los Errores](https://achalmaedison.netlify.app/blog/posts/2022-07-27-10-el-modelo-general-de-regresion-lineal-permitiendo-heterocedasticidad-en-los-errores) Lee sin conexión 📚 [PDF](https://achalmaedison.netlify.app/blog/posts/2022-07-27-10-el-modelo-general-de-regresion-lineal-permitiendo-heterocedasticidad-en-los-errores/index.pdf)" calcext:value-type="string">
            <text:p>30. [10 El Modelo General De Regresion Lineal Permitiendo Heterocedasticidad En Los Errores](https://achalmaedison.netlify.app/blog/posts/2022-07-27-10-el-modelo-general-de-regresion-lineal-permitiendo-heterocedasticidad-en-los-errores) Lee sin conexión 📚 [PDF](https://achalmaedison.netlify.app/blog/posts/2022-07-27-10-el-modelo-general-de-regresion-lineal-permitiendo-heterocedasticidad-en-los-errores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8-11-problemas-de-endogeneidad</text:p>
          </table:table-cell>
          <table:table-cell table:style-name="ce5" table:formula="of:=CONCATENATE( ROW()-1; &quot;. [&quot;; PROPER(SUBSTITUTE(MID([.A32]; FIND(&quot;20&quot;; [.A32])+11; LEN([.A32])-FIND(&quot;20&quot;; [.A32])-10); &quot;-&quot;; &quot; &quot;)); &quot;](https://achalmaedison.netlify.app/blog/posts/&quot;; MID([.A32]; FIND(&quot;20&quot;; [.A32]); 10); &quot;-&quot;; LOWER(SUBSTITUTE(MID([.A32]; FIND(&quot;20&quot;; [.A32])+11; LEN([.A32])-FIND(&quot;20&quot;; [.A32])-10); &quot; &quot;; &quot;-&quot;)); &quot;) Lee sin conexión 📚 [PDF](https://achalmaedison.netlify.app/blog/posts/&quot;; MID([.A32]; FIND(&quot;20&quot;; [.A32]); 10); &quot;-&quot;; LOWER(SUBSTITUTE(MID([.A32]; FIND(&quot;20&quot;; [.A32])+11; LEN([.A32])-FIND(&quot;20&quot;; [.A32])-10); &quot; &quot;; &quot;-&quot;)); &quot;/index.pdf)&quot;)" office:value-type="string" office:string-value="31. [11 Problemas De Endogeneidad](https://achalmaedison.netlify.app/blog/posts/2022-07-28-11-problemas-de-endogeneidad) Lee sin conexión 📚 [PDF](https://achalmaedison.netlify.app/blog/posts/2022-07-28-11-problemas-de-endogeneidad/index.pdf)" calcext:value-type="string">
            <text:p>31. [11 Problemas De Endogeneidad](https://achalmaedison.netlify.app/blog/posts/2022-07-28-11-problemas-de-endogeneidad) Lee sin conexión 📚 [PDF](https://achalmaedison.netlify.app/blog/posts/2022-07-28-11-problemas-de-endogeneidad/index.pdf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/home/achalmaedison/Downloads/github/econometria/01-fundamentos-econometria/2022-07-29-12-perturbaciones-no-esfericas</text:p>
          </table:table-cell>
          <table:table-cell table:style-name="ce5" table:formula="of:=CONCATENATE( ROW()-1; &quot;. [&quot;; PROPER(SUBSTITUTE(MID([.A33]; FIND(&quot;20&quot;; [.A33])+11; LEN([.A33])-FIND(&quot;20&quot;; [.A33])-10); &quot;-&quot;; &quot; &quot;)); &quot;](https://achalmaedison.netlify.app/blog/posts/&quot;; MID([.A33]; FIND(&quot;20&quot;; [.A33]); 10); &quot;-&quot;; LOWER(SUBSTITUTE(MID([.A33]; FIND(&quot;20&quot;; [.A33])+11; LEN([.A33])-FIND(&quot;20&quot;; [.A33])-10); &quot; &quot;; &quot;-&quot;)); &quot;) Lee sin conexión 📚 [PDF](https://achalmaedison.netlify.app/blog/posts/&quot;; MID([.A33]; FIND(&quot;20&quot;; [.A33]); 10); &quot;-&quot;; LOWER(SUBSTITUTE(MID([.A33]; FIND(&quot;20&quot;; [.A33])+11; LEN([.A33])-FIND(&quot;20&quot;; [.A33])-10); &quot; &quot;; &quot;-&quot;)); &quot;/index.pdf)&quot;)" office:value-type="string" office:string-value="32. [12 Perturbaciones No Esfericas](https://achalmaedison.netlify.app/blog/posts/2022-07-29-12-perturbaciones-no-esfericas) Lee sin conexión 📚 [PDF](https://achalmaedison.netlify.app/blog/posts/2022-07-29-12-perturbaciones-no-esfericas/index.pdf)" calcext:value-type="string">
            <text:p>32. [12 Perturbaciones No Esfericas](https://achalmaedison.netlify.app/blog/posts/2022-07-29-12-perturbaciones-no-esfericas) Lee sin conexión 📚 [PDF](https://achalmaedison.netlify.app/blog/posts/2022-07-29-12-perturbaciones-no-esfericas/index.pdf)</text:p>
          </table:table-cell>
          <table:table-cell table:number-columns-repeated="16381"/>
        </table:table-row>
        <table:table-row table:style-name="ro1">
          <table:table-cell/>
          <table:table-cell table:style-name="ce5" table:formula="of:=CONCATENATE( ROW()-1; &quot;. [&quot;; PROPER(SUBSTITUTE(MID([.A34]; FIND(&quot;20&quot;; [.A34])+11; LEN([.A34])-FIND(&quot;20&quot;; [.A34])-10); &quot;-&quot;; &quot; &quot;)); &quot;](https://achalmaedison.netlify.app/blog/posts/&quot;; MID([.A34]; FIND(&quot;20&quot;; [.A34]); 10); &quot;-&quot;; LOWER(SUBSTITUTE(MID([.A34]; FIND(&quot;20&quot;; [.A34])+11; LEN([.A34])-FIND(&quot;20&quot;; [.A34])-10); &quot; &quot;; &quot;-&quot;)); &quot;) Lee sin conexión 📚 [PDF](https://achalmaedison.netlify.app/blog/posts/&quot;; MID([.A34]; FIND(&quot;20&quot;; [.A34]); 10); &quot;-&quot;; LOWER(SUBSTITUTE(MID([.A34]; FIND(&quot;20&quot;; [.A34])+11; LEN([.A34])-FIND(&quot;20&quot;; [.A34])-10); &quot; &quot;; &quot;-&quot;)); &quot;/index.pdf)&quot;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02-macroeconometria</text:p>
          </table:table-cell>
          <table:table-cell table:style-name="ce5" table:formula="of:=CONCATENATE( ROW()-1; &quot;. [&quot;; PROPER(SUBSTITUTE(MID([.A35]; FIND(&quot;20&quot;; [.A35])+11; LEN([.A35])-FIND(&quot;20&quot;; [.A35])-10); &quot;-&quot;; &quot; &quot;)); &quot;](https://achalmaedison.netlify.app/blog/posts/&quot;; MID([.A35]; FIND(&quot;20&quot;; [.A35]); 10); &quot;-&quot;; LOWER(SUBSTITUTE(MID([.A35]; FIND(&quot;20&quot;; [.A35])+11; LEN([.A35])-FIND(&quot;20&quot;; [.A35])-10); &quot; &quot;; &quot;-&quot;)); &quot;) Lee sin conexión 📚 [PDF](https://achalmaedison.netlify.app/blog/posts/&quot;; MID([.A35]; FIND(&quot;20&quot;; [.A35]); 10); &quot;-&quot;; LOWER(SUBSTITUTE(MID([.A35]; FIND(&quot;20&quot;; [.A35])+11; LEN([.A35])-FIND(&quot;20&quot;; [.A35])-10); &quot; &quot;; &quot;-&quot;)); &quot;/index.pdf)&quot;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❯  cd /home/achalmaedison/Downloads/github/econometria/02-macroeconometria/2022-07-13-01-02-01-analisis-univariado </text:p>
          </table:table-cell>
          <table:table-cell table:style-name="ce5" table:formula="of:=CONCATENATE( ROW()-1; &quot;. [&quot;; PROPER(SUBSTITUTE(MID([.A36]; FIND(&quot;20&quot;; [.A36])+11; LEN([.A36])-FIND(&quot;20&quot;; [.A36])-10); &quot;-&quot;; &quot; &quot;)); &quot;](https://achalmaedison.netlify.app/blog/posts/&quot;; MID([.A36]; FIND(&quot;20&quot;; [.A36]); 10); &quot;-&quot;; LOWER(SUBSTITUTE(MID([.A36]; FIND(&quot;20&quot;; [.A36])+11; LEN([.A36])-FIND(&quot;20&quot;; [.A36])-10); &quot; &quot;; &quot;-&quot;)); &quot;) Lee sin conexión 📚 [PDF](https://achalmaedison.netlify.app/blog/posts/&quot;; MID([.A36]; FIND(&quot;20&quot;; [.A36]); 10); &quot;-&quot;; LOWER(SUBSTITUTE(MID([.A36]; FIND(&quot;20&quot;; [.A36])+11; LEN([.A36])-FIND(&quot;20&quot;; [.A36])-10); &quot; &quot;; &quot;-&quot;)); &quot;/index.pdf)&quot;)" office:value-type="string" office:string-value="35. [01 02 01 Analisis Univariado ](https://achalmaedison.netlify.app/blog/posts/2022-07-13-01-02-01-analisis-univariado-) Lee sin conexión 📚 [PDF](https://achalmaedison.netlify.app/blog/posts/2022-07-13-01-02-01-analisis-univariado-/index.pdf)" calcext:value-type="string">
            <text:p>35. [01 02 01 Analisis Univariado ](https://achalmaedison.netlify.app/blog/posts/2022-07-13-01-02-01-analisis-univariado-) Lee sin conexión 📚 [PDF](https://achalmaedison.netlify.app/blog/posts/2022-07-13-01-02-01-analisis-univariado-/index.pdf)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❯  cd /home/achalmaedison/Downloads/github/econometria/02-macroeconometria/2022-07-14-01-02-03-analisis-multivariado </text:p>
          </table:table-cell>
          <table:table-cell table:style-name="ce5" table:formula="of:=CONCATENATE( ROW()-1; &quot;. [&quot;; PROPER(SUBSTITUTE(MID([.A37]; FIND(&quot;20&quot;; [.A37])+11; LEN([.A37])-FIND(&quot;20&quot;; [.A37])-10); &quot;-&quot;; &quot; &quot;)); &quot;](https://achalmaedison.netlify.app/blog/posts/&quot;; MID([.A37]; FIND(&quot;20&quot;; [.A37]); 10); &quot;-&quot;; LOWER(SUBSTITUTE(MID([.A37]; FIND(&quot;20&quot;; [.A37])+11; LEN([.A37])-FIND(&quot;20&quot;; [.A37])-10); &quot; &quot;; &quot;-&quot;)); &quot;) Lee sin conexión 📚 [PDF](https://achalmaedison.netlify.app/blog/posts/&quot;; MID([.A37]; FIND(&quot;20&quot;; [.A37]); 10); &quot;-&quot;; LOWER(SUBSTITUTE(MID([.A37]; FIND(&quot;20&quot;; [.A37])+11; LEN([.A37])-FIND(&quot;20&quot;; [.A37])-10); &quot; &quot;; &quot;-&quot;)); &quot;/index.pdf)&quot;)" office:value-type="string" office:string-value="36. [01 02 03 Analisis Multivariado ](https://achalmaedison.netlify.app/blog/posts/2022-07-14-01-02-03-analisis-multivariado-) Lee sin conexión 📚 [PDF](https://achalmaedison.netlify.app/blog/posts/2022-07-14-01-02-03-analisis-multivariado-/index.pdf)" calcext:value-type="string">
            <text:p>36. [01 02 03 Analisis Multivariado ](https://achalmaedison.netlify.app/blog/posts/2022-07-14-01-02-03-analisis-multivariado-) Lee sin conexión 📚 [PDF](https://achalmaedison.netlify.app/blog/posts/2022-07-14-01-02-03-analisis-multivariado-/index.pdf)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❯  cd /home/achalmaedison/Downloads/github/econometria/02-macroeconometria/2022-07-15-01-02-05-modelos-de-factores-latentes </text:p>
          </table:table-cell>
          <table:table-cell table:style-name="ce5" table:formula="of:=CONCATENATE( ROW()-1; &quot;. [&quot;; PROPER(SUBSTITUTE(MID([.A38]; FIND(&quot;20&quot;; [.A38])+11; LEN([.A38])-FIND(&quot;20&quot;; [.A38])-10); &quot;-&quot;; &quot; &quot;)); &quot;](https://achalmaedison.netlify.app/blog/posts/&quot;; MID([.A38]; FIND(&quot;20&quot;; [.A38]); 10); &quot;-&quot;; LOWER(SUBSTITUTE(MID([.A38]; FIND(&quot;20&quot;; [.A38])+11; LEN([.A38])-FIND(&quot;20&quot;; [.A38])-10); &quot; &quot;; &quot;-&quot;)); &quot;) Lee sin conexión 📚 [PDF](https://achalmaedison.netlify.app/blog/posts/&quot;; MID([.A38]; FIND(&quot;20&quot;; [.A38]); 10); &quot;-&quot;; LOWER(SUBSTITUTE(MID([.A38]; FIND(&quot;20&quot;; [.A38])+11; LEN([.A38])-FIND(&quot;20&quot;; [.A38])-10); &quot; &quot;; &quot;-&quot;)); &quot;/index.pdf)&quot;)" office:value-type="string" office:string-value="37. [01 02 05 Modelos De Factores Latentes ](https://achalmaedison.netlify.app/blog/posts/2022-07-15-01-02-05-modelos-de-factores-latentes-) Lee sin conexión 📚 [PDF](https://achalmaedison.netlify.app/blog/posts/2022-07-15-01-02-05-modelos-de-factores-latentes-/index.pdf)" calcext:value-type="string">
            <text:p>37. [01 02 05 Modelos De Factores Latentes ](https://achalmaedison.netlify.app/blog/posts/2022-07-15-01-02-05-modelos-de-factores-latentes-) Lee sin conexión 📚 [PDF](https://achalmaedison.netlify.app/blog/posts/2022-07-15-01-02-05-modelos-de-factores-latentes-/index.pdf)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❯  cd /home/achalmaedison/Downloads/github/econometria/02-macroeconometria/2022-07-16-01-02-06-modelos-no-lineales-en-la-media</text:p>
          </table:table-cell>
          <table:table-cell table:style-name="ce5" table:formula="of:=CONCATENATE( ROW()-1; &quot;. [&quot;; PROPER(SUBSTITUTE(MID([.A39]; FIND(&quot;20&quot;; [.A39])+11; LEN([.A39])-FIND(&quot;20&quot;; [.A39])-10); &quot;-&quot;; &quot; &quot;)); &quot;](https://achalmaedison.netlify.app/blog/posts/&quot;; MID([.A39]; FIND(&quot;20&quot;; [.A39]); 10); &quot;-&quot;; LOWER(SUBSTITUTE(MID([.A39]; FIND(&quot;20&quot;; [.A39])+11; LEN([.A39])-FIND(&quot;20&quot;; [.A39])-10); &quot; &quot;; &quot;-&quot;)); &quot;) Lee sin conexión 📚 [PDF](https://achalmaedison.netlify.app/blog/posts/&quot;; MID([.A39]; FIND(&quot;20&quot;; [.A39]); 10); &quot;-&quot;; LOWER(SUBSTITUTE(MID([.A39]; FIND(&quot;20&quot;; [.A39])+11; LEN([.A39])-FIND(&quot;20&quot;; [.A39])-10); &quot; &quot;; &quot;-&quot;)); &quot;/index.pdf)&quot;)" office:value-type="string" office:string-value="38. [01 02 06 Modelos No Lineales En La Media](https://achalmaedison.netlify.app/blog/posts/2022-07-16-01-02-06-modelos-no-lineales-en-la-media) Lee sin conexión 📚 [PDF](https://achalmaedison.netlify.app/blog/posts/2022-07-16-01-02-06-modelos-no-lineales-en-la-media/index.pdf)" calcext:value-type="string">
            <text:p>38. [01 02 06 Modelos No Lineales En La Media](https://achalmaedison.netlify.app/blog/posts/2022-07-16-01-02-06-modelos-no-lineales-en-la-media) Lee sin conexión 📚 [PDF](https://achalmaedison.netlify.app/blog/posts/2022-07-16-01-02-06-modelos-no-lineales-en-la-media/index.pdf)</text:p>
          </table:table-cell>
          <table:table-cell table:number-columns-repeated="16381"/>
        </table:table-row>
        <table:table-row table:style-name="ro1">
          <table:table-cell table:style-name="ce11"/>
          <table:table-cell table:style-name="ce5" table:formula="of:=CONCATENATE( ROW()-1; &quot;. [&quot;; PROPER(SUBSTITUTE(MID([.A40]; FIND(&quot;20&quot;; [.A40])+11; LEN([.A40])-FIND(&quot;20&quot;; [.A40])-10); &quot;-&quot;; &quot; &quot;)); &quot;](https://achalmaedison.netlify.app/blog/posts/&quot;; MID([.A40]; FIND(&quot;20&quot;; [.A40]); 10); &quot;-&quot;; LOWER(SUBSTITUTE(MID([.A40]; FIND(&quot;20&quot;; [.A40])+11; LEN([.A40])-FIND(&quot;20&quot;; [.A40])-10); &quot; &quot;; &quot;-&quot;)); &quot;) Lee sin conexión 📚 [PDF](https://achalmaedison.netlify.app/blog/posts/&quot;; MID([.A40]; FIND(&quot;20&quot;; [.A40]); 10); &quot;-&quot;; LOWER(SUBSTITUTE(MID([.A40]; FIND(&quot;20&quot;; [.A40])+11; LEN([.A40])-FIND(&quot;20&quot;; [.A40])-10); &quot; &quot;; &quot;-&quot;)); &quot;/index.pdf)&quot;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>
          <table:table-cell/>
          <table:table-cell table:style-name="ce5" table:formula="of:=CONCATENATE( ROW()-1; &quot;. [&quot;; PROPER(SUBSTITUTE(MID([.A41]; FIND(&quot;20&quot;; [.A41])+11; LEN([.A41])-FIND(&quot;20&quot;; [.A41])-10); &quot;-&quot;; &quot; &quot;)); &quot;](https://achalmaedison.netlify.app/blog/posts/&quot;; MID([.A41]; FIND(&quot;20&quot;; [.A41]); 10); &quot;-&quot;; LOWER(SUBSTITUTE(MID([.A41]; FIND(&quot;20&quot;; [.A41])+11; LEN([.A41])-FIND(&quot;20&quot;; [.A41])-10); &quot; &quot;; &quot;-&quot;)); &quot;) Lee sin conexión 📚 [PDF](https://achalmaedison.netlify.app/blog/posts/&quot;; MID([.A41]; FIND(&quot;20&quot;; [.A41]); 10); &quot;-&quot;; LOWER(SUBSTITUTE(MID([.A41]; FIND(&quot;20&quot;; [.A41])+11; LEN([.A41])-FIND(&quot;20&quot;; [.A41])-10); &quot; &quot;; &quot;-&quot;)); &quot;/index.pdf)&quot;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03-microeconometria</text:p>
          </table:table-cell>
          <table:table-cell table:style-name="ce5" table:formula="of:=CONCATENATE( ROW()-1; &quot;. [&quot;; PROPER(SUBSTITUTE(MID([.A42]; FIND(&quot;20&quot;; [.A42])+11; LEN([.A42])-FIND(&quot;20&quot;; [.A42])-10); &quot;-&quot;; &quot; &quot;)); &quot;](https://achalmaedison.netlify.app/blog/posts/&quot;; MID([.A42]; FIND(&quot;20&quot;; [.A42]); 10); &quot;-&quot;; LOWER(SUBSTITUTE(MID([.A42]; FIND(&quot;20&quot;; [.A42])+11; LEN([.A42])-FIND(&quot;20&quot;; [.A42])-10); &quot; &quot;; &quot;-&quot;)); &quot;) Lee sin conexión 📚 [PDF](https://achalmaedison.netlify.app/blog/posts/&quot;; MID([.A42]; FIND(&quot;20&quot;; [.A42]); 10); &quot;-&quot;; LOWER(SUBSTITUTE(MID([.A42]; FIND(&quot;20&quot;; [.A42])+11; LEN([.A42])-FIND(&quot;20&quot;; [.A42])-10); &quot; &quot;; &quot;-&quot;)); &quot;/index.pdf)&quot;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>
          <table:table-cell/>
          <table:table-cell table:style-name="ce5" table:formula="of:=CONCATENATE( ROW()-1; &quot;. [&quot;; PROPER(SUBSTITUTE(MID([.A43]; FIND(&quot;20&quot;; [.A43])+11; LEN([.A43])-FIND(&quot;20&quot;; [.A43])-10); &quot;-&quot;; &quot; &quot;)); &quot;](https://achalmaedison.netlify.app/blog/posts/&quot;; MID([.A43]; FIND(&quot;20&quot;; [.A43]); 10); &quot;-&quot;; LOWER(SUBSTITUTE(MID([.A43]; FIND(&quot;20&quot;; [.A43])+11; LEN([.A43])-FIND(&quot;20&quot;; [.A43])-10); &quot; &quot;; &quot;-&quot;)); &quot;) Lee sin conexión 📚 [PDF](https://achalmaedison.netlify.app/blog/posts/&quot;; MID([.A43]; FIND(&quot;20&quot;; [.A43]); 10); &quot;-&quot;; LOWER(SUBSTITUTE(MID([.A43]; FIND(&quot;20&quot;; [.A43])+11; LEN([.A43])-FIND(&quot;20&quot;; [.A43])-10); &quot; &quot;; &quot;-&quot;)); &quot;/index.pdf)&quot;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 table:number-rows-repeated="104853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ARPETAS" table:style-name="ta1">
        <office:forms form:automatic-focus="false" form:apply-design-mode="false"/>
        <table:table-column table:style-name="co6" table:default-cell-style-name="ce23"/>
        <table:table-column table:style-name="co7" table:default-cell-style-name="ce27"/>
        <table:table-column table:style-name="co8" table:default-cell-style-name="ce23"/>
        <table:table-column table:style-name="co5" table:number-columns-repeated="16381" table:default-cell-style-name="ce23"/>
        <table:table-row table:style-name="ro1">
          <table:table-cell table:style-name="ce22" office:value-type="string" calcext:value-type="string">
            <text:p>ESTADISTICA</text:p>
          </table:table-cell>
          <table:table-cell table:style-name="ce25"/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estadistica/sesion infox 01 01 modelo clasico de regresion lineal'</text:p>
          </table:table-cell>
          <table:table-cell table:style-name="ce25" table:formula="of:=COM.MICROSOFT.CONCAT(&quot;2022-07-&quot;; TEXT(ROW([.A2])-ROW([.$A$2])+1;&quot;00&quot;); &quot;-01-&quot;; SUBSTITUTE(SUBSTITUTE(TRIM(RIGHT([.A2];LEN([.A2])-FIND(&quot;sesion infox &quot;;[.A2])-11));&quot; &quot;;&quot;-&quot;);&quot;--&quot;;&quot;-&quot;))" office:value-type="string" office:string-value="2022-07-01-01-01-01-modelo-clasico-de-regresion-lineal'" calcext:value-type="string">
            <text:p>2022-07-01-01-01-01-modelo-clasico-de-regresion-lineal'</text:p>
          </table:table-cell>
          <table:table-cell office:value-type="string" calcext:value-type="string">
            <text:p>2022-07-01-01-01-01-modelo-clasico-de-regresion-lineal'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❯ <text:s/>cd '/home/achalmaedison/Documents/estadistica/sesion infox 01 02 el estimador de minimos cuadrados ordinarios mco'</text:p>
          </table:table-cell>
          <table:table-cell table:style-name="ce25" table:formula="of:=COM.MICROSOFT.CONCAT(&quot;2022-07-&quot;; TEXT(ROW([.A3])-ROW([.$A$2])+1;&quot;00&quot;); &quot;-01-&quot;; SUBSTITUTE(SUBSTITUTE(TRIM(RIGHT([.A3];LEN([.A3])-FIND(&quot;sesion infox &quot;;[.A3])-11));&quot; &quot;;&quot;-&quot;);&quot;--&quot;;&quot;-&quot;))" office:value-type="string" office:string-value="2022-07-02-01-01-02-el-estimador-de-minimos-cuadrados-ordinarios-mco'" calcext:value-type="string">
            <text:p>2022-07-02-01-01-02-el-estimador-de-minimos-cuadrados-ordinarios-mco'</text:p>
          </table:table-cell>
          <table:table-cell office:value-type="string" calcext:value-type="string">
            <text:p>2022-07-02-01-01-02-el-estimador-de-minimos-cuadrados-ordinarios-mco'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❯ <text:s/>cd '/home/achalmaedison/Documents/estadistica/sesion infox 01 03 algebra y geometria de mco'</text:p>
          </table:table-cell>
          <table:table-cell table:style-name="ce25" table:formula="of:=COM.MICROSOFT.CONCAT(&quot;2022-07-&quot;; TEXT(ROW([.A4])-ROW([.$A$2])+1;&quot;00&quot;); &quot;-01-&quot;; SUBSTITUTE(SUBSTITUTE(TRIM(RIGHT([.A4];LEN([.A4])-FIND(&quot;sesion infox &quot;;[.A4])-11));&quot; &quot;;&quot;-&quot;);&quot;--&quot;;&quot;-&quot;))" office:value-type="string" office:string-value="2022-07-03-01-01-03-algebra-y-geometria-de-mco'" calcext:value-type="string">
            <text:p>2022-07-03-01-01-03-algebra-y-geometria-de-mco'</text:p>
          </table:table-cell>
          <table:table-cell office:value-type="string" calcext:value-type="string">
            <text:p>2022-07-03-01-01-03-algebra-y-geometria-de-mco'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❯ <text:s/>cd '/home/achalmaedison/Documents/estadistica/sesion infox 01 04 propiedades en muestras finitas del estimador mco'</text:p>
          </table:table-cell>
          <table:table-cell table:style-name="ce25" table:formula="of:=COM.MICROSOFT.CONCAT(&quot;2022-07-&quot;; TEXT(ROW([.A5])-ROW([.$A$2])+1;&quot;00&quot;); &quot;-01-&quot;; SUBSTITUTE(SUBSTITUTE(TRIM(RIGHT([.A5];LEN([.A5])-FIND(&quot;sesion infox &quot;;[.A5])-11));&quot; &quot;;&quot;-&quot;);&quot;--&quot;;&quot;-&quot;))" office:value-type="string" office:string-value="2022-07-04-01-01-04-propiedades-en-muestras-finitas-del-estimador-mco'" calcext:value-type="string">
            <text:p>2022-07-04-01-01-04-propiedades-en-muestras-finitas-del-estimador-mco'</text:p>
          </table:table-cell>
          <table:table-cell office:value-type="string" calcext:value-type="string">
            <text:p>2022-07-04-01-01-04-propiedades-en-muestras-finitas-del-estimador-mco'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❯ <text:s/>cd '/home/achalmaedison/Documents/estadistica/sesion infox 01 05 propiedades en muestras infinitas del estimador mco'</text:p>
          </table:table-cell>
          <table:table-cell table:style-name="ce25" table:formula="of:=COM.MICROSOFT.CONCAT(&quot;2022-07-&quot;; TEXT(ROW([.A6])-ROW([.$A$2])+1;&quot;00&quot;); &quot;-01-&quot;; SUBSTITUTE(SUBSTITUTE(TRIM(RIGHT([.A6];LEN([.A6])-FIND(&quot;sesion infox &quot;;[.A6])-11));&quot; &quot;;&quot;-&quot;);&quot;--&quot;;&quot;-&quot;))" office:value-type="string" office:string-value="2022-07-05-01-01-05-propiedades-en-muestras-infinitas-del-estimador-mco'" calcext:value-type="string">
            <text:p>2022-07-05-01-01-05-propiedades-en-muestras-infinitas-del-estimador-mco'</text:p>
          </table:table-cell>
          <table:table-cell office:value-type="string" calcext:value-type="string">
            <text:p>2022-07-05-01-01-05-propiedades-en-muestras-infinitas-del-estimador-mco'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'/home/achalmaedison/Documents/estadistica/sesion infox 01 07 bondad de ajuste'</text:p>
          </table:table-cell>
          <table:table-cell table:style-name="ce25" table:formula="of:=COM.MICROSOFT.CONCAT(&quot;2022-07-&quot;; TEXT(ROW([.A7])-ROW([.$A$2])+1;&quot;00&quot;); &quot;-01-&quot;; SUBSTITUTE(SUBSTITUTE(TRIM(RIGHT([.A7];LEN([.A7])-FIND(&quot;sesion infox &quot;;[.A7])-11));&quot; &quot;;&quot;-&quot;);&quot;--&quot;;&quot;-&quot;))" office:value-type="string" office:string-value="2022-07-06-01-01-07-bondad-de-ajuste'" calcext:value-type="string">
            <text:p>2022-07-06-01-01-07-bondad-de-ajuste'</text:p>
          </table:table-cell>
          <table:table-cell office:value-type="string" calcext:value-type="string">
            <text:p>2022-07-06-01-01-07-bondad-de-ajuste'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'/home/achalmaedison/Documents/estadistica/sesion infox 01 08 multicolinealidad'</text:p>
          </table:table-cell>
          <table:table-cell table:style-name="ce25" table:formula="of:=COM.MICROSOFT.CONCAT(&quot;2022-07-&quot;; TEXT(ROW([.A8])-ROW([.$A$2])+1;&quot;00&quot;); &quot;-01-&quot;; SUBSTITUTE(SUBSTITUTE(TRIM(RIGHT([.A8];LEN([.A8])-FIND(&quot;sesion infox &quot;;[.A8])-11));&quot; &quot;;&quot;-&quot;);&quot;--&quot;;&quot;-&quot;))" office:value-type="string" office:string-value="2022-07-07-01-01-08-multicolinealidad'" calcext:value-type="string">
            <text:p>2022-07-07-01-01-08-multicolinealidad'</text:p>
          </table:table-cell>
          <table:table-cell office:value-type="string" calcext:value-type="string">
            <text:p>2022-07-07-01-01-08-multicolinealidad'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'/home/achalmaedison/Documents/estadistica/sesion infox 01 09 inferencia'</text:p>
          </table:table-cell>
          <table:table-cell table:style-name="ce25" table:formula="of:=COM.MICROSOFT.CONCAT(&quot;2022-07-&quot;; TEXT(ROW([.A9])-ROW([.$A$2])+1;&quot;00&quot;); &quot;-01-&quot;; SUBSTITUTE(SUBSTITUTE(TRIM(RIGHT([.A9];LEN([.A9])-FIND(&quot;sesion infox &quot;;[.A9])-11));&quot; &quot;;&quot;-&quot;);&quot;--&quot;;&quot;-&quot;))" office:value-type="string" office:string-value="2022-07-08-01-01-09-inferencia'" calcext:value-type="string">
            <text:p>2022-07-08-01-01-09-inferencia'</text:p>
          </table:table-cell>
          <table:table-cell office:value-type="string" calcext:value-type="string">
            <text:p>2022-07-08-01-01-09-inferencia'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❯ <text:s/>cd '/home/achalmaedison/Documents/estadistica/sesion infox 01 10 heterocedasticidad'</text:p>
          </table:table-cell>
          <table:table-cell table:style-name="ce25" table:formula="of:=COM.MICROSOFT.CONCAT(&quot;2022-07-&quot;; TEXT(ROW([.A10])-ROW([.$A$2])+1;&quot;00&quot;); &quot;-01-&quot;; SUBSTITUTE(SUBSTITUTE(TRIM(RIGHT([.A10];LEN([.A10])-FIND(&quot;sesion infox &quot;;[.A10])-11));&quot; &quot;;&quot;-&quot;);&quot;--&quot;;&quot;-&quot;))" office:value-type="string" office:string-value="2022-07-09-01-01-10-heterocedasticidad'" calcext:value-type="string">
            <text:p>2022-07-09-01-01-10-heterocedasticidad'</text:p>
          </table:table-cell>
          <table:table-cell office:value-type="string" calcext:value-type="string">
            <text:p>2022-07-09-01-01-10-heterocedasticidad'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❯ <text:s/>cd '/home/achalmaedison/Documents/estadistica/sesion infox 01 11 problemas de endogeneidad'</text:p>
          </table:table-cell>
          <table:table-cell table:style-name="ce25" table:formula="of:=COM.MICROSOFT.CONCAT(&quot;2022-07-&quot;; TEXT(ROW([.A11])-ROW([.$A$2])+1;&quot;00&quot;); &quot;-01-&quot;; SUBSTITUTE(SUBSTITUTE(TRIM(RIGHT([.A11];LEN([.A11])-FIND(&quot;sesion infox &quot;;[.A11])-11));&quot; &quot;;&quot;-&quot;);&quot;--&quot;;&quot;-&quot;))" office:value-type="string" office:string-value="2022-07-10-01-01-11-problemas-de-endogeneidad'" calcext:value-type="string">
            <text:p>2022-07-10-01-01-11-problemas-de-endogeneidad'</text:p>
          </table:table-cell>
          <table:table-cell office:value-type="string" calcext:value-type="string">
            <text:p>2022-07-10-01-01-11-problemas-de-endogeneidad'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❯ <text:s/>cd '/home/achalmaedison/Documents/estadistica/sesion infox 01 12 perturbaciones no esfericas'</text:p>
          </table:table-cell>
          <table:table-cell table:style-name="ce25" table:formula="of:=COM.MICROSOFT.CONCAT(&quot;2022-07-&quot;; TEXT(ROW([.A12])-ROW([.$A$2])+1;&quot;00&quot;); &quot;-01-&quot;; SUBSTITUTE(SUBSTITUTE(TRIM(RIGHT([.A12];LEN([.A12])-FIND(&quot;sesion infox &quot;;[.A12])-11));&quot; &quot;;&quot;-&quot;);&quot;--&quot;;&quot;-&quot;))" office:value-type="string" office:string-value="2022-07-11-01-01-12-perturbaciones-no-esfericas'" calcext:value-type="string">
            <text:p>2022-07-11-01-01-12-perturbaciones-no-esfericas'</text:p>
          </table:table-cell>
          <table:table-cell office:value-type="string" calcext:value-type="string">
            <text:p>2022-07-11-01-01-12-perturbaciones-no-esfericas'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formula="of:=COM.MICROSOFT.CONCAT(&quot;2022-07-&quot;; TEXT(ROW([.A13])-ROW([.$A$2])+1;&quot;00&quot;); &quot;-01-&quot;; SUBSTITUTE(SUBSTITUTE(TRIM(RIGHT([.A13];LEN([.A13])-FIND(&quot;sesion infox &quot;;[.A13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estadistica/sesion infox 02 01 analisis univariado' </text:p>
          </table:table-cell>
          <table:table-cell table:style-name="ce25" table:formula="of:=COM.MICROSOFT.CONCAT(&quot;2022-07-&quot;; TEXT(ROW([.A14])-ROW([.$A$2])+1;&quot;00&quot;); &quot;-01-&quot;; SUBSTITUTE(SUBSTITUTE(TRIM(RIGHT([.A14];LEN([.A14])-FIND(&quot;sesion infox &quot;;[.A14])-11));&quot; &quot;;&quot;-&quot;);&quot;--&quot;;&quot;-&quot;))" office:value-type="string" office:string-value="2022-07-13-01-02-01-analisis-univariado'" calcext:value-type="string">
            <text:p>2022-07-13-01-02-01-analisis-univariado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estadistica/sesion infox 02 03 analisis multivariado' </text:p>
          </table:table-cell>
          <table:table-cell table:style-name="ce25" table:formula="of:=COM.MICROSOFT.CONCAT(&quot;2022-07-&quot;; TEXT(ROW([.A15])-ROW([.$A$2])+1;&quot;00&quot;); &quot;-01-&quot;; SUBSTITUTE(SUBSTITUTE(TRIM(RIGHT([.A15];LEN([.A15])-FIND(&quot;sesion infox &quot;;[.A15])-11));&quot; &quot;;&quot;-&quot;);&quot;--&quot;;&quot;-&quot;))" office:value-type="string" office:string-value="2022-07-14-01-02-03-analisis-multivariado'" calcext:value-type="string">
            <text:p>2022-07-14-01-02-03-analisis-multivariad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2 05 modelos de factores latentes' </text:p>
          </table:table-cell>
          <table:table-cell table:style-name="ce25" table:formula="of:=COM.MICROSOFT.CONCAT(&quot;2022-07-&quot;; TEXT(ROW([.A16])-ROW([.$A$2])+1;&quot;00&quot;); &quot;-01-&quot;; SUBSTITUTE(SUBSTITUTE(TRIM(RIGHT([.A16];LEN([.A16])-FIND(&quot;sesion infox &quot;;[.A16])-11));&quot; &quot;;&quot;-&quot;);&quot;--&quot;;&quot;-&quot;))" office:value-type="string" office:string-value="2022-07-15-01-02-05-modelos-de-factores-latentes'" calcext:value-type="string">
            <text:p>2022-07-15-01-02-05-modelos-de-factores-latente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2 06 modelos no lineales en la media'</text:p>
          </table:table-cell>
          <table:table-cell table:style-name="ce25" table:formula="of:=COM.MICROSOFT.CONCAT(&quot;2022-07-&quot;; TEXT(ROW([.A17])-ROW([.$A$2])+1;&quot;00&quot;); &quot;-01-&quot;; SUBSTITUTE(SUBSTITUTE(TRIM(RIGHT([.A17];LEN([.A17])-FIND(&quot;sesion infox &quot;;[.A17])-11));&quot; &quot;;&quot;-&quot;);&quot;--&quot;;&quot;-&quot;))" office:value-type="string" office:string-value="2022-07-16-01-02-06-modelos-no-lineales-en-la-media'" calcext:value-type="string">
            <text:p>2022-07-16-01-02-06-modelos-no-lineales-en-la-media'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formula="of:=COM.MICROSOFT.CONCAT(&quot;2022-07-&quot;; TEXT(ROW([.A18])-ROW([.$A$2])+1;&quot;00&quot;); &quot;-01-&quot;; SUBSTITUTE(SUBSTITUTE(TRIM(RIGHT([.A18];LEN([.A18])-FIND(&quot;sesion infox &quot;;[.A18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3 01 modelos de esesion discreta probit y logit' </text:p>
          </table:table-cell>
          <table:table-cell table:style-name="ce25" table:formula="of:=COM.MICROSOFT.CONCAT(&quot;2022-07-&quot;; TEXT(ROW([.A19])-ROW([.$A$2])+1;&quot;00&quot;); &quot;-01-&quot;; SUBSTITUTE(SUBSTITUTE(TRIM(RIGHT([.A19];LEN([.A19])-FIND(&quot;sesion infox &quot;;[.A19])-11));&quot; &quot;;&quot;-&quot;);&quot;--&quot;;&quot;-&quot;))" office:value-type="string" office:string-value="2022-07-18-01-03-01-modelos-de-esesion-discreta-probit-y-logit'" calcext:value-type="string">
            <text:p>2022-07-18-01-03-01-modelos-de-esesion-discreta-probit-y-logit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3 02 modelos fraccionados' </text:p>
          </table:table-cell>
          <table:table-cell table:style-name="ce25" table:formula="of:=COM.MICROSOFT.CONCAT(&quot;2022-07-&quot;; TEXT(ROW([.A20])-ROW([.$A$2])+1;&quot;00&quot;); &quot;-01-&quot;; SUBSTITUTE(SUBSTITUTE(TRIM(RIGHT([.A20];LEN([.A20])-FIND(&quot;sesion infox &quot;;[.A20])-11));&quot; &quot;;&quot;-&quot;);&quot;--&quot;;&quot;-&quot;))" office:value-type="string" office:string-value="2022-07-19-01-03-02-modelos-fraccionados'" calcext:value-type="string">
            <text:p>2022-07-19-01-03-02-modelos-fraccionado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3 03 modelos multinomiales y ordenados' </text:p>
          </table:table-cell>
          <table:table-cell table:style-name="ce25" table:formula="of:=COM.MICROSOFT.CONCAT(&quot;2022-07-&quot;; TEXT(ROW([.A21])-ROW([.$A$2])+1;&quot;00&quot;); &quot;-01-&quot;; SUBSTITUTE(SUBSTITUTE(TRIM(RIGHT([.A21];LEN([.A21])-FIND(&quot;sesion infox &quot;;[.A21])-11));&quot; &quot;;&quot;-&quot;);&quot;--&quot;;&quot;-&quot;))" office:value-type="string" office:string-value="2022-07-20-01-03-03-modelos-multinomiales-y-ordenados'" calcext:value-type="string">
            <text:p>2022-07-20-01-03-03-modelos-multinomiales-y-ordenado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3 04 modelos con variables censuradas y truncadas' </text:p>
          </table:table-cell>
          <table:table-cell table:style-name="ce25" table:formula="of:=COM.MICROSOFT.CONCAT(&quot;2022-07-&quot;; TEXT(ROW([.A22])-ROW([.$A$2])+1;&quot;00&quot;); &quot;-01-&quot;; SUBSTITUTE(SUBSTITUTE(TRIM(RIGHT([.A22];LEN([.A22])-FIND(&quot;sesion infox &quot;;[.A22])-11));&quot; &quot;;&quot;-&quot;);&quot;--&quot;;&quot;-&quot;))" office:value-type="string" office:string-value="2022-07-21-01-03-04-modelos-con-variables-censuradas-y-truncadas'" calcext:value-type="string">
            <text:p>2022-07-21-01-03-04-modelos-con-variables-censuradas-y-truncada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estadistica/sesion infox 03 05 sesgo de seleccion' </text:p>
          </table:table-cell>
          <table:table-cell table:style-name="ce25" table:formula="of:=COM.MICROSOFT.CONCAT(&quot;2022-07-&quot;; TEXT(ROW([.A23])-ROW([.$A$2])+1;&quot;00&quot;); &quot;-01-&quot;; SUBSTITUTE(SUBSTITUTE(TRIM(RIGHT([.A23];LEN([.A23])-FIND(&quot;sesion infox &quot;;[.A23])-11));&quot; &quot;;&quot;-&quot;);&quot;--&quot;;&quot;-&quot;))" office:value-type="string" office:string-value="2022-07-22-01-03-05-sesgo-de-seleccion'" calcext:value-type="string">
            <text:p>2022-07-22-01-03-05-sesgo-de-seleccion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3 06 modelos de ecuaciones simultaneas'</text:p>
          </table:table-cell>
          <table:table-cell table:style-name="ce25" table:formula="of:=COM.MICROSOFT.CONCAT(&quot;2022-07-&quot;; TEXT(ROW([.A24])-ROW([.$A$2])+1;&quot;00&quot;); &quot;-01-&quot;; SUBSTITUTE(SUBSTITUTE(TRIM(RIGHT([.A24];LEN([.A24])-FIND(&quot;sesion infox &quot;;[.A24])-11));&quot; &quot;;&quot;-&quot;);&quot;--&quot;;&quot;-&quot;))" office:value-type="string" office:string-value="2022-07-23-01-03-06-modelos-de-ecuaciones-simultaneas'" calcext:value-type="string">
            <text:p>2022-07-23-01-03-06-modelos-de-ecuaciones-simultaneas'</text:p>
          </table:table-cell>
          <table:table-cell table:number-columns-repeated="1638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5" table:formula="of:=COM.MICROSOFT.CONCAT(&quot;2022-07-&quot;; TEXT(ROW([.A25])-ROW([.$A$2])+1;&quot;00&quot;); &quot;-01-&quot;; SUBSTITUTE(SUBSTITUTE(TRIM(RIGHT([.A25];LEN([.A25])-FIND(&quot;sesion infox &quot;;[.A25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26])-ROW([.$A$2])+1;&quot;00&quot;); &quot;-01-&quot;; SUBSTITUTE(SUBSTITUTE(TRIM(RIGHT([.A26];LEN([.A26])-FIND(&quot;sesion infox &quot;;[.A26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estadistica/sesion infox 04 01 introduccion'</text:p>
          </table:table-cell>
          <table:table-cell table:style-name="ce25" table:formula="of:=COM.MICROSOFT.CONCAT(&quot;2022-07-&quot;; TEXT(ROW([.A27])-ROW([.$A$2])+1;&quot;00&quot;); &quot;-01-&quot;; SUBSTITUTE(SUBSTITUTE(TRIM(RIGHT([.A27];LEN([.A27])-FIND(&quot;sesion infox &quot;;[.A27])-11));&quot; &quot;;&quot;-&quot;);&quot;--&quot;;&quot;-&quot;))" office:value-type="string" office:string-value="2022-07-26-01-04-01-introduccion'" calcext:value-type="string">
            <text:p>2022-07-26-01-04-01-introduccion'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25" table:formula="of:=COM.MICROSOFT.CONCAT(&quot;2022-07-&quot;; TEXT(ROW([.A28])-ROW([.$A$2])+1;&quot;00&quot;); &quot;-01-&quot;; SUBSTITUTE(SUBSTITUTE(TRIM(RIGHT([.A28];LEN([.A28])-FIND(&quot;sesion infox &quot;;[.A28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table:formula="of:=COM.MICROSOFT.CONCAT(&quot;2022-07-&quot;; TEXT(ROW([.A29])-ROW([.$A$2])+1;&quot;00&quot;); &quot;-01-&quot;; SUBSTITUTE(SUBSTITUTE(TRIM(RIGHT([.A29];LEN([.A29])-FIND(&quot;sesion infox &quot;;[.A29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5 01 introduccion a la econometria bayesiana' </text:p>
          </table:table-cell>
          <table:table-cell table:style-name="ce25" table:formula="of:=COM.MICROSOFT.CONCAT(&quot;2022-07-&quot;; TEXT(ROW([.A30])-ROW([.$A$2])+1;&quot;00&quot;); &quot;-01-&quot;; SUBSTITUTE(SUBSTITUTE(TRIM(RIGHT([.A30];LEN([.A30])-FIND(&quot;sesion infox &quot;;[.A30])-11));&quot; &quot;;&quot;-&quot;);&quot;--&quot;;&quot;-&quot;))" office:value-type="string" office:string-value="2022-07-29-01-05-01-introduccion-a-la-econometria-bayesiana'" calcext:value-type="string">
            <text:p>2022-07-29-01-05-01-introduccion-a-la-econometria-bayesiana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5 02 modelo de regresion lineal' </text:p>
          </table:table-cell>
          <table:table-cell table:style-name="ce25" table:formula="of:=COM.MICROSOFT.CONCAT(&quot;2022-07-&quot;; TEXT(ROW([.A31])-ROW([.$A$2])+1;&quot;00&quot;); &quot;-01-&quot;; SUBSTITUTE(SUBSTITUTE(TRIM(RIGHT([.A31];LEN([.A31])-FIND(&quot;sesion infox &quot;;[.A31])-11));&quot; &quot;;&quot;-&quot;);&quot;--&quot;;&quot;-&quot;))" office:value-type="string" office:string-value="2022-07-30-01-05-02-modelo-de-regresion-lineal'" calcext:value-type="string">
            <text:p>2022-07-30-01-05-02-modelo-de-regresion-lineal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5 03 simulacion y estimacion bayesiana' </text:p>
          </table:table-cell>
          <table:table-cell table:style-name="ce25" table:formula="of:=COM.MICROSOFT.CONCAT(&quot;2022-07-&quot;; TEXT(ROW([.A32])-ROW([.$A$2])+1;&quot;00&quot;); &quot;-01-&quot;; SUBSTITUTE(SUBSTITUTE(TRIM(RIGHT([.A32];LEN([.A32])-FIND(&quot;sesion infox &quot;;[.A32])-11));&quot; &quot;;&quot;-&quot;);&quot;--&quot;;&quot;-&quot;))" office:value-type="string" office:string-value="2022-07-31-01-05-03-simulacion-y-estimacion-bayesiana'" calcext:value-type="string">
            <text:p>2022-07-31-01-05-03-simulacion-y-estimacion-bayesiana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5 04 aplicaciones econometricas'</text:p>
          </table:table-cell>
          <table:table-cell table:style-name="ce25" table:formula="of:=COM.MICROSOFT.CONCAT(&quot;2022-07-&quot;; TEXT(ROW([.A33])-ROW([.$A$2])+1;&quot;00&quot;); &quot;-01-&quot;; SUBSTITUTE(SUBSTITUTE(TRIM(RIGHT([.A33];LEN([.A33])-FIND(&quot;sesion infox &quot;;[.A33])-11));&quot; &quot;;&quot;-&quot;);&quot;--&quot;;&quot;-&quot;))" office:value-type="string" office:string-value="2022-07-32-01-05-04-aplicaciones-econometricas'" calcext:value-type="string">
            <text:p>2022-07-32-01-05-04-aplicaciones-econometricas'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25" table:formula="of:=COM.MICROSOFT.CONCAT(&quot;2022-07-&quot;; TEXT(ROW([.A34])-ROW([.$A$2])+1;&quot;00&quot;); &quot;-01-&quot;; SUBSTITUTE(SUBSTITUTE(TRIM(RIGHT([.A34];LEN([.A34])-FIND(&quot;sesion infox &quot;;[.A34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35])-ROW([.$A$2])+1;&quot;00&quot;); &quot;-01-&quot;; SUBSTITUTE(SUBSTITUTE(TRIM(RIGHT([.A35];LEN([.A35])-FIND(&quot;sesion infox &quot;;[.A35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formula="of:=COM.MICROSOFT.CONCAT(&quot;2022-07-&quot;; TEXT(ROW([.A36])-ROW([.$A$2])+1;&quot;00&quot;); &quot;-01-&quot;; SUBSTITUTE(SUBSTITUTE(TRIM(RIGHT([.A36];LEN([.A36])-FIND(&quot;sesion infox &quot;;[.A36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37])-ROW([.$A$2])+1;&quot;00&quot;); &quot;-01-&quot;; SUBSTITUTE(SUBSTITUTE(TRIM(RIGHT([.A37];LEN([.A37])-FIND(&quot;sesion infox &quot;;[.A37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6 01 introduccion a la evaluacion de impacto' </text:p>
          </table:table-cell>
          <table:table-cell table:style-name="ce25" table:formula="of:=COM.MICROSOFT.CONCAT(&quot;2022-07-&quot;; TEXT(ROW([.A38])-ROW([.$A$2])+1;&quot;00&quot;); &quot;-01-&quot;; SUBSTITUTE(SUBSTITUTE(TRIM(RIGHT([.A38];LEN([.A38])-FIND(&quot;sesion infox &quot;;[.A38])-11));&quot; &quot;;&quot;-&quot;);&quot;--&quot;;&quot;-&quot;))" office:value-type="string" office:string-value="2022-07-37-01-06-01-introduccion-a-la-evaluacion-de-impacto'" calcext:value-type="string">
            <text:p>2022-07-37-01-06-01-introduccion-a-la-evaluacion-de-impact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6 02 introduccion a los experimentos aleatorios' </text:p>
          </table:table-cell>
          <table:table-cell table:style-name="ce25" table:formula="of:=COM.MICROSOFT.CONCAT(&quot;2022-07-&quot;; TEXT(ROW([.A39])-ROW([.$A$2])+1;&quot;00&quot;); &quot;-01-&quot;; SUBSTITUTE(SUBSTITUTE(TRIM(RIGHT([.A39];LEN([.A39])-FIND(&quot;sesion infox &quot;;[.A39])-11));&quot; &quot;;&quot;-&quot;);&quot;--&quot;;&quot;-&quot;))" office:value-type="string" office:string-value="2022-07-38-01-06-02-introduccion-a-los-experimentos-aleatorios'" calcext:value-type="string">
            <text:p>2022-07-38-01-06-02-introduccion-a-los-experimentos-aleatorio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6 03 modelo de emparejamiento' </text:p>
          </table:table-cell>
          <table:table-cell table:style-name="ce25" table:formula="of:=COM.MICROSOFT.CONCAT(&quot;2022-07-&quot;; TEXT(ROW([.A40])-ROW([.$A$2])+1;&quot;00&quot;); &quot;-01-&quot;; SUBSTITUTE(SUBSTITUTE(TRIM(RIGHT([.A40];LEN([.A40])-FIND(&quot;sesion infox &quot;;[.A40])-11));&quot; &quot;;&quot;-&quot;);&quot;--&quot;;&quot;-&quot;))" office:value-type="string" office:string-value="2022-07-39-01-06-03-modelo-de-emparejamiento'" calcext:value-type="string">
            <text:p>2022-07-39-01-06-03-modelo-de-emparejamient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6 04 regresion discontinua rd' </text:p>
          </table:table-cell>
          <table:table-cell table:style-name="ce25" table:formula="of:=COM.MICROSOFT.CONCAT(&quot;2022-07-&quot;; TEXT(ROW([.A41])-ROW([.$A$2])+1;&quot;00&quot;); &quot;-01-&quot;; SUBSTITUTE(SUBSTITUTE(TRIM(RIGHT([.A41];LEN([.A41])-FIND(&quot;sesion infox &quot;;[.A41])-11));&quot; &quot;;&quot;-&quot;);&quot;--&quot;;&quot;-&quot;))" office:value-type="string" office:string-value="2022-07-40-01-06-04-regresion-discontinua-rd'" calcext:value-type="string">
            <text:p>2022-07-40-01-06-04-regresion-discontinua-rd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6 05 regresion discontinua sharp vs fuzzy' </text:p>
          </table:table-cell>
          <table:table-cell table:style-name="ce25" table:formula="of:=COM.MICROSOFT.CONCAT(&quot;2022-07-&quot;; TEXT(ROW([.A42])-ROW([.$A$2])+1;&quot;00&quot;); &quot;-01-&quot;; SUBSTITUTE(SUBSTITUTE(TRIM(RIGHT([.A42];LEN([.A42])-FIND(&quot;sesion infox &quot;;[.A42])-11));&quot; &quot;;&quot;-&quot;);&quot;--&quot;;&quot;-&quot;))" office:value-type="string" office:string-value="2022-07-41-01-06-05-regresion-discontinua-sharp-vs-fuzzy'" calcext:value-type="string">
            <text:p>2022-07-41-01-06-05-regresion-discontinua-sharp-vs-fuzzy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6 06 analizando papers con rdd usando stata y r' </text:p>
          </table:table-cell>
          <table:table-cell table:style-name="ce25" table:formula="of:=COM.MICROSOFT.CONCAT(&quot;2022-07-&quot;; TEXT(ROW([.A43])-ROW([.$A$2])+1;&quot;00&quot;); &quot;-01-&quot;; SUBSTITUTE(SUBSTITUTE(TRIM(RIGHT([.A43];LEN([.A43])-FIND(&quot;sesion infox &quot;;[.A43])-11));&quot; &quot;;&quot;-&quot;);&quot;--&quot;;&quot;-&quot;))" office:value-type="string" office:string-value="2022-07-42-01-06-06-analizando-papers-con-rdd-usando-stata-y-r'" calcext:value-type="string">
            <text:p>2022-07-42-01-06-06-analizando-papers-con-rdd-usando-stata-y-r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6 07 metodo de control sintetico mcs'</text:p>
          </table:table-cell>
          <table:table-cell table:style-name="ce25" table:formula="of:=COM.MICROSOFT.CONCAT(&quot;2022-07-&quot;; TEXT(ROW([.A44])-ROW([.$A$2])+1;&quot;00&quot;); &quot;-01-&quot;; SUBSTITUTE(SUBSTITUTE(TRIM(RIGHT([.A44];LEN([.A44])-FIND(&quot;sesion infox &quot;;[.A44])-11));&quot; &quot;;&quot;-&quot;);&quot;--&quot;;&quot;-&quot;))" office:value-type="string" office:string-value="2022-07-43-01-06-07-metodo-de-control-sintetico-mcs'" calcext:value-type="string">
            <text:p>2022-07-43-01-06-07-metodo-de-control-sintetico-mcs'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45])-ROW([.$A$2])+1;&quot;00&quot;); &quot;-01-&quot;; SUBSTITUTE(SUBSTITUTE(TRIM(RIGHT([.A45];LEN([.A45])-FIND(&quot;sesion infox &quot;;[.A45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formula="of:=COM.MICROSOFT.CONCAT(&quot;2022-07-&quot;; TEXT(ROW([.A46])-ROW([.$A$2])+1;&quot;00&quot;); &quot;-01-&quot;; SUBSTITUTE(SUBSTITUTE(TRIM(RIGHT([.A46];LEN([.A46])-FIND(&quot;sesion infox &quot;;[.A46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stadistica/sesion infox 07 04 variables instrumentales'</text:p>
          </table:table-cell>
          <table:table-cell table:style-name="ce25" table:formula="of:=COM.MICROSOFT.CONCAT(&quot;2022-07-&quot;; TEXT(ROW([.A47])-ROW([.$A$2])+1;&quot;00&quot;); &quot;-01-&quot;; SUBSTITUTE(SUBSTITUTE(TRIM(RIGHT([.A47];LEN([.A47])-FIND(&quot;sesion infox &quot;;[.A47])-11));&quot; &quot;;&quot;-&quot;);&quot;--&quot;;&quot;-&quot;))" office:value-type="string" office:string-value="2022-07-46-01-07-04-variables-instrumentales'" calcext:value-type="string">
            <text:p>2022-07-46-01-07-04-variables-instrumentales'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25" table:formula="of:=COM.MICROSOFT.CONCAT(&quot;2022-07-&quot;; TEXT(ROW([.A48])-ROW([.$A$2])+1;&quot;00&quot;); &quot;-01-&quot;; SUBSTITUTE(SUBSTITUTE(TRIM(RIGHT([.A48];LEN([.A48])-FIND(&quot;sesion infox &quot;;[.A48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49])-ROW([.$A$2])+1;&quot;00&quot;); &quot;-01-&quot;; SUBSTITUTE(SUBSTITUTE(TRIM(RIGHT([.A49];LEN([.A49])-FIND(&quot;sesion infox &quot;;[.A49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FINANZAS</text:p>
          </table:table-cell>
          <table:table-cell table:style-name="ce25" table:formula="of:=COM.MICROSOFT.CONCAT(&quot;2022-07-&quot;; TEXT(ROW([.A50])-ROW([.$A$2])+1;&quot;00&quot;); &quot;-01-&quot;; SUBSTITUTE(SUBSTITUTE(TRIM(RIGHT([.A50];LEN([.A50])-FIND(&quot;sesion infox &quot;;[.A50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gerencia financiera/sesion infox 01 conceptos basicos'</text:p>
          </table:table-cell>
          <table:table-cell table:style-name="ce25" table:formula="of:=COM.MICROSOFT.CONCAT(&quot;2022-07-&quot;; TEXT(ROW([.A51])-ROW([.$A$2])+1;&quot;00&quot;); &quot;-01-&quot;; SUBSTITUTE(SUBSTITUTE(TRIM(RIGHT([.A51];LEN([.A51])-FIND(&quot;sesion infox &quot;;[.A51])-11));&quot; &quot;;&quot;-&quot;);&quot;--&quot;;&quot;-&quot;))" office:value-type="string" office:string-value="2022-07-50-01-01-conceptos-basicos'" calcext:value-type="string">
            <text:p>2022-07-50-01-01-conceptos-basicos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gerencia financiera/sesion infox 02 finanzas corporativas'</text:p>
          </table:table-cell>
          <table:table-cell table:style-name="ce25" table:formula="of:=COM.MICROSOFT.CONCAT(&quot;2022-07-&quot;; TEXT(ROW([.A52])-ROW([.$A$2])+1;&quot;00&quot;); &quot;-01-&quot;; SUBSTITUTE(SUBSTITUTE(TRIM(RIGHT([.A52];LEN([.A52])-FIND(&quot;sesion infox &quot;;[.A52])-11));&quot; &quot;;&quot;-&quot;);&quot;--&quot;;&quot;-&quot;))" office:value-type="string" office:string-value="2022-07-51-01-02-finanzas-corporativas'" calcext:value-type="string">
            <text:p>2022-07-51-01-02-finanzas-corporativas'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❯ <text:s/>cd '/home/achalmaedison/Documents/gerencia financiera/sesion infox 03 renta variable'</text:p>
          </table:table-cell>
          <table:table-cell table:style-name="ce25" table:formula="of:=COM.MICROSOFT.CONCAT(&quot;2022-07-&quot;; TEXT(ROW([.A53])-ROW([.$A$2])+1;&quot;00&quot;); &quot;-01-&quot;; SUBSTITUTE(SUBSTITUTE(TRIM(RIGHT([.A53];LEN([.A53])-FIND(&quot;sesion infox &quot;;[.A53])-11));&quot; &quot;;&quot;-&quot;);&quot;--&quot;;&quot;-&quot;))" office:value-type="string" office:string-value="2022-07-52-01-03-renta-variable'" calcext:value-type="string">
            <text:p>2022-07-52-01-03-renta-variable'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❯ <text:s/>cd '/home/achalmaedison/Documents/gerencia financiera/sesion infox 04 renta fija'</text:p>
          </table:table-cell>
          <table:table-cell table:style-name="ce25" table:formula="of:=COM.MICROSOFT.CONCAT(&quot;2022-07-&quot;; TEXT(ROW([.A54])-ROW([.$A$2])+1;&quot;00&quot;); &quot;-01-&quot;; SUBSTITUTE(SUBSTITUTE(TRIM(RIGHT([.A54];LEN([.A54])-FIND(&quot;sesion infox &quot;;[.A54])-11));&quot; &quot;;&quot;-&quot;);&quot;--&quot;;&quot;-&quot;))" office:value-type="string" office:string-value="2022-07-53-01-04-renta-fija'" calcext:value-type="string">
            <text:p>2022-07-53-01-04-renta-fija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gerencia financiera/sesion infox 05 derivados financieros'</text:p>
          </table:table-cell>
          <table:table-cell table:style-name="ce25" table:formula="of:=COM.MICROSOFT.CONCAT(&quot;2022-07-&quot;; TEXT(ROW([.A55])-ROW([.$A$2])+1;&quot;00&quot;); &quot;-01-&quot;; SUBSTITUTE(SUBSTITUTE(TRIM(RIGHT([.A55];LEN([.A55])-FIND(&quot;sesion infox &quot;;[.A55])-11));&quot; &quot;;&quot;-&quot;);&quot;--&quot;;&quot;-&quot;))" office:value-type="string" office:string-value="2022-07-54-01-05-derivados-financieros'" calcext:value-type="string">
            <text:p>2022-07-54-01-05-derivados-financieros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gerencia financiera/sesion infox 06 teoria de portafolio'</text:p>
          </table:table-cell>
          <table:table-cell table:style-name="ce25" table:formula="of:=COM.MICROSOFT.CONCAT(&quot;2022-07-&quot;; TEXT(ROW([.A56])-ROW([.$A$2])+1;&quot;00&quot;); &quot;-01-&quot;; SUBSTITUTE(SUBSTITUTE(TRIM(RIGHT([.A56];LEN([.A56])-FIND(&quot;sesion infox &quot;;[.A56])-11));&quot; &quot;;&quot;-&quot;);&quot;--&quot;;&quot;-&quot;))" office:value-type="string" office:string-value="2022-07-55-01-06-teoria-de-portafolio'" calcext:value-type="string">
            <text:p>2022-07-55-01-06-teoria-de-portafolio'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57])-ROW([.$A$2])+1;&quot;00&quot;); &quot;-01-&quot;; SUBSTITUTE(SUBSTITUTE(TRIM(RIGHT([.A57];LEN([.A57])-FIND(&quot;sesion infox &quot;;[.A57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58])-ROW([.$A$2])+1;&quot;00&quot;); &quot;-01-&quot;; SUBSTITUTE(SUBSTITUTE(TRIM(RIGHT([.A58];LEN([.A58])-FIND(&quot;sesion infox &quot;;[.A58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EVIEWS</text:p>
          </table:table-cell>
          <table:table-cell table:style-name="ce25" table:formula="of:=COM.MICROSOFT.CONCAT(&quot;2022-07-&quot;; TEXT(ROW([.A59])-ROW([.$A$2])+1;&quot;00&quot;); &quot;-01-&quot;; SUBSTITUTE(SUBSTITUTE(TRIM(RIGHT([.A59];LEN([.A59])-FIND(&quot;sesion infox &quot;;[.A59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60])-ROW([.$A$2])+1;&quot;00&quot;); &quot;-01-&quot;; SUBSTITUTE(SUBSTITUTE(TRIM(RIGHT([.A60];LEN([.A60])-FIND(&quot;sesion infox &quot;;[.A60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views/sesion infox 01 introduccion a la programacion con eviews' </text:p>
          </table:table-cell>
          <table:table-cell table:style-name="ce25" table:formula="of:=COM.MICROSOFT.CONCAT(&quot;2022-07-&quot;; TEXT(ROW([.A61])-ROW([.$A$2])+1;&quot;00&quot;); &quot;-01-&quot;; SUBSTITUTE(SUBSTITUTE(TRIM(RIGHT([.A61];LEN([.A61])-FIND(&quot;sesion infox &quot;;[.A61])-11));&quot; &quot;;&quot;-&quot;);&quot;--&quot;;&quot;-&quot;))" office:value-type="string" office:string-value="2022-07-60-01-01-introduccion-a-la-programacion-con-eviews'" calcext:value-type="string">
            <text:p>2022-07-60-01-01-introduccion-a-la-programacion-con-eview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views/sesion infox 02 empleo de bucles y variables temporales' </text:p>
          </table:table-cell>
          <table:table-cell table:style-name="ce25" table:formula="of:=COM.MICROSOFT.CONCAT(&quot;2022-07-&quot;; TEXT(ROW([.A62])-ROW([.$A$2])+1;&quot;00&quot;); &quot;-01-&quot;; SUBSTITUTE(SUBSTITUTE(TRIM(RIGHT([.A62];LEN([.A62])-FIND(&quot;sesion infox &quot;;[.A62])-11));&quot; &quot;;&quot;-&quot;);&quot;--&quot;;&quot;-&quot;))" office:value-type="string" office:string-value="2022-07-61-01-02-empleo-de-bucles-y-variables-temporales'" calcext:value-type="string">
            <text:p>2022-07-61-01-02-empleo-de-bucles-y-variables-temporale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eviews/sesion infox 03 metodos de estimacion objeto equatio objeto table' </text:p>
          </table:table-cell>
          <table:table-cell table:style-name="ce25" table:formula="of:=COM.MICROSOFT.CONCAT(&quot;2022-07-&quot;; TEXT(ROW([.A63])-ROW([.$A$2])+1;&quot;00&quot;); &quot;-01-&quot;; SUBSTITUTE(SUBSTITUTE(TRIM(RIGHT([.A63];LEN([.A63])-FIND(&quot;sesion infox &quot;;[.A63])-11));&quot; &quot;;&quot;-&quot;);&quot;--&quot;;&quot;-&quot;))" office:value-type="string" office:string-value="2022-07-62-01-03-metodos-de-estimacion-objeto-equatio-objeto-table'" calcext:value-type="string">
            <text:p>2022-07-62-01-03-metodos-de-estimacion-objeto-equatio-objeto-table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eviews/sesion infox 05 objetos avanzados' </text:p>
          </table:table-cell>
          <table:table-cell table:style-name="ce25" table:formula="of:=COM.MICROSOFT.CONCAT(&quot;2022-07-&quot;; TEXT(ROW([.A64])-ROW([.$A$2])+1;&quot;00&quot;); &quot;-01-&quot;; SUBSTITUTE(SUBSTITUTE(TRIM(RIGHT([.A64];LEN([.A64])-FIND(&quot;sesion infox &quot;;[.A64])-11));&quot; &quot;;&quot;-&quot;);&quot;--&quot;;&quot;-&quot;))" office:value-type="string" office:string-value="2022-07-63-01-05-objetos-avanzados'" calcext:value-type="string">
            <text:p>2022-07-63-01-05-objetos-avanzado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eviews/sesion infox 06 empleo de subrutinas' </text:p>
          </table:table-cell>
          <table:table-cell table:style-name="ce25" table:formula="of:=COM.MICROSOFT.CONCAT(&quot;2022-07-&quot;; TEXT(ROW([.A65])-ROW([.$A$2])+1;&quot;00&quot;); &quot;-01-&quot;; SUBSTITUTE(SUBSTITUTE(TRIM(RIGHT([.A65];LEN([.A65])-FIND(&quot;sesion infox &quot;;[.A65])-11));&quot; &quot;;&quot;-&quot;);&quot;--&quot;;&quot;-&quot;))" office:value-type="string" office:string-value="2022-07-64-01-06-empleo-de-subrutinas'" calcext:value-type="string">
            <text:p>2022-07-64-01-06-empleo-de-subrutina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eviews/sesion infox 07 modelacion'</text:p>
          </table:table-cell>
          <table:table-cell table:style-name="ce25" table:formula="of:=COM.MICROSOFT.CONCAT(&quot;2022-07-&quot;; TEXT(ROW([.A66])-ROW([.$A$2])+1;&quot;00&quot;); &quot;-01-&quot;; SUBSTITUTE(SUBSTITUTE(TRIM(RIGHT([.A66];LEN([.A66])-FIND(&quot;sesion infox &quot;;[.A66])-11));&quot; &quot;;&quot;-&quot;);&quot;--&quot;;&quot;-&quot;))" office:value-type="string" office:string-value="2022-07-65-01-07-modelacion'" calcext:value-type="string">
            <text:p>2022-07-65-01-07-modelacion'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67])-ROW([.$A$2])+1;&quot;00&quot;); &quot;-01-&quot;; SUBSTITUTE(SUBSTITUTE(TRIM(RIGHT([.A67];LEN([.A67])-FIND(&quot;sesion infox &quot;;[.A67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funadmentos de programacion</text:p>
          </table:table-cell>
          <table:table-cell table:style-name="ce25" table:formula="of:=COM.MICROSOFT.CONCAT(&quot;2022-07-&quot;; TEXT(ROW([.A68])-ROW([.$A$2])+1;&quot;00&quot;); &quot;-01-&quot;; SUBSTITUTE(SUBSTITUTE(TRIM(RIGHT([.A68];LEN([.A68])-FIND(&quot;sesion infox &quot;;[.A68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69])-ROW([.$A$2])+1;&quot;00&quot;); &quot;-01-&quot;; SUBSTITUTE(SUBSTITUTE(TRIM(RIGHT([.A69];LEN([.A69])-FIND(&quot;sesion infox &quot;;[.A69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fundamentos de programacion/sesion infox 01 pensamiento logico'</text:p>
          </table:table-cell>
          <table:table-cell table:style-name="ce25" table:formula="of:=COM.MICROSOFT.CONCAT(&quot;2022-07-&quot;; TEXT(ROW([.A70])-ROW([.$A$2])+1;&quot;00&quot;); &quot;-01-&quot;; SUBSTITUTE(SUBSTITUTE(TRIM(RIGHT([.A70];LEN([.A70])-FIND(&quot;sesion infox &quot;;[.A70])-11));&quot; &quot;;&quot;-&quot;);&quot;--&quot;;&quot;-&quot;))" office:value-type="string" office:string-value="2022-07-69-01-01-pensamiento-logico'" calcext:value-type="string">
            <text:p>2022-07-69-01-01-pensamiento-logico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fundamentos de programacion/sesion infox 02 introduccion a los algoritmos'</text:p>
          </table:table-cell>
          <table:table-cell table:style-name="ce25" table:formula="of:=COM.MICROSOFT.CONCAT(&quot;2022-07-&quot;; TEXT(ROW([.A71])-ROW([.$A$2])+1;&quot;00&quot;); &quot;-01-&quot;; SUBSTITUTE(SUBSTITUTE(TRIM(RIGHT([.A71];LEN([.A71])-FIND(&quot;sesion infox &quot;;[.A71])-11));&quot; &quot;;&quot;-&quot;);&quot;--&quot;;&quot;-&quot;))" office:value-type="string" office:string-value="2022-07-70-01-02-introduccion-a-los-algoritmos'" calcext:value-type="string">
            <text:p>2022-07-70-01-02-introduccion-a-los-algoritmos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fundamentos de programacion/sesion infox 03 programacion basica en html'</text:p>
          </table:table-cell>
          <table:table-cell table:style-name="ce25" table:formula="of:=COM.MICROSOFT.CONCAT(&quot;2022-07-&quot;; TEXT(ROW([.A72])-ROW([.$A$2])+1;&quot;00&quot;); &quot;-01-&quot;; SUBSTITUTE(SUBSTITUTE(TRIM(RIGHT([.A72];LEN([.A72])-FIND(&quot;sesion infox &quot;;[.A72])-11));&quot; &quot;;&quot;-&quot;);&quot;--&quot;;&quot;-&quot;))" office:value-type="string" office:string-value="2022-07-71-01-03-programacion-basica-en-html'" calcext:value-type="string">
            <text:p>2022-07-71-01-03-programacion-basica-en-html'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73])-ROW([.$A$2])+1;&quot;00&quot;); &quot;-01-&quot;; SUBSTITUTE(SUBSTITUTE(TRIM(RIGHT([.A73];LEN([.A73])-FIND(&quot;sesion infox &quot;;[.A73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74])-ROW([.$A$2])+1;&quot;00&quot;); &quot;-01-&quot;; SUBSTITUTE(SUBSTITUTE(TRIM(RIGHT([.A74];LEN([.A74])-FIND(&quot;sesion infox &quot;;[.A74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ofimatica</text:p>
          </table:table-cell>
          <table:table-cell table:style-name="ce25" table:formula="of:=COM.MICROSOFT.CONCAT(&quot;2022-07-&quot;; TEXT(ROW([.A75])-ROW([.$A$2])+1;&quot;00&quot;); &quot;-01-&quot;; SUBSTITUTE(SUBSTITUTE(TRIM(RIGHT([.A75];LEN([.A75])-FIND(&quot;sesion infox &quot;;[.A75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76])-ROW([.$A$2])+1;&quot;00&quot;); &quot;-01-&quot;; SUBSTITUTE(SUBSTITUTE(TRIM(RIGHT([.A76];LEN([.A76])-FIND(&quot;sesion infox &quot;;[.A76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ofimatica/sesion infox 01 introduccion al lenguaje y editor vba' </text:p>
          </table:table-cell>
          <table:table-cell table:style-name="ce25" table:formula="of:=COM.MICROSOFT.CONCAT(&quot;2022-07-&quot;; TEXT(ROW([.A77])-ROW([.$A$2])+1;&quot;00&quot;); &quot;-01-&quot;; SUBSTITUTE(SUBSTITUTE(TRIM(RIGHT([.A77];LEN([.A77])-FIND(&quot;sesion infox &quot;;[.A77])-11));&quot; &quot;;&quot;-&quot;);&quot;--&quot;;&quot;-&quot;))" office:value-type="string" office:string-value="2022-07-76-01-01-introduccion-al-lenguaje-y-editor-vba'" calcext:value-type="string">
            <text:p>2022-07-76-01-01-introduccion-al-lenguaje-y-editor-vba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ofimatica/sesion infox 02 grabar y modificar' </text:p>
          </table:table-cell>
          <table:table-cell table:style-name="ce25" table:formula="of:=COM.MICROSOFT.CONCAT(&quot;2022-07-&quot;; TEXT(ROW([.A78])-ROW([.$A$2])+1;&quot;00&quot;); &quot;-01-&quot;; SUBSTITUTE(SUBSTITUTE(TRIM(RIGHT([.A78];LEN([.A78])-FIND(&quot;sesion infox &quot;;[.A78])-11));&quot; &quot;;&quot;-&quot;);&quot;--&quot;;&quot;-&quot;))" office:value-type="string" office:string-value="2022-07-77-01-02-grabar-y-modificar'" calcext:value-type="string">
            <text:p>2022-07-77-01-02-grabar-y-modificar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ofimatica/sesion infox 03 procedimientos' </text:p>
          </table:table-cell>
          <table:table-cell table:style-name="ce25" table:formula="of:=COM.MICROSOFT.CONCAT(&quot;2022-07-&quot;; TEXT(ROW([.A79])-ROW([.$A$2])+1;&quot;00&quot;); &quot;-01-&quot;; SUBSTITUTE(SUBSTITUTE(TRIM(RIGHT([.A79];LEN([.A79])-FIND(&quot;sesion infox &quot;;[.A79])-11));&quot; &quot;;&quot;-&quot;);&quot;--&quot;;&quot;-&quot;))" office:value-type="string" office:string-value="2022-07-78-01-03-procedimientos'" calcext:value-type="string">
            <text:p>2022-07-78-01-03-procedimiento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ofimatica/sesion infox 04 funciones en vba' </text:p>
          </table:table-cell>
          <table:table-cell table:style-name="ce25" table:formula="of:=COM.MICROSOFT.CONCAT(&quot;2022-07-&quot;; TEXT(ROW([.A80])-ROW([.$A$2])+1;&quot;00&quot;); &quot;-01-&quot;; SUBSTITUTE(SUBSTITUTE(TRIM(RIGHT([.A80];LEN([.A80])-FIND(&quot;sesion infox &quot;;[.A80])-11));&quot; &quot;;&quot;-&quot;);&quot;--&quot;;&quot;-&quot;))" office:value-type="string" office:string-value="2022-07-79-01-04-funciones-en-vba'" calcext:value-type="string">
            <text:p>2022-07-79-01-04-funciones-en-vba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ofimatica/sesion infox 05 funciones condicionales estructuras condicionales' </text:p>
          </table:table-cell>
          <table:table-cell table:style-name="ce25" table:formula="of:=COM.MICROSOFT.CONCAT(&quot;2022-07-&quot;; TEXT(ROW([.A81])-ROW([.$A$2])+1;&quot;00&quot;); &quot;-01-&quot;; SUBSTITUTE(SUBSTITUTE(TRIM(RIGHT([.A81];LEN([.A81])-FIND(&quot;sesion infox &quot;;[.A81])-11));&quot; &quot;;&quot;-&quot;);&quot;--&quot;;&quot;-&quot;))" office:value-type="string" office:string-value="2022-07-80-01-05-funciones-condicionales-estructuras-condicionales'" calcext:value-type="string">
            <text:p>2022-07-80-01-05-funciones-condicionales-estructuras-condicionale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ofimatica/sesion infox 06 funciones iterativas estructuras repetitivas o bucles' </text:p>
          </table:table-cell>
          <table:table-cell table:style-name="ce25" table:formula="of:=COM.MICROSOFT.CONCAT(&quot;2022-07-&quot;; TEXT(ROW([.A82])-ROW([.$A$2])+1;&quot;00&quot;); &quot;-01-&quot;; SUBSTITUTE(SUBSTITUTE(TRIM(RIGHT([.A82];LEN([.A82])-FIND(&quot;sesion infox &quot;;[.A82])-11));&quot; &quot;;&quot;-&quot;);&quot;--&quot;;&quot;-&quot;))" office:value-type="string" office:string-value="2022-07-81-01-06-funciones-iterativas-estructuras-repetitivas-o-bucles'" calcext:value-type="string">
            <text:p>2022-07-81-01-06-funciones-iterativas-estructuras-repetitivas-o-bucle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ofimatica/sesion infox 07 formularios' </text:p>
          </table:table-cell>
          <table:table-cell table:style-name="ce25" table:formula="of:=COM.MICROSOFT.CONCAT(&quot;2022-07-&quot;; TEXT(ROW([.A83])-ROW([.$A$2])+1;&quot;00&quot;); &quot;-01-&quot;; SUBSTITUTE(SUBSTITUTE(TRIM(RIGHT([.A83];LEN([.A83])-FIND(&quot;sesion infox &quot;;[.A83])-11));&quot; &quot;;&quot;-&quot;);&quot;--&quot;;&quot;-&quot;))" office:value-type="string" office:string-value="2022-07-82-01-07-formularios'" calcext:value-type="string">
            <text:p>2022-07-82-01-07-formulario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ofimatica/sesion infox 08 eventos'</text:p>
          </table:table-cell>
          <table:table-cell table:style-name="ce25" table:formula="of:=COM.MICROSOFT.CONCAT(&quot;2022-07-&quot;; TEXT(ROW([.A84])-ROW([.$A$2])+1;&quot;00&quot;); &quot;-01-&quot;; SUBSTITUTE(SUBSTITUTE(TRIM(RIGHT([.A84];LEN([.A84])-FIND(&quot;sesion infox &quot;;[.A84])-11));&quot; &quot;;&quot;-&quot;);&quot;--&quot;;&quot;-&quot;))" office:value-type="string" office:string-value="2022-07-83-01-08-eventos'" calcext:value-type="string">
            <text:p>2022-07-83-01-08-eventos'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25" table:formula="of:=COM.MICROSOFT.CONCAT(&quot;2022-07-&quot;; TEXT(ROW([.A85])-ROW([.$A$2])+1;&quot;00&quot;); &quot;-01-&quot;; SUBSTITUTE(SUBSTITUTE(TRIM(RIGHT([.A85];LEN([.A85])-FIND(&quot;sesion infox &quot;;[.A85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86])-ROW([.$A$2])+1;&quot;00&quot;); &quot;-01-&quot;; SUBSTITUTE(SUBSTITUTE(TRIM(RIGHT([.A86];LEN([.A86])-FIND(&quot;sesion infox &quot;;[.A86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powerbia</text:p>
          </table:table-cell>
          <table:table-cell table:style-name="ce25" table:formula="of:=COM.MICROSOFT.CONCAT(&quot;2022-07-&quot;; TEXT(ROW([.A87])-ROW([.$A$2])+1;&quot;00&quot;); &quot;-01-&quot;; SUBSTITUTE(SUBSTITUTE(TRIM(RIGHT([.A87];LEN([.A87])-FIND(&quot;sesion infox &quot;;[.A87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88])-ROW([.$A$2])+1;&quot;00&quot;); &quot;-01-&quot;; SUBSTITUTE(SUBSTITUTE(TRIM(RIGHT([.A88];LEN([.A88])-FIND(&quot;sesion infox &quot;;[.A88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power bi/sesion infox 01 introduccion al mundo de bi y la suite power conceptos basicos' </text:p>
          </table:table-cell>
          <table:table-cell table:style-name="ce25" table:formula="of:=COM.MICROSOFT.CONCAT(&quot;2022-07-&quot;; TEXT(ROW([.A89])-ROW([.$A$2])+1;&quot;00&quot;); &quot;-01-&quot;; SUBSTITUTE(SUBSTITUTE(TRIM(RIGHT([.A89];LEN([.A89])-FIND(&quot;sesion infox &quot;;[.A89])-11));&quot; &quot;;&quot;-&quot;);&quot;--&quot;;&quot;-&quot;))" office:value-type="string" office:string-value="2022-07-88-01-01-introduccion-al-mundo-de-bi-y-la-suite-power-conceptos-basicos'" calcext:value-type="string">
            <text:p>2022-07-88-01-01-introduccion-al-mundo-de-bi-y-la-suite-power-conceptos-basico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power bi/sesion infox 02 power query proceso etl' </text:p>
          </table:table-cell>
          <table:table-cell table:style-name="ce25" table:formula="of:=COM.MICROSOFT.CONCAT(&quot;2022-07-&quot;; TEXT(ROW([.A90])-ROW([.$A$2])+1;&quot;00&quot;); &quot;-01-&quot;; SUBSTITUTE(SUBSTITUTE(TRIM(RIGHT([.A90];LEN([.A90])-FIND(&quot;sesion infox &quot;;[.A90])-11));&quot; &quot;;&quot;-&quot;);&quot;--&quot;;&quot;-&quot;))" office:value-type="string" office:string-value="2022-07-89-01-02-power-query-proceso-etl'" calcext:value-type="string">
            <text:p>2022-07-89-01-02-power-query-proceso-etl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power bi/sesion infox 03 proceso etl 2' </text:p>
          </table:table-cell>
          <table:table-cell table:style-name="ce25" table:formula="of:=COM.MICROSOFT.CONCAT(&quot;2022-07-&quot;; TEXT(ROW([.A91])-ROW([.$A$2])+1;&quot;00&quot;); &quot;-01-&quot;; SUBSTITUTE(SUBSTITUTE(TRIM(RIGHT([.A91];LEN([.A91])-FIND(&quot;sesion infox &quot;;[.A91])-11));&quot; &quot;;&quot;-&quot;);&quot;--&quot;;&quot;-&quot;))" office:value-type="string" office:string-value="2022-07-90-01-03-proceso-etl-2'" calcext:value-type="string">
            <text:p>2022-07-90-01-03-proceso-etl-2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power bi/sesion infox 04 power pivot modelo de datos' </text:p>
          </table:table-cell>
          <table:table-cell table:style-name="ce25" table:formula="of:=COM.MICROSOFT.CONCAT(&quot;2022-07-&quot;; TEXT(ROW([.A92])-ROW([.$A$2])+1;&quot;00&quot;); &quot;-01-&quot;; SUBSTITUTE(SUBSTITUTE(TRIM(RIGHT([.A92];LEN([.A92])-FIND(&quot;sesion infox &quot;;[.A92])-11));&quot; &quot;;&quot;-&quot;);&quot;--&quot;;&quot;-&quot;))" office:value-type="string" office:string-value="2022-07-91-01-04-power-pivot-modelo-de-datos'" calcext:value-type="string">
            <text:p>2022-07-91-01-04-power-pivot-modelo-de-dato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power bi/sesion infox 05 inteligencia de tiempo dimension de tiempo' </text:p>
          </table:table-cell>
          <table:table-cell table:style-name="ce25" table:formula="of:=COM.MICROSOFT.CONCAT(&quot;2022-07-&quot;; TEXT(ROW([.A93])-ROW([.$A$2])+1;&quot;00&quot;); &quot;-01-&quot;; SUBSTITUTE(SUBSTITUTE(TRIM(RIGHT([.A93];LEN([.A93])-FIND(&quot;sesion infox &quot;;[.A93])-11));&quot; &quot;;&quot;-&quot;);&quot;--&quot;;&quot;-&quot;))" office:value-type="string" office:string-value="2022-07-92-01-05-inteligencia-de-tiempo-dimension-de-tiempo'" calcext:value-type="string">
            <text:p>2022-07-92-01-05-inteligencia-de-tiempo-dimension-de-tiemp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power bi/sesion infox 06 lenguaje de analisis de datos dax columnas campos calculados' </text:p>
          </table:table-cell>
          <table:table-cell table:style-name="ce25" table:formula="of:=COM.MICROSOFT.CONCAT(&quot;2022-07-&quot;; TEXT(ROW([.A94])-ROW([.$A$2])+1;&quot;00&quot;); &quot;-01-&quot;; SUBSTITUTE(SUBSTITUTE(TRIM(RIGHT([.A94];LEN([.A94])-FIND(&quot;sesion infox &quot;;[.A94])-11));&quot; &quot;;&quot;-&quot;);&quot;--&quot;;&quot;-&quot;))" office:value-type="string" office:string-value="2022-07-93-01-06-lenguaje-de-analisis-de-datos-dax-columnas-campos-calculados'" calcext:value-type="string">
            <text:p>2022-07-93-01-06-lenguaje-de-analisis-de-datos-dax-columnas-campos-calculado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power bi/sesion infox 08 vizualizacion de datos'</text:p>
          </table:table-cell>
          <table:table-cell table:style-name="ce25" table:formula="of:=COM.MICROSOFT.CONCAT(&quot;2022-07-&quot;; TEXT(ROW([.A95])-ROW([.$A$2])+1;&quot;00&quot;); &quot;-01-&quot;; SUBSTITUTE(SUBSTITUTE(TRIM(RIGHT([.A95];LEN([.A95])-FIND(&quot;sesion infox &quot;;[.A95])-11));&quot; &quot;;&quot;-&quot;);&quot;--&quot;;&quot;-&quot;))" office:value-type="string" office:string-value="2022-07-94-01-08-vizualizacion-de-datos'" calcext:value-type="string">
            <text:p>2022-07-94-01-08-vizualizacion-de-datos'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25" table:formula="of:=COM.MICROSOFT.CONCAT(&quot;2022-07-&quot;; TEXT(ROW([.A96])-ROW([.$A$2])+1;&quot;00&quot;); &quot;-01-&quot;; SUBSTITUTE(SUBSTITUTE(TRIM(RIGHT([.A96];LEN([.A96])-FIND(&quot;sesion infox &quot;;[.A96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stata</text:p>
          </table:table-cell>
          <table:table-cell table:style-name="ce25" table:formula="of:=COM.MICROSOFT.CONCAT(&quot;2022-07-&quot;; TEXT(ROW([.A97])-ROW([.$A$2])+1;&quot;00&quot;); &quot;-01-&quot;; SUBSTITUTE(SUBSTITUTE(TRIM(RIGHT([.A97];LEN([.A97])-FIND(&quot;sesion infox &quot;;[.A97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/>
          <table:table-cell table:style-name="ce25" table:formula="of:=COM.MICROSOFT.CONCAT(&quot;2022-07-&quot;; TEXT(ROW([.A98])-ROW([.$A$2])+1;&quot;00&quot;); &quot;-01-&quot;; SUBSTITUTE(SUBSTITUTE(TRIM(RIGHT([.A98];LEN([.A98])-FIND(&quot;sesion infox &quot;;[.A98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stata/sesion infox 01 introduccion al programa' </text:p>
          </table:table-cell>
          <table:table-cell table:style-name="ce25" table:formula="of:=COM.MICROSOFT.CONCAT(&quot;2022-07-&quot;; TEXT(ROW([.A99])-ROW([.$A$2])+1;&quot;00&quot;); &quot;-01-&quot;; SUBSTITUTE(SUBSTITUTE(TRIM(RIGHT([.A99];LEN([.A99])-FIND(&quot;sesion infox &quot;;[.A99])-11));&quot; &quot;;&quot;-&quot;);&quot;--&quot;;&quot;-&quot;))" office:value-type="string" office:string-value="2022-07-98-01-01-introduccion-al-programa'" calcext:value-type="string">
            <text:p>2022-07-98-01-01-introduccion-al-programa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stata/sesion infox 02 manipulando los datos' </text:p>
          </table:table-cell>
          <table:table-cell table:style-name="ce25" table:formula="of:=COM.MICROSOFT.CONCAT(&quot;2022-07-&quot;; TEXT(ROW([.A100])-ROW([.$A$2])+1;&quot;00&quot;); &quot;-01-&quot;; SUBSTITUTE(SUBSTITUTE(TRIM(RIGHT([.A100];LEN([.A100])-FIND(&quot;sesion infox &quot;;[.A100])-11));&quot; &quot;;&quot;-&quot;);&quot;--&quot;;&quot;-&quot;))" office:value-type="string" office:string-value="2022-07-99-01-02-manipulando-los-datos'" calcext:value-type="string">
            <text:p>2022-07-99-01-02-manipulando-los-datos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stata/sesion infox 03 data visualization' </text:p>
          </table:table-cell>
          <table:table-cell table:style-name="ce25" table:formula="of:=COM.MICROSOFT.CONCAT(&quot;2022-07-&quot;; TEXT(ROW([.A101])-ROW([.$A$2])+1;&quot;00&quot;); &quot;-01-&quot;; SUBSTITUTE(SUBSTITUTE(TRIM(RIGHT([.A101];LEN([.A101])-FIND(&quot;sesion infox &quot;;[.A101])-11));&quot; &quot;;&quot;-&quot;);&quot;--&quot;;&quot;-&quot;))" office:value-type="string" office:string-value="2022-07-100-01-03-data-visualization'" calcext:value-type="string">
            <text:p>2022-07-100-01-03-data-visualization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stata/sesion infox 04 regresiones' </text:p>
          </table:table-cell>
          <table:table-cell table:style-name="ce25" table:formula="of:=COM.MICROSOFT.CONCAT(&quot;2022-07-&quot;; TEXT(ROW([.A102])-ROW([.$A$2])+1;&quot;00&quot;); &quot;-01-&quot;; SUBSTITUTE(SUBSTITUTE(TRIM(RIGHT([.A102];LEN([.A102])-FIND(&quot;sesion infox &quot;;[.A102])-11));&quot; &quot;;&quot;-&quot;);&quot;--&quot;;&quot;-&quot;))" office:value-type="string" office:string-value="2022-07-101-01-04-regresiones'" calcext:value-type="string">
            <text:p>2022-07-101-01-04-regresione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stata/sesion infox 05 modelos de seleccion discreta' </text:p>
          </table:table-cell>
          <table:table-cell table:style-name="ce25" table:formula="of:=COM.MICROSOFT.CONCAT(&quot;2022-07-&quot;; TEXT(ROW([.A103])-ROW([.$A$2])+1;&quot;00&quot;); &quot;-01-&quot;; SUBSTITUTE(SUBSTITUTE(TRIM(RIGHT([.A103];LEN([.A103])-FIND(&quot;sesion infox &quot;;[.A103])-11));&quot; &quot;;&quot;-&quot;);&quot;--&quot;;&quot;-&quot;))" office:value-type="string" office:string-value="2022-07-102-01-05-modelos-de-seleccion-discreta'" calcext:value-type="string">
            <text:p>2022-07-102-01-05-modelos-de-seleccion-discreta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stata/sesion infox 06 series de tiempo' </text:p>
          </table:table-cell>
          <table:table-cell table:style-name="ce25" table:formula="of:=COM.MICROSOFT.CONCAT(&quot;2022-07-&quot;; TEXT(ROW([.A104])-ROW([.$A$2])+1;&quot;00&quot;); &quot;-01-&quot;; SUBSTITUTE(SUBSTITUTE(TRIM(RIGHT([.A104];LEN([.A104])-FIND(&quot;sesion infox &quot;;[.A104])-11));&quot; &quot;;&quot;-&quot;);&quot;--&quot;;&quot;-&quot;))" office:value-type="string" office:string-value="2022-07-103-01-06-series-de-tiempo'" calcext:value-type="string">
            <text:p>2022-07-103-01-06-series-de-tiempo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stata/sesion infox 07 paneles de datos' </text:p>
          </table:table-cell>
          <table:table-cell table:style-name="ce25" table:formula="of:=COM.MICROSOFT.CONCAT(&quot;2022-07-&quot;; TEXT(ROW([.A105])-ROW([.$A$2])+1;&quot;00&quot;); &quot;-01-&quot;; SUBSTITUTE(SUBSTITUTE(TRIM(RIGHT([.A105];LEN([.A105])-FIND(&quot;sesion infox &quot;;[.A105])-11));&quot; &quot;;&quot;-&quot;);&quot;--&quot;;&quot;-&quot;))" office:value-type="string" office:string-value="2022-07-104-01-07-paneles-de-datos'" calcext:value-type="string">
            <text:p>2022-07-104-01-07-paneles-de-dato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stata/sesion infox 08 modelos de evaluacion de impacto'</text:p>
          </table:table-cell>
          <table:table-cell table:style-name="ce25" table:formula="of:=COM.MICROSOFT.CONCAT(&quot;2022-07-&quot;; TEXT(ROW([.A106])-ROW([.$A$2])+1;&quot;00&quot;); &quot;-01-&quot;; SUBSTITUTE(SUBSTITUTE(TRIM(RIGHT([.A106];LEN([.A106])-FIND(&quot;sesion infox &quot;;[.A106])-11));&quot; &quot;;&quot;-&quot;);&quot;--&quot;;&quot;-&quot;))" office:value-type="string" office:string-value="2022-07-105-01-08-modelos-de-evaluacion-de-impacto'" calcext:value-type="string">
            <text:p>2022-07-105-01-08-modelos-de-evaluacion-de-impacto'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25"/>
          <table:table-cell table:number-columns-repeated="16382"/>
        </table:table-row>
        <table:table-row table:style-name="ro1">
          <table:table-cell/>
          <table:table-cell table:style-name="ce25"/>
          <table:table-cell table:number-columns-repeated="16382"/>
        </table:table-row>
        <table:table-row table:style-name="ro1">
          <table:table-cell table:style-name="ce22" office:value-type="string" calcext:value-type="string">
            <text:p>macroeconomia</text:p>
          </table:table-cell>
          <table:table-cell table:style-name="ce25"/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01 conceptos basicos' </text:p>
          </table:table-cell>
          <table:table-cell table:style-name="ce26" table:formula="of:=COM.MICROSOFT.CONCAT(&quot;2022-07-&quot;; TEXT(ROW([.A110])-ROW([.$A$2])+1;&quot;00&quot;); &quot;-01-&quot;; SUBSTITUTE(SUBSTITUTE(TRIM(RIGHT([.A110];LEN([.A110])-FIND(&quot;sesion infox &quot;;[.A110])-11));&quot; &quot;;&quot;-&quot;);&quot;--&quot;;&quot;-&quot;))" office:value-type="string" office:string-value="2022-07-109-01-01-conceptos-basicos'" calcext:value-type="string">
            <text:p>2022-07-109-01-01-conceptos-basicos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02 teoria de consumo' </text:p>
          </table:table-cell>
          <table:table-cell table:style-name="ce26" table:formula="of:=COM.MICROSOFT.CONCAT(&quot;2022-07-&quot;; TEXT(ROW([.A111])-ROW([.$A$2])+1;&quot;00&quot;); &quot;-01-&quot;; SUBSTITUTE(SUBSTITUTE(TRIM(RIGHT([.A111];LEN([.A111])-FIND(&quot;sesion infox &quot;;[.A111])-11));&quot; &quot;;&quot;-&quot;);&quot;--&quot;;&quot;-&quot;))" office:value-type="string" office:string-value="2022-07-110-01-02-teoria-de-consumo'" calcext:value-type="string">
            <text:p>2022-07-110-01-02-teoria-de-consum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03 teoria de la inversion' </text:p>
          </table:table-cell>
          <table:table-cell table:style-name="ce26" table:formula="of:=COM.MICROSOFT.CONCAT(&quot;2022-07-&quot;; TEXT(ROW([.A112])-ROW([.$A$2])+1;&quot;00&quot;); &quot;-01-&quot;; SUBSTITUTE(SUBSTITUTE(TRIM(RIGHT([.A112];LEN([.A112])-FIND(&quot;sesion infox &quot;;[.A112])-11));&quot; &quot;;&quot;-&quot;);&quot;--&quot;;&quot;-&quot;))" office:value-type="string" office:string-value="2022-07-111-01-03-teoria-de-la-inversion'" calcext:value-type="string">
            <text:p>2022-07-111-01-03-teoria-de-la-inversion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macroeconomia/sesion infox 04 tipo de cambio' </text:p>
          </table:table-cell>
          <table:table-cell table:style-name="ce26" table:formula="of:=COM.MICROSOFT.CONCAT(&quot;2022-07-&quot;; TEXT(ROW([.A113])-ROW([.$A$2])+1;&quot;00&quot;); &quot;-01-&quot;; SUBSTITUTE(SUBSTITUTE(TRIM(RIGHT([.A113];LEN([.A113])-FIND(&quot;sesion infox &quot;;[.A113])-11));&quot; &quot;;&quot;-&quot;);&quot;--&quot;;&quot;-&quot;))" office:value-type="string" office:string-value="2022-07-112-01-04-tipo-de-cambio'" calcext:value-type="string">
            <text:p>2022-07-112-01-04-tipo-de-cambi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05 modelo de mundell fleming' </text:p>
          </table:table-cell>
          <table:table-cell table:style-name="ce26" table:formula="of:=COM.MICROSOFT.CONCAT(&quot;2022-07-&quot;; TEXT(ROW([.A114])-ROW([.$A$2])+1;&quot;00&quot;); &quot;-01-&quot;; SUBSTITUTE(SUBSTITUTE(TRIM(RIGHT([.A114];LEN([.A114])-FIND(&quot;sesion infox &quot;;[.A114])-11));&quot; &quot;;&quot;-&quot;);&quot;--&quot;;&quot;-&quot;))" office:value-type="string" office:string-value="2022-07-113-01-05-modelo-de-mundell-fleming'" calcext:value-type="string">
            <text:p>2022-07-113-01-05-modelo-de-mundell-fleming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macroeconomia/sesion infox 06 sector externo' </text:p>
          </table:table-cell>
          <table:table-cell table:style-name="ce26" table:formula="of:=COM.MICROSOFT.CONCAT(&quot;2022-07-&quot;; TEXT(ROW([.A115])-ROW([.$A$2])+1;&quot;00&quot;); &quot;-01-&quot;; SUBSTITUTE(SUBSTITUTE(TRIM(RIGHT([.A115];LEN([.A115])-FIND(&quot;sesion infox &quot;;[.A115])-11));&quot; &quot;;&quot;-&quot;);&quot;--&quot;;&quot;-&quot;))" office:value-type="string" office:string-value="2022-07-114-01-06-sector-externo'" calcext:value-type="string">
            <text:p>2022-07-114-01-06-sector-extern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07 fluctuaciones de corto plazo' </text:p>
          </table:table-cell>
          <table:table-cell table:style-name="ce26" table:formula="of:=COM.MICROSOFT.CONCAT(&quot;2022-07-&quot;; TEXT(ROW([.A116])-ROW([.$A$2])+1;&quot;00&quot;); &quot;-01-&quot;; SUBSTITUTE(SUBSTITUTE(TRIM(RIGHT([.A116];LEN([.A116])-FIND(&quot;sesion infox &quot;;[.A116])-11));&quot; &quot;;&quot;-&quot;);&quot;--&quot;;&quot;-&quot;))" office:value-type="string" office:string-value="2022-07-115-01-07-fluctuaciones-de-corto-plazo'" calcext:value-type="string">
            <text:p>2022-07-115-01-07-fluctuaciones-de-corto-plaz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08 ciclos economicos reales rbc' </text:p>
          </table:table-cell>
          <table:table-cell table:style-name="ce26" table:formula="of:=COM.MICROSOFT.CONCAT(&quot;2022-07-&quot;; TEXT(ROW([.A117])-ROW([.$A$2])+1;&quot;00&quot;); &quot;-01-&quot;; SUBSTITUTE(SUBSTITUTE(TRIM(RIGHT([.A117];LEN([.A117])-FIND(&quot;sesion infox &quot;;[.A117])-11));&quot; &quot;;&quot;-&quot;);&quot;--&quot;;&quot;-&quot;))" office:value-type="string" office:string-value="2022-07-116-01-08-ciclos-economicos-reales-rbc'" calcext:value-type="string">
            <text:p>2022-07-116-01-08-ciclos-economicos-reales-rbc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09 crecimiento economico' </text:p>
          </table:table-cell>
          <table:table-cell table:style-name="ce26" table:formula="of:=COM.MICROSOFT.CONCAT(&quot;2022-07-&quot;; TEXT(ROW([.A118])-ROW([.$A$2])+1;&quot;00&quot;); &quot;-01-&quot;; SUBSTITUTE(SUBSTITUTE(TRIM(RIGHT([.A118];LEN([.A118])-FIND(&quot;sesion infox &quot;;[.A118])-11));&quot; &quot;;&quot;-&quot;);&quot;--&quot;;&quot;-&quot;))" office:value-type="string" office:string-value="2022-07-117-01-09-crecimiento-economico'" calcext:value-type="string">
            <text:p>2022-07-117-01-09-crecimiento-economic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10 economia monetaria' </text:p>
          </table:table-cell>
          <table:table-cell table:style-name="ce26" table:formula="of:=COM.MICROSOFT.CONCAT(&quot;2022-07-&quot;; TEXT(ROW([.A119])-ROW([.$A$2])+1;&quot;00&quot;); &quot;-01-&quot;; SUBSTITUTE(SUBSTITUTE(TRIM(RIGHT([.A119];LEN([.A119])-FIND(&quot;sesion infox &quot;;[.A119])-11));&quot; &quot;;&quot;-&quot;);&quot;--&quot;;&quot;-&quot;))" office:value-type="string" office:string-value="2022-07-118-01-10-economia-monetaria'" calcext:value-type="string">
            <text:p>2022-07-118-01-10-economia-monetaria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acroeconomia/sesion infox 11 modelos de empleo'</text:p>
          </table:table-cell>
          <table:table-cell table:style-name="ce26" table:formula="of:=COM.MICROSOFT.CONCAT(&quot;2022-07-&quot;; TEXT(ROW([.A120])-ROW([.$A$2])+1;&quot;00&quot;); &quot;-01-&quot;; SUBSTITUTE(SUBSTITUTE(TRIM(RIGHT([.A120];LEN([.A120])-FIND(&quot;sesion infox &quot;;[.A120])-11));&quot; &quot;;&quot;-&quot;);&quot;--&quot;;&quot;-&quot;))" office:value-type="string" office:string-value="2022-07-119-01-11-modelos-de-empleo'" calcext:value-type="string">
            <text:p>2022-07-119-01-11-modelos-de-empleo'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26" table:formula="of:=COM.MICROSOFT.CONCAT(&quot;2022-07-&quot;; TEXT(ROW([.A121])-ROW([.$A$2])+1;&quot;00&quot;); &quot;-01-&quot;; SUBSTITUTE(SUBSTITUTE(TRIM(RIGHT([.A121];LEN([.A121])-FIND(&quot;sesion infox &quot;;[.A121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microeconomia</text:p>
          </table:table-cell>
          <table:table-cell table:style-name="ce26" table:formula="of:=COM.MICROSOFT.CONCAT(&quot;2022-07-&quot;; TEXT(ROW([.A122])-ROW([.$A$2])+1;&quot;00&quot;); &quot;-01-&quot;; SUBSTITUTE(SUBSTITUTE(TRIM(RIGHT([.A122];LEN([.A122])-FIND(&quot;sesion infox &quot;;[.A122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icroeconomia/sesion infox 01 teoria del consumidor' </text:p>
          </table:table-cell>
          <table:table-cell table:style-name="ce26" table:formula="of:=COM.MICROSOFT.CONCAT(&quot;2022-07-&quot;; TEXT(ROW([.A123])-ROW([.$A$2])+1;&quot;00&quot;); &quot;-01-&quot;; SUBSTITUTE(SUBSTITUTE(TRIM(RIGHT([.A123];LEN([.A123])-FIND(&quot;sesion infox &quot;;[.A123])-11));&quot; &quot;;&quot;-&quot;);&quot;--&quot;;&quot;-&quot;))" office:value-type="string" office:string-value="2022-07-122-01-01-teoria-del-consumidor'" calcext:value-type="string">
            <text:p>2022-07-122-01-01-teoria-del-consumidor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icroeconomia/sesion infox 02 teoria del productor' </text:p>
          </table:table-cell>
          <table:table-cell table:style-name="ce26" table:formula="of:=COM.MICROSOFT.CONCAT(&quot;2022-07-&quot;; TEXT(ROW([.A124])-ROW([.$A$2])+1;&quot;00&quot;); &quot;-01-&quot;; SUBSTITUTE(SUBSTITUTE(TRIM(RIGHT([.A124];LEN([.A124])-FIND(&quot;sesion infox &quot;;[.A124])-11));&quot; &quot;;&quot;-&quot;);&quot;--&quot;;&quot;-&quot;))" office:value-type="string" office:string-value="2022-07-123-01-02-teoria-del-productor'" calcext:value-type="string">
            <text:p>2022-07-123-01-02-teoria-del-productor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icroeconomia/sesion infox 03 decisiones de consumo y produccion en el tiempo' </text:p>
          </table:table-cell>
          <table:table-cell table:style-name="ce26" table:formula="of:=COM.MICROSOFT.CONCAT(&quot;2022-07-&quot;; TEXT(ROW([.A125])-ROW([.$A$2])+1;&quot;00&quot;); &quot;-01-&quot;; SUBSTITUTE(SUBSTITUTE(TRIM(RIGHT([.A125];LEN([.A125])-FIND(&quot;sesion infox &quot;;[.A125])-11));&quot; &quot;;&quot;-&quot;);&quot;--&quot;;&quot;-&quot;))" office:value-type="string" office:string-value="2022-07-124-01-03-decisiones-de-consumo-y-produccion-en-el-tiempo'" calcext:value-type="string">
            <text:p>2022-07-124-01-03-decisiones-de-consumo-y-produccion-en-el-tiemp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icroeconomia/sesion infox 04 equilibrio parcial y competitivo' </text:p>
          </table:table-cell>
          <table:table-cell table:style-name="ce26" table:formula="of:=COM.MICROSOFT.CONCAT(&quot;2022-07-&quot;; TEXT(ROW([.A126])-ROW([.$A$2])+1;&quot;00&quot;); &quot;-01-&quot;; SUBSTITUTE(SUBSTITUTE(TRIM(RIGHT([.A126];LEN([.A126])-FIND(&quot;sesion infox &quot;;[.A126])-11));&quot; &quot;;&quot;-&quot;);&quot;--&quot;;&quot;-&quot;))" office:value-type="string" office:string-value="2022-07-125-01-04-equilibrio-parcial-y-competitivo'" calcext:value-type="string">
            <text:p>2022-07-125-01-04-equilibrio-parcial-y-competitiv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icroeconomia/sesion infox 05 monopolio y modelos de oligopolio' </text:p>
          </table:table-cell>
          <table:table-cell table:style-name="ce26" table:formula="of:=COM.MICROSOFT.CONCAT(&quot;2022-07-&quot;; TEXT(ROW([.A127])-ROW([.$A$2])+1;&quot;00&quot;); &quot;-01-&quot;; SUBSTITUTE(SUBSTITUTE(TRIM(RIGHT([.A127];LEN([.A127])-FIND(&quot;sesion infox &quot;;[.A127])-11));&quot; &quot;;&quot;-&quot;);&quot;--&quot;;&quot;-&quot;))" office:value-type="string" office:string-value="2022-07-126-01-05-monopolio-y-modelos-de-oligopolio'" calcext:value-type="string">
            <text:p>2022-07-126-01-05-monopolio-y-modelos-de-oligopolio'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❯  cd '/home/achalmaedison/Documents/microeconomia/sesion infox 06 modelo de intercambio puro' </text:p>
          </table:table-cell>
          <table:table-cell table:style-name="ce26" table:formula="of:=COM.MICROSOFT.CONCAT(&quot;2022-07-&quot;; TEXT(ROW([.A128])-ROW([.$A$2])+1;&quot;00&quot;); &quot;-01-&quot;; SUBSTITUTE(SUBSTITUTE(TRIM(RIGHT([.A128];LEN([.A128])-FIND(&quot;sesion infox &quot;;[.A128])-11));&quot; &quot;;&quot;-&quot;);&quot;--&quot;;&quot;-&quot;))" office:value-type="string" office:string-value="2022-07-127-01-06-modelo-de-intercambio-puro'" calcext:value-type="string">
            <text:p>2022-07-127-01-06-modelo-de-intercambio-puro'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❯  cd '/home/achalmaedison/Documents/microeconomia/sesion infox 07 fallas de mercado'</text:p>
          </table:table-cell>
          <table:table-cell table:style-name="ce26" table:formula="of:=COM.MICROSOFT.CONCAT(&quot;2022-07-&quot;; TEXT(ROW([.A129])-ROW([.$A$2])+1;&quot;00&quot;); &quot;-01-&quot;; SUBSTITUTE(SUBSTITUTE(TRIM(RIGHT([.A129];LEN([.A129])-FIND(&quot;sesion infox &quot;;[.A129])-11));&quot; &quot;;&quot;-&quot;);&quot;--&quot;;&quot;-&quot;))" office:value-type="string" office:string-value="2022-07-128-01-07-fallas-de-mercado'" calcext:value-type="string">
            <text:p>2022-07-128-01-07-fallas-de-mercado'</text:p>
          </table:table-cell>
          <table:table-cell table:number-columns-repeated="16382"/>
        </table:table-row>
        <table:table-row table:style-name="ro1">
          <table:table-cell table:style-name="ce16"/>
          <table:table-cell table:style-name="ce26" table:formula="of:=COM.MICROSOFT.CONCAT(&quot;2022-07-&quot;; TEXT(ROW([.A130])-ROW([.$A$2])+1;&quot;00&quot;); &quot;-01-&quot;; SUBSTITUTE(SUBSTITUTE(TRIM(RIGHT([.A130];LEN([.A130])-FIND(&quot;sesion infox &quot;;[.A130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R</text:p>
          </table:table-cell>
          <table:table-cell table:style-name="ce26" table:formula="of:=COM.MICROSOFT.CONCAT(&quot;2022-07-&quot;; TEXT(ROW([.A131])-ROW([.$A$2])+1;&quot;00&quot;); &quot;-01-&quot;; SUBSTITUTE(SUBSTITUTE(TRIM(RIGHT([.A131];LEN([.A131])-FIND(&quot;sesion infox &quot;;[.A131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❯ <text:s/>cd '/home/achalmaedison/Documents/r/sesion infox 02 manipulacion de datos'</text:p>
          </table:table-cell>
          <table:table-cell table:style-name="ce26" table:formula="of:=COM.MICROSOFT.CONCAT(&quot;2022-07-&quot;; TEXT(ROW([.A132])-ROW([.$A$2])+1;&quot;00&quot;); &quot;-01-&quot;; SUBSTITUTE(SUBSTITUTE(TRIM(RIGHT([.A132];LEN([.A132])-FIND(&quot;sesion infox &quot;;[.A132])-11));&quot; &quot;;&quot;-&quot;);&quot;--&quot;;&quot;-&quot;))" office:value-type="string" office:string-value="2022-07-131-01-02-manipulacion-de-datos'" calcext:value-type="string">
            <text:p>2022-07-131-01-02-manipulacion-de-datos'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❯ <text:s/>cd '/home/achalmaedison/Documents/r/sesion infox 03 visualizacion de datos'</text:p>
          </table:table-cell>
          <table:table-cell table:style-name="ce26" table:formula="of:=COM.MICROSOFT.CONCAT(&quot;2022-07-&quot;; TEXT(ROW([.A133])-ROW([.$A$2])+1;&quot;00&quot;); &quot;-01-&quot;; SUBSTITUTE(SUBSTITUTE(TRIM(RIGHT([.A133];LEN([.A133])-FIND(&quot;sesion infox &quot;;[.A133])-11));&quot; &quot;;&quot;-&quot;);&quot;--&quot;;&quot;-&quot;))" office:value-type="string" office:string-value="2022-07-132-01-03-visualizacion-de-datos'" calcext:value-type="string">
            <text:p>2022-07-132-01-03-visualizacion-de-datos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r/sesion infox 04 modelo de machine learning i analisis exploratorio'</text:p>
          </table:table-cell>
          <table:table-cell table:style-name="ce26" table:formula="of:=COM.MICROSOFT.CONCAT(&quot;2022-07-&quot;; TEXT(ROW([.A134])-ROW([.$A$2])+1;&quot;00&quot;); &quot;-01-&quot;; SUBSTITUTE(SUBSTITUTE(TRIM(RIGHT([.A134];LEN([.A134])-FIND(&quot;sesion infox &quot;;[.A134])-11));&quot; &quot;;&quot;-&quot;);&quot;--&quot;;&quot;-&quot;))" office:value-type="string" office:string-value="2022-07-133-01-04-modelo-de-machine-learning-i-analisis-exploratorio'" calcext:value-type="string">
            <text:p>2022-07-133-01-04-modelo-de-machine-learning-i-analisis-exploratorio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r/sesion infox 05 modelo de machine learning ii modelo de clasificacion'</text:p>
          </table:table-cell>
          <table:table-cell table:style-name="ce26" table:formula="of:=COM.MICROSOFT.CONCAT(&quot;2022-07-&quot;; TEXT(ROW([.A135])-ROW([.$A$2])+1;&quot;00&quot;); &quot;-01-&quot;; SUBSTITUTE(SUBSTITUTE(TRIM(RIGHT([.A135];LEN([.A135])-FIND(&quot;sesion infox &quot;;[.A135])-11));&quot; &quot;;&quot;-&quot;);&quot;--&quot;;&quot;-&quot;))" office:value-type="string" office:string-value="2022-07-134-01-05-modelo-de-machine-learning-ii-modelo-de-clasificacion'" calcext:value-type="string">
            <text:p>2022-07-134-01-05-modelo-de-machine-learning-ii-modelo-de-clasificacion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r/sesion infox 06 modelo de machine learning iii modelo de regresion'</text:p>
          </table:table-cell>
          <table:table-cell table:style-name="ce26" table:formula="of:=COM.MICROSOFT.CONCAT(&quot;2022-07-&quot;; TEXT(ROW([.A136])-ROW([.$A$2])+1;&quot;00&quot;); &quot;-01-&quot;; SUBSTITUTE(SUBSTITUTE(TRIM(RIGHT([.A136];LEN([.A136])-FIND(&quot;sesion infox &quot;;[.A136])-11));&quot; &quot;;&quot;-&quot;);&quot;--&quot;;&quot;-&quot;))" office:value-type="string" office:string-value="2022-07-135-01-06-modelo-de-machine-learning-iii-modelo-de-regresion'" calcext:value-type="string">
            <text:p>2022-07-135-01-06-modelo-de-machine-learning-iii-modelo-de-regresion'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❯ <text:s/>cd '/home/achalmaedison/Documents/r/sesion infox 07 modelo de machine learning iv tex mining'</text:p>
          </table:table-cell>
          <table:table-cell table:style-name="ce26" table:formula="of:=COM.MICROSOFT.CONCAT(&quot;2022-07-&quot;; TEXT(ROW([.A137])-ROW([.$A$2])+1;&quot;00&quot;); &quot;-01-&quot;; SUBSTITUTE(SUBSTITUTE(TRIM(RIGHT([.A137];LEN([.A137])-FIND(&quot;sesion infox &quot;;[.A137])-11));&quot; &quot;;&quot;-&quot;);&quot;--&quot;;&quot;-&quot;))" office:value-type="string" office:string-value="2022-07-136-01-07-modelo-de-machine-learning-iv-tex-mining'" calcext:value-type="string">
            <text:p>2022-07-136-01-07-modelo-de-machine-learning-iv-tex-mining'</text:p>
          </table:table-cell>
          <table:table-cell table:number-columns-repeated="16382"/>
        </table:table-row>
        <table:table-row table:style-name="ro1">
          <table:table-cell/>
          <table:table-cell table:style-name="ce26" table:formula="of:=COM.MICROSOFT.CONCAT(&quot;2022-07-&quot;; TEXT(ROW([.A138])-ROW([.$A$2])+1;&quot;00&quot;); &quot;-01-&quot;; SUBSTITUTE(SUBSTITUTE(TRIM(RIGHT([.A138];LEN([.A138])-FIND(&quot;sesion infox &quot;;[.A138])-11));&quot; &quot;;&quot;-&quot;);&quot;--&quot;;&quot;-&quot;)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MA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5" table:number-columns-repeated="16375" table:default-cell-style-name="ce28"/>
        <table:table-column table:style-name="co5" table:number-columns-repeated="3" table:default-cell-style-name="ce29"/>
        <table:table-row table:style-name="ro1">
          <table:table-cell office:value-type="string" calcext:value-type="string">
            <text:p>INFOX</text:p>
          </table:table-cell>
          <table:table-cell/>
          <table:table-cell office:value-type="string" calcext:value-type="string">
            <text:p>CAF</text:p>
          </table:table-cell>
          <table:table-cell table:number-columns-repeated="16378"/>
        </table:table-row>
        <table:table-row table:style-name="ro1">
          <table:table-cell table:style-name="ce29"/>
          <table:table-cell/>
          <table:table-cell table:style-name="ce29"/>
          <table:table-cell table:number-columns-repeated="16378"/>
        </table:table-row>
        <table:table-row table:style-name="ro1">
          <table:table-cell table:style-name="ce30" office:value-type="string" calcext:value-type="string">
            <text:p>ESTADISTICA</text:p>
          </table:table-cell>
          <table:table-cell/>
          <table:table-cell table:style-name="ce33" office:value-type="string" calcext:value-type="string">
            <text:p>ECONOMIA GENERAL</text:p>
          </table:table-cell>
          <table:table-cell table:number-columns-repeated="16378"/>
        </table:table-row>
        <table:table-row table:style-name="ro1">
          <table:table-cell table:style-name="ce31" office:value-type="string" calcext:value-type="string">
            <text:p>curso infox 00 econometria </text:p>
          </table:table-cell>
          <table:table-cell/>
          <table:table-cell table:style-name="ce31" office:value-type="string" calcext:value-type="string">
            <text:p>introduccion a los cursos de economia de ca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01 modelo clasico de regresion lineal</text:p>
          </table:table-cell>
          <table:table-cell/>
          <table:table-cell table:style-name="ce29"/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02 el estimador de minimos cuadrados ordinarios mco</text:p>
          </table:table-cell>
          <table:table-cell/>
          <table:table-cell table:style-name="ce33" office:value-type="string" calcext:value-type="string">
            <text:p>ESTADISTIC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03 algebra y geometria de mco</text:p>
          </table:table-cell>
          <table:table-cell/>
          <table:table-cell table:style-name="ce31" office:value-type="string" calcext:value-type="string">
            <text:p>curso caf econometria 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04 propiedades en muestras finitas del estimador mco</text:p>
          </table:table-cell>
          <table:table-cell/>
          <table:table-cell table:style-name="ce31" office:value-type="string" calcext:value-type="string">
            <text:p>curso caf econometria i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05 propiedades en muestras infinitas del estimador mco</text:p>
          </table:table-cell>
          <table:table-cell/>
          <table:table-cell table:style-name="ce31" office:value-type="string" calcext:value-type="string">
            <text:p>curso caf microeconometria aplicad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07 bondad de ajus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tadistica/sesion infox 01 fundamentos de econometria 08 multicolinealidad</text:p>
          </table:table-cell>
          <table:table-cell/>
          <table:table-cell table:style-name="ce32" office:value-type="string" calcext:value-type="string">
            <text:p>FINANZ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09 inferencia</text:p>
          </table:table-cell>
          <table:table-cell/>
          <table:table-cell office:value-type="string" calcext:value-type="string">
            <text:p>gerencia financiera/curso caf finanzas i economia financie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10 heterocedasticidad</text:p>
          </table:table-cell>
          <table:table-cell/>
          <table:table-cell office:value-type="string" calcext:value-type="string">
            <text:p>gerencia financiera/curso caf finanzas ii finanzas corporativ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11 problemas de endogeneidad</text:p>
          </table:table-cell>
          <table:table-cell/>
          <table:table-cell office:value-type="string" calcext:value-type="string">
            <text:p>gerencia financiera/curso caf finanzas iii temas avanzados en finanzas y mercados financiero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1 fundamentos de econometria 12 perturbaciones no esferica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tadistica/sesion infox 02 macroeconometria 01 analisis univariado</text:p>
          </table:table-cell>
          <table:table-cell/>
          <table:table-cell table:style-name="ce32" office:value-type="string" calcext:value-type="string">
            <text:p>MACROECONOM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2 macroeconometria 02 analisis multivariado</text:p>
          </table:table-cell>
          <table:table-cell/>
          <table:table-cell office:value-type="string" calcext:value-type="string">
            <text:p>macroeconomia/curso caf comercio internacion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2 macroeconometria 03 modelos de factores latentes</text:p>
          </table:table-cell>
          <table:table-cell/>
          <table:table-cell office:value-type="string" calcext:value-type="string">
            <text:p>macroeconomia/curso caf crecimiento economi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2 macroeconometria 04 modelos no lineales en la media</text:p>
          </table:table-cell>
          <table:table-cell/>
          <table:table-cell office:value-type="string" calcext:value-type="string">
            <text:p>macroeconomia/curso caf economia computacion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3 microeconometria 01 modelos de esesion discreta probit y logit</text:p>
          </table:table-cell>
          <table:table-cell/>
          <table:table-cell office:value-type="string" calcext:value-type="string">
            <text:p>macroeconomia/curso caf economia monetar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3 microeconometria 02 modelos fraccionados</text:p>
          </table:table-cell>
          <table:table-cell/>
          <table:table-cell office:value-type="string" calcext:value-type="string">
            <text:p>macroeconomia/curso caf macroeconomia dinamic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3 microeconometria 03 modelos multinomiales y ordenados</text:p>
          </table:table-cell>
          <table:table-cell/>
          <table:table-cell office:value-type="string" calcext:value-type="string">
            <text:p>macroeconomia/curso caf macroeconomia 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3 microeconometria 04 modelos con variables censuradas y truncadas</text:p>
          </table:table-cell>
          <table:table-cell/>
          <table:table-cell office:value-type="string" calcext:value-type="string">
            <text:p>macroeconomia/curso caf macroeconomia i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3 microeconometria 05 sesgo de selecc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tadistica/sesion infox 03 microeconometria 06 modelos de ecuaciones simultaneas</text:p>
          </table:table-cell>
          <table:table-cell/>
          <table:table-cell table:style-name="ce32" office:value-type="string" calcext:value-type="string">
            <text:p>MATEMATIC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4 econometria financiera 01 introduccion</text:p>
          </table:table-cell>
          <table:table-cell/>
          <table:table-cell office:value-type="string" calcext:value-type="string">
            <text:p>matematica/curso caf matematicas 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5 econometria bayesiana 01 introduccion a la econometria bayesiana</text:p>
          </table:table-cell>
          <table:table-cell/>
          <table:table-cell office:value-type="string" calcext:value-type="string">
            <text:p>matematica/curso caf matematicas i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5 econometria bayesiana 02 modelo de regresion lineal</text:p>
          </table:table-cell>
          <table:table-cell/>
          <table:table-cell office:value-type="string" calcext:value-type="string">
            <text:p>matematica/curso caf matematicas ii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5 econometria bayesiana 03 simulacion y estimacion bayesian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tadistica/sesion infox 05 econometria bayesiana 04 aplicaciones econometricas</text:p>
          </table:table-cell>
          <table:table-cell/>
          <table:table-cell table:style-name="ce32" office:value-type="string" calcext:value-type="string">
            <text:p>MICROECONOM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6 evaluacion de impacto 01 introduccion a la evaluacion de impacto</text:p>
          </table:table-cell>
          <table:table-cell/>
          <table:table-cell office:value-type="string" calcext:value-type="string">
            <text:p>microeconomia/curso caf economia de los rrnn y ambiental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6 evaluacion de impacto 02 introduccion a los experimentos aleatorios</text:p>
          </table:table-cell>
          <table:table-cell/>
          <table:table-cell office:value-type="string" calcext:value-type="string">
            <text:p>microeconomia/curso caf economia del desarrol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6 evaluacion de impacto 03 modelo de emparejamiento</text:p>
          </table:table-cell>
          <table:table-cell/>
          <table:table-cell office:value-type="string" calcext:value-type="string">
            <text:p>microeconomia/curso caf economia public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6 evaluacion de impacto 04 regresion discontinua rd</text:p>
          </table:table-cell>
          <table:table-cell/>
          <table:table-cell office:value-type="string" calcext:value-type="string">
            <text:p>microeconomia/curso caf evaluacion social de proyecto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6 evaluacion de impacto 05 regresion discontinua sharp vs fuzzy</text:p>
          </table:table-cell>
          <table:table-cell/>
          <table:table-cell office:value-type="string" calcext:value-type="string">
            <text:p>microeconomia/curso caf microeconomia 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6 evaluacion de impacto 06 analizando papers con rdd usando stata y r</text:p>
          </table:table-cell>
          <table:table-cell/>
          <table:table-cell office:value-type="string" calcext:value-type="string">
            <text:p>microeconomia/curso caf microeconomia i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6 evaluacion de impacto 07 metodo de control sintetico mcs</text:p>
          </table:table-cell>
          <table:table-cell/>
          <table:table-cell office:value-type="string" calcext:value-type="string">
            <text:p>microeconomia/curso caf organizacion industri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adistica/sesion infox 07 econometria y topicos en economia empirica 04 variables instrumentales</text:p>
          </table:table-cell>
          <table:table-cell table:number-columns-repeated="16380"/>
        </table:table-row>
        <table:table-row table:style-name="ro1">
          <table:table-cell table:number-columns-repeated="16381"/>
        </table:table-row>
        <table:table-row table:style-name="ro1">
          <table:table-cell table:style-name="ce32" office:value-type="string" calcext:value-type="string">
            <text:p>EVIEW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views/sesion infox 01 introduccion a la programacion con eview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views/sesion infox 02 empleo de bucles y variables temporal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views/sesion infox 03 metodos de estimacion objeto equatio objeto t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views/sesion infox 05 objetos avanzad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views/sesion infox 06 empleo de subrutina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views/sesion infox 07 modelacion</text:p>
          </table:table-cell>
          <table:table-cell table:number-columns-repeated="16380"/>
        </table:table-row>
        <table:table-row table:style-name="ro1">
          <table:table-cell table:number-columns-repeated="16381"/>
        </table:table-row>
        <table:table-row table:style-name="ro1">
          <table:table-cell table:style-name="ce32" office:value-type="string" calcext:value-type="string">
            <text:p>FUNDAMENTOS DE PROGRAMACIÓ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undamentos de programacion/sesion infox 01 pensamiento log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undamentos de programacion/sesion infox 02 introduccion a los algoritm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undamentos de programacion/sesion infox 03 programacion basica en html</text:p>
          </table:table-cell>
          <table:table-cell table:number-columns-repeated="16380"/>
        </table:table-row>
        <table:table-row table:style-name="ro1">
          <table:table-cell table:number-columns-repeated="16381"/>
        </table:table-row>
        <table:table-row table:style-name="ro1">
          <table:table-cell table:style-name="ce32" office:value-type="string" calcext:value-type="string">
            <text:p>FINANZA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encia financiera/sesion infox 01 conceptos basic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encia financiera/sesion infox 02 finanzas corporativa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encia financiera/sesion infox 03 renta vari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encia financiera/sesion infox 04 renta fij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encia financiera/sesion infox 05 derivados financier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encia financiera/sesion infox 06 teoria de portafolio</text:p>
          </table:table-cell>
          <table:table-cell table:number-columns-repeated="16380"/>
        </table:table-row>
        <table:table-row table:style-name="ro1">
          <table:table-cell table:number-columns-repeated="16381"/>
        </table:table-row>
        <table:table-row table:style-name="ro1">
          <table:table-cell table:style-name="ce32" office:value-type="string" calcext:value-type="string">
            <text:p>LATE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ex/sesion infox 01 introduccion al late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ex/sesion infox 02 latex y matemat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ex/sesion infox 03 latex como editor de text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ex/sesion infox 04 latex y referencia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ex/sesion infox 05 presentaciones en beam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ex/sesion infox 06 tiks</text:p>
          </table:table-cell>
          <table:table-cell table:number-columns-repeated="16380"/>
        </table:table-row>
        <table:table-row table:style-name="ro1">
          <table:table-cell table:number-columns-repeated="16381"/>
        </table:table-row>
        <table:table-row table:style-name="ro1">
          <table:table-cell table:style-name="ce32" office:value-type="string" calcext:value-type="string">
            <text:p>MACROECONOM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1 conceptos basic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2 teoria de consum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3 teoria de la invers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4 tipo de cambi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5 modelo de mundell flem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6 sector exter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7 fluctuaciones de corto plaz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8 ciclos economicos reales rb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09 crecimiento economi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10 economia monetar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roeconomia/sesion infox 11 modelos de empleo</text:p>
          </table:table-cell>
          <table:table-cell table:number-columns-repeated="16380"/>
        </table:table-row>
        <table:table-row table:style-name="ro1">
          <table:table-cell table:style-name="ce29"/>
          <table:table-cell table:number-columns-repeated="16380"/>
        </table:table-row>
        <table:table-row table:style-name="ro1">
          <table:table-cell table:style-name="ce32" office:value-type="string" calcext:value-type="string">
            <text:p>MATLA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lab/sesion infox 01 primeros pasos en matlab</text:p>
          </table:table-cell>
          <table:table-cell table:number-columns-repeated="16380"/>
        </table:table-row>
        <table:table-row table:style-name="ro1" table:number-rows-repeated="2">
          <table:table-cell table:number-columns-repeated="16381"/>
        </table:table-row>
        <table:table-row table:style-name="ro1">
          <table:table-cell table:style-name="ce32" office:value-type="string" calcext:value-type="string">
            <text:p>MICROECONOM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croeconomia/sesion infox 01 teoria del consumid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croeconomia/sesion infox 02 teoria del product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croeconomia/sesion infox 03 decisiones de consumo y produccion en el tiemp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croeconomia/sesion infox 04 equilibrio parcial y competitiv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croeconomia/sesion infox 05 monopolio y modelos de oligopoli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croeconomia/sesion infox 06 modelo de intercambio pur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croeconomia/sesion infox 07 fallas de mercado</text:p>
          </table:table-cell>
          <table:table-cell table:number-columns-repeated="16380"/>
        </table:table-row>
        <table:table-row table:style-name="ro1">
          <table:table-cell table:number-columns-repeated="16381"/>
        </table:table-row>
        <table:table-row table:style-name="ro1">
          <table:table-cell table:style-name="ce32" office:value-type="string" calcext:value-type="string">
            <text:p>OFIMATI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imatica/sesion infox 01 visual basic introduccion al lenguaje y editor vb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imatica/sesion infox 02 visual basic grabar y modific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imatica/sesion infox 03 visual basic procedimient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imatica/sesion infox 04 visual basic funciones en vb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imatica/sesion infox 05 visual basic funciones condicionales estructuras condicional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imatica/sesion infox 06 visual basic funciones iterativas estructuras repetitivas o bucl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imatica/sesion infox 07 visual basic formulari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imatica/sesion infox 08 visual basic eventos</text:p>
          </table:table-cell>
          <table:table-cell table:number-columns-repeated="16380"/>
        </table:table-row>
        <table:table-row table:style-name="ro1" table:number-rows-repeated="2">
          <table:table-cell table:number-columns-repeated="16381"/>
        </table:table-row>
        <table:table-row table:style-name="ro1">
          <table:table-cell table:style-name="ce32" office:value-type="string" calcext:value-type="string">
            <text:p>POWER B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wer bi/sesion infox 01 introduccion al mundo de bi y la suite power conceptos basic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wer bi/sesion infox 02 power query proceso et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wer bi/sesion infox 03 proceso etl 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wer bi/sesion infox 04 power pivot modelo de dat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wer bi/sesion infox 05 inteligencia de tiempo dimension de tiemp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wer bi/sesion infox 06 lenguaje de analisis de datos dax columnas campos calculad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wer bi/sesion infox 08 vizualizacion de datos</text:p>
          </table:table-cell>
          <table:table-cell table:number-columns-repeated="16380"/>
        </table:table-row>
        <table:table-row table:style-name="ro1" table:number-rows-repeated="2">
          <table:table-cell table:number-columns-repeated="16381"/>
        </table:table-row>
        <table:table-row table:style-name="ro1">
          <table:table-cell table:style-name="ce32" office:value-type="string" calcext:value-type="string">
            <text:p>PYTH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02 variables expresiones y statemen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03 objetos de pyth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04 ejecucion condicion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05 iteracion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06 funcion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07 datafram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08 prediccion y metrica de perform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09 metodos de machine learning para clasificac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10 metodos de machine learning para regres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thon/sesion infox 11 validacion cruzada y composicion del modelo</text:p>
          </table:table-cell>
          <table:table-cell table:number-columns-repeated="16380"/>
        </table:table-row>
        <table:table-row table:style-name="ro1">
          <table:table-cell table:number-columns-repeated="16381"/>
        </table:table-row>
        <table:table-row table:style-name="ro1">
          <table:table-cell table:style-name="ce32"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/sesion infox 02 manipulacion de dat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/sesion infox 03 visualizacion de dat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/sesion infox 04 modelo de machine learning i analisis exploratori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/sesion infox 05 modelo de machine learning ii modelo de clasificac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/sesion infox 06 modelo de machine learning iii modelo de regres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/sesion infox 07 modelo de machine learning iv tex mining</text:p>
          </table:table-cell>
          <table:table-cell table:number-columns-repeated="16380"/>
        </table:table-row>
        <table:table-row table:style-name="ro1">
          <table:table-cell table:number-columns-repeated="16381"/>
        </table:table-row>
        <table:table-row table:style-name="ro1">
          <table:table-cell table:style-name="ce32" office:value-type="string" calcext:value-type="string">
            <text:p>ST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a/sesion infox 01 introduccion al program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a/sesion infox 02 manipulando los dat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a/sesion infox 03 data visualiza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a/sesion infox 04 regresion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a/sesion infox 05 modelos de seleccion discre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a/sesion infox 06 series de tiemp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a/sesion infox 07 paneles de dat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a/sesion infox 08 modelos de evaluacion de impacto</text:p>
          </table:table-cell>
          <table:table-cell table:number-columns-repeated="16380"/>
        </table:table-row>
        <table:table-row table:style-name="ro1" table:number-rows-repeated="104843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CALENDARIO" table:style-name="ta1">
        <office:forms form:automatic-focus="false" form:apply-design-mode="false"/>
        <table:table-column table:style-name="co5" table:default-cell-style-name="ce39"/>
        <table:table-column table:style-name="co12" table:default-cell-style-name="ce39"/>
        <table:table-column table:style-name="co5" table:number-columns-repeated="16382" table:default-cell-style-name="ce39"/>
        <table:table-row table:style-name="ro1">
          <table:table-cell table:style-name="ce49" office:value-type="string" calcext:value-type="string">
            <text:p>Fecha</text:p>
          </table:table-cell>
          <table:table-cell table:style-name="ce49" office:value-type="string" calcext:value-type="string">
            <text:p>Curso/Sesió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1-04</text:p>
          </table:table-cell>
          <table:table-cell table:style-name="ce40" office:value-type="string" calcext:value-type="string">
            <text:p>Fundamentos de Programación - Pensamiento lógic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1-11</text:p>
          </table:table-cell>
          <table:table-cell table:style-name="ce41" office:value-type="string" calcext:value-type="string">
            <text:p>Fundamentos de Programación - Introducción a los algoritm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1-18</text:p>
          </table:table-cell>
          <table:table-cell table:style-name="ce41" office:value-type="string" calcext:value-type="string">
            <text:p>Fundamentos de Programación - Programación básica en HTML</text:p>
          </table:table-cell>
          <table:table-cell table:number-columns-repeated="16382"/>
        </table:table-row>
        <table:table-row table:style-name="ro1">
          <table:table-cell table:style-name="ce37" office:value-type="string" calcext:value-type="string">
            <text:p>2021-01-25</text:p>
          </table:table-cell>
          <table:table-cell table:style-name="ce41" office:value-type="string" calcext:value-type="string">
            <text:p>LaTeX - Introducción al LaTeX</text:p>
          </table:table-cell>
          <table:table-cell table:number-columns-repeated="16382"/>
        </table:table-row>
        <table:table-row table:style-name="ro1">
          <table:table-cell table:style-name="ce37" office:value-type="string" calcext:value-type="string">
            <text:p>2021-02-01</text:p>
          </table:table-cell>
          <table:table-cell table:style-name="ce41" office:value-type="string" calcext:value-type="string">
            <text:p>LaTeX - LaTeX y matemática</text:p>
          </table:table-cell>
          <table:table-cell table:number-columns-repeated="16382"/>
        </table:table-row>
        <table:table-row table:style-name="ro1">
          <table:table-cell table:style-name="ce37" office:value-type="string" calcext:value-type="string">
            <text:p>2021-02-08</text:p>
          </table:table-cell>
          <table:table-cell table:style-name="ce41" office:value-type="string" calcext:value-type="string">
            <text:p>LaTeX - LaTeX como editor de texto</text:p>
          </table:table-cell>
          <table:table-cell table:number-columns-repeated="16382"/>
        </table:table-row>
        <table:table-row table:style-name="ro1">
          <table:table-cell table:style-name="ce37" office:value-type="string" calcext:value-type="string">
            <text:p>2021-02-15</text:p>
          </table:table-cell>
          <table:table-cell table:style-name="ce41" office:value-type="string" calcext:value-type="string">
            <text:p>LaTeX - LaTeX y referencias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2021-02-22</text:p>
          </table:table-cell>
          <table:table-cell table:style-name="ce41" office:value-type="string" calcext:value-type="string">
            <text:p>Estadística - Curso Infox 00 Econometrí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3-01</text:p>
          </table:table-cell>
          <table:table-cell table:style-name="ce41" office:value-type="string" calcext:value-type="string">
            <text:p>Estadística - Fundamentos de Econometría 01 - Modelo clásico de regresión lineal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3-08</text:p>
          </table:table-cell>
          <table:table-cell table:style-name="ce41" office:value-type="string" calcext:value-type="string">
            <text:p>Estadística - Fundamentos de Econometría 02 - El estimador de MC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3-15</text:p>
          </table:table-cell>
          <table:table-cell table:style-name="ce41" office:value-type="string" calcext:value-type="string">
            <text:p>Estadística - Fundamentos de Econometría 03 - Álgebra y geometría de MC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3-22</text:p>
          </table:table-cell>
          <table:table-cell table:style-name="ce41" office:value-type="string" calcext:value-type="string">
            <text:p>Estadística - Fundamentos de Econometría 04 - Propiedades en muestras finita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3-29</text:p>
          </table:table-cell>
          <table:table-cell table:style-name="ce41" office:value-type="string" calcext:value-type="string">
            <text:p>Estadística - Fundamentos de Econometría 05 - Propiedades en muestras infinita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4-05</text:p>
          </table:table-cell>
          <table:table-cell table:style-name="ce41" office:value-type="string" calcext:value-type="string">
            <text:p>R - Manipulación de dat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4-12</text:p>
          </table:table-cell>
          <table:table-cell table:style-name="ce41" office:value-type="string" calcext:value-type="string">
            <text:p>R - Visualización de dat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4-19</text:p>
          </table:table-cell>
          <table:table-cell table:style-name="ce41" office:value-type="string" calcext:value-type="string">
            <text:p>Estadística - Fundamentos de Econometría 07 - Bondad de ajuste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4-26</text:p>
          </table:table-cell>
          <table:table-cell table:style-name="ce41" office:value-type="string" calcext:value-type="string">
            <text:p>Estadística - Fundamentos de Econometría 08 - Multicolinealidad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5-03</text:p>
          </table:table-cell>
          <table:table-cell table:style-name="ce41" office:value-type="string" calcext:value-type="string">
            <text:p>Estadística - Fundamentos de Econometría 09 - Inferenci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5-10</text:p>
          </table:table-cell>
          <table:table-cell table:style-name="ce41" office:value-type="string" calcext:value-type="string">
            <text:p>Estadística - Fundamentos de Econometría 10 - Heterocedasticidad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5-17</text:p>
          </table:table-cell>
          <table:table-cell table:style-name="ce41" office:value-type="string" calcext:value-type="string">
            <text:p>Estadística - Fundamentos de Econometría 11 - Problemas de endogeneidad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5-24</text:p>
          </table:table-cell>
          <table:table-cell table:style-name="ce41" office:value-type="string" calcext:value-type="string">
            <text:p>Estadística - Fundamentos de Econometría 12 - Perturbaciones no esférica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5-31</text:p>
          </table:table-cell>
          <table:table-cell table:style-name="ce41" office:value-type="string" calcext:value-type="string">
            <text:p>Python - Variables, expresiones y statement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6-07</text:p>
          </table:table-cell>
          <table:table-cell table:style-name="ce41" office:value-type="string" calcext:value-type="string">
            <text:p>Python - Objetos de Pytho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6-14</text:p>
          </table:table-cell>
          <table:table-cell table:style-name="ce41" office:value-type="string" calcext:value-type="string">
            <text:p>Python - Ejecución condicional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6-21</text:p>
          </table:table-cell>
          <table:table-cell table:style-name="ce41" office:value-type="string" calcext:value-type="string">
            <text:p>Python - Iteracione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6-28</text:p>
          </table:table-cell>
          <table:table-cell table:style-name="ce41" office:value-type="string" calcext:value-type="string">
            <text:p>Microeconomía - Teoría del consumidor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7-05</text:p>
          </table:table-cell>
          <table:table-cell table:style-name="ce41" office:value-type="string" calcext:value-type="string">
            <text:p>Microeconomía - Teoría del productor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7-12</text:p>
          </table:table-cell>
          <table:table-cell table:style-name="ce41" office:value-type="string" calcext:value-type="string">
            <text:p>Microeconomía - Decisiones de consumo y producción en el tiemp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7-19</text:p>
          </table:table-cell>
          <table:table-cell table:style-name="ce41" office:value-type="string" calcext:value-type="string">
            <text:p>Macroeconomía - Conceptos básic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7-26</text:p>
          </table:table-cell>
          <table:table-cell table:style-name="ce41" office:value-type="string" calcext:value-type="string">
            <text:p>Macroeconomía - Teoría de consum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8-02</text:p>
          </table:table-cell>
          <table:table-cell table:style-name="ce41" office:value-type="string" calcext:value-type="string">
            <text:p>Macroeconomía - Teoría de la inversió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8-09</text:p>
          </table:table-cell>
          <table:table-cell table:style-name="ce41" office:value-type="string" calcext:value-type="string">
            <text:p>Macroeconomía - Tipo de cambi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8-16</text:p>
          </table:table-cell>
          <table:table-cell table:style-name="ce41" office:value-type="string" calcext:value-type="string">
            <text:p>Python - Funcione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8-23</text:p>
          </table:table-cell>
          <table:table-cell table:style-name="ce41" office:value-type="string" calcext:value-type="string">
            <text:p>Python - Dataframe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8-30</text:p>
          </table:table-cell>
          <table:table-cell table:style-name="ce41" office:value-type="string" calcext:value-type="string">
            <text:p>EViews - Introducción a la programación con EView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9-06</text:p>
          </table:table-cell>
          <table:table-cell table:style-name="ce41" office:value-type="string" calcext:value-type="string">
            <text:p>EViews - Empleo de bucles y variables temporale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9-13</text:p>
          </table:table-cell>
          <table:table-cell table:style-name="ce41" office:value-type="string" calcext:value-type="string">
            <text:p>EViews - Métodos de estimación (objeto equatio, objeto table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9-20</text:p>
          </table:table-cell>
          <table:table-cell table:style-name="ce41" office:value-type="string" calcext:value-type="string">
            <text:p>Estadística - Macroeconometría 01 - Análisis univariad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09-27</text:p>
          </table:table-cell>
          <table:table-cell table:style-name="ce41" office:value-type="string" calcext:value-type="string">
            <text:p>Estadística - Macroeconometría 02 - Análisis multivariad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0-04</text:p>
          </table:table-cell>
          <table:table-cell table:style-name="ce41" office:value-type="string" calcext:value-type="string">
            <text:p>Estadística - Macroeconometría 03 - Modelos de factores latente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0-11</text:p>
          </table:table-cell>
          <table:table-cell table:style-name="ce41" office:value-type="string" calcext:value-type="string">
            <text:p>Estadística - Macroeconometría 04 - Modelos no lineales en la medi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0-18</text:p>
          </table:table-cell>
          <table:table-cell table:style-name="ce41" office:value-type="string" calcext:value-type="string">
            <text:p>Estadística - Microeconometría 01 - Modelos de sesión discreta (Probit y Logit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0-25</text:p>
          </table:table-cell>
          <table:table-cell table:style-name="ce41" office:value-type="string" calcext:value-type="string">
            <text:p>Estadística - Microeconometría 02 - Modelos fraccionad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1-01</text:p>
          </table:table-cell>
          <table:table-cell table:style-name="ce41" office:value-type="string" calcext:value-type="string">
            <text:p>Estadística - Microeconometría 03 - Modelos multinomiales y ordenad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1-08</text:p>
          </table:table-cell>
          <table:table-cell table:style-name="ce41" office:value-type="string" calcext:value-type="string">
            <text:p>Estadística - Microeconometría 04 - Modelos con variables censuradas y truncada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1-15</text:p>
          </table:table-cell>
          <table:table-cell table:style-name="ce41" office:value-type="string" calcext:value-type="string">
            <text:p>Estadística - Microeconometría 05 - Sesgo de selecció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1-22</text:p>
          </table:table-cell>
          <table:table-cell table:style-name="ce41" office:value-type="string" calcext:value-type="string">
            <text:p>Estadística - Microeconometría 06 - Modelos de ecuaciones simultánea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1-29</text:p>
          </table:table-cell>
          <table:table-cell table:style-name="ce41" office:value-type="string" calcext:value-type="string">
            <text:p>Python - Predicción y métrica de performance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2-06</text:p>
          </table:table-cell>
          <table:table-cell table:style-name="ce41" office:value-type="string" calcext:value-type="string">
            <text:p>Python - Métodos de Machine Learning para clasificació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2-13</text:p>
          </table:table-cell>
          <table:table-cell table:style-name="ce41" office:value-type="string" calcext:value-type="string">
            <text:p>Python - Métodos de Machine Learning para regresió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2-20</text:p>
          </table:table-cell>
          <table:table-cell table:style-name="ce41" office:value-type="string" calcext:value-type="string">
            <text:p>Macroeconomía - Modelo de Mundell-Fleming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1-12-27</text:p>
          </table:table-cell>
          <table:table-cell table:style-name="ce41" office:value-type="string" calcext:value-type="string">
            <text:p>Macroeconomía - Sector extern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1-03</text:p>
          </table:table-cell>
          <table:table-cell table:style-name="ce41" office:value-type="string" calcext:value-type="string">
            <text:p>Macroeconomía - Fluctuaciones de corto plaz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1-10</text:p>
          </table:table-cell>
          <table:table-cell table:style-name="ce41" office:value-type="string" calcext:value-type="string">
            <text:p>Macroeconomía - Ciclos económicos reales (RBC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1-17</text:p>
          </table:table-cell>
          <table:table-cell table:style-name="ce41" office:value-type="string" calcext:value-type="string">
            <text:p>Macroeconomía - Crecimiento económic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1-24</text:p>
          </table:table-cell>
          <table:table-cell table:style-name="ce41" office:value-type="string" calcext:value-type="string">
            <text:p>Macroeconomía - Economía monetari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1-31</text:p>
          </table:table-cell>
          <table:table-cell table:style-name="ce41" office:value-type="string" calcext:value-type="string">
            <text:p>Macroeconomía - Modelos de emple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2-07</text:p>
          </table:table-cell>
          <table:table-cell table:style-name="ce41" office:value-type="string" calcext:value-type="string">
            <text:p>EViews - Objetos avanzad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2-14</text:p>
          </table:table-cell>
          <table:table-cell table:style-name="ce41" office:value-type="string" calcext:value-type="string">
            <text:p>EViews - Empleo de subrutina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2-21</text:p>
          </table:table-cell>
          <table:table-cell table:style-name="ce41" office:value-type="string" calcext:value-type="string">
            <text:p>EViews - Modelació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2-28</text:p>
          </table:table-cell>
          <table:table-cell table:style-name="ce41" office:value-type="string" calcext:value-type="string">
            <text:p>Estadística - Econometría Financiera 01 - Introducció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3-07</text:p>
          </table:table-cell>
          <table:table-cell table:style-name="ce41" office:value-type="string" calcext:value-type="string">
            <text:p>Estadística - Econometría Bayesiana 01 - Introducción a la econometría bayesian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3-14</text:p>
          </table:table-cell>
          <table:table-cell table:style-name="ce41" office:value-type="string" calcext:value-type="string">
            <text:p>Estadística - Econometría Bayesiana 02 - Modelo de regresión lineal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3-21</text:p>
          </table:table-cell>
          <table:table-cell table:style-name="ce41" office:value-type="string" calcext:value-type="string">
            <text:p>Estadística - Econometría Bayesiana 03 - Simulación y estimación bayesian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3-28</text:p>
          </table:table-cell>
          <table:table-cell table:style-name="ce41" office:value-type="string" calcext:value-type="string">
            <text:p>Estadística - Econometría Bayesiana 04 - Aplicaciones econometrica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4-04</text:p>
          </table:table-cell>
          <table:table-cell table:style-name="ce41" office:value-type="string" calcext:value-type="string">
            <text:p>Estadística - Evaluación de Impacto 01 - Introducción a la evaluación de impact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4-11</text:p>
          </table:table-cell>
          <table:table-cell table:style-name="ce41" office:value-type="string" calcext:value-type="string">
            <text:p>Estadística - Evaluación de Impacto 02 - Introducción a los experimentos aleatori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4-18</text:p>
          </table:table-cell>
          <table:table-cell table:style-name="ce41" office:value-type="string" calcext:value-type="string">
            <text:p>Estadística - Evaluación de Impacto 03 - Modelo de emparejamient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4-25</text:p>
          </table:table-cell>
          <table:table-cell table:style-name="ce41" office:value-type="string" calcext:value-type="string">
            <text:p>Estadística - Evaluación de Impacto 04 - Regresión discontinua (RD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5-02</text:p>
          </table:table-cell>
          <table:table-cell table:style-name="ce41" office:value-type="string" calcext:value-type="string">
            <text:p>Estadística - Evaluación de Impacto 05 - Regresión discontinua Sharp vs Fuzzy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5-09</text:p>
          </table:table-cell>
          <table:table-cell table:style-name="ce41" office:value-type="string" calcext:value-type="string">
            <text:p>Estadística - Evaluación de Impacto 06 - Analizando papers con RDD usando Stata y R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5-16</text:p>
          </table:table-cell>
          <table:table-cell table:style-name="ce41" office:value-type="string" calcext:value-type="string">
            <text:p>Estadística - Evaluación de Impacto 07 - Método de control sintético (MCS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5-23</text:p>
          </table:table-cell>
          <table:table-cell table:style-name="ce41" office:value-type="string" calcext:value-type="string">
            <text:p>Estadística - Econometría y Tópicos en Economía Empírica 04 - Variables instrumentale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5-30</text:p>
          </table:table-cell>
          <table:table-cell table:style-name="ce41" office:value-type="string" calcext:value-type="string">
            <text:p>STATA - Introducción al program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6-06</text:p>
          </table:table-cell>
          <table:table-cell table:style-name="ce41" office:value-type="string" calcext:value-type="string">
            <text:p>STATA - Manipulando los dat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6-13</text:p>
          </table:table-cell>
          <table:table-cell table:style-name="ce41" office:value-type="string" calcext:value-type="string">
            <text:p>STATA - Data visualization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6-20</text:p>
          </table:table-cell>
          <table:table-cell table:style-name="ce41" office:value-type="string" calcext:value-type="string">
            <text:p>STATA - Regresione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6-27</text:p>
          </table:table-cell>
          <table:table-cell table:style-name="ce41" office:value-type="string" calcext:value-type="string">
            <text:p>STATA - Modelos de selección discret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7-04</text:p>
          </table:table-cell>
          <table:table-cell table:style-name="ce41" office:value-type="string" calcext:value-type="string">
            <text:p>STATA - Series de tiemp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7-11</text:p>
          </table:table-cell>
          <table:table-cell table:style-name="ce41" office:value-type="string" calcext:value-type="string">
            <text:p>STATA - Paneles de dat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7-18</text:p>
          </table:table-cell>
          <table:table-cell table:style-name="ce41" office:value-type="string" calcext:value-type="string">
            <text:p>STATA - Modelos de evaluación de impact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7-25</text:p>
          </table:table-cell>
          <table:table-cell table:style-name="ce41" office:value-type="string" calcext:value-type="string">
            <text:p>MATLAB - Primeros pasos en MATLAB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8-01</text:p>
          </table:table-cell>
          <table:table-cell table:style-name="ce41" office:value-type="string" calcext:value-type="string">
            <text:p>Finanzas - Conceptos básic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8-08</text:p>
          </table:table-cell>
          <table:table-cell table:style-name="ce41" office:value-type="string" calcext:value-type="string">
            <text:p>Finanzas - Finanzas corporativa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8-15</text:p>
          </table:table-cell>
          <table:table-cell table:style-name="ce41" office:value-type="string" calcext:value-type="string">
            <text:p>Finanzas - Renta variable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8-22</text:p>
          </table:table-cell>
          <table:table-cell table:style-name="ce41" office:value-type="string" calcext:value-type="string">
            <text:p>Finanzas - Renta fija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8-29</text:p>
          </table:table-cell>
          <table:table-cell table:style-name="ce41" office:value-type="string" calcext:value-type="string">
            <text:p>Finanzas - Derivados financier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9-05</text:p>
          </table:table-cell>
          <table:table-cell table:style-name="ce41" office:value-type="string" calcext:value-type="string">
            <text:p>Finanzas - Teoría de portafoli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9-12</text:p>
          </table:table-cell>
          <table:table-cell table:style-name="ce41" office:value-type="string" calcext:value-type="string">
            <text:p>Power BI - Introducción al mundo de BI y la suite Power (conceptos básicos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9-19</text:p>
          </table:table-cell>
          <table:table-cell table:style-name="ce41" office:value-type="string" calcext:value-type="string">
            <text:p>Power BI - Power Query (proceso ETL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09-26</text:p>
          </table:table-cell>
          <table:table-cell table:style-name="ce41" office:value-type="string" calcext:value-type="string">
            <text:p>Power BI - Proceso ETL 2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0-03</text:p>
          </table:table-cell>
          <table:table-cell table:style-name="ce41" office:value-type="string" calcext:value-type="string">
            <text:p>Power BI - Power Pivot (modelo de datos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0-10</text:p>
          </table:table-cell>
          <table:table-cell table:style-name="ce41" office:value-type="string" calcext:value-type="string">
            <text:p>Power BI - Inteligencia de tiempo (dimensión de tiempo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0-17</text:p>
          </table:table-cell>
          <table:table-cell table:style-name="ce41" office:value-type="string" calcext:value-type="string">
            <text:p>Power BI - Lenguaje de análisis de datos (DAX, columnas, campos calculados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0-24</text:p>
          </table:table-cell>
          <table:table-cell table:style-name="ce41" office:value-type="string" calcext:value-type="string">
            <text:p>Power BI - Visualización de datos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0-31</text:p>
          </table:table-cell>
          <table:table-cell table:style-name="ce41" office:value-type="string" calcext:value-type="string">
            <text:p>Python - Validación cruzada y composición del modelo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1-07</text:p>
          </table:table-cell>
          <table:table-cell table:style-name="ce41" office:value-type="string" calcext:value-type="string">
            <text:p>R - Modelo de Machine Learning I (Análisis exploratorio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1-14</text:p>
          </table:table-cell>
          <table:table-cell table:style-name="ce41" office:value-type="string" calcext:value-type="string">
            <text:p>R - Modelo de Machine Learning II (Modelo de clasificación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1-21</text:p>
          </table:table-cell>
          <table:table-cell table:style-name="ce41" office:value-type="string" calcext:value-type="string">
            <text:p>R - Modelo de Machine Learning III (Modelo de regresión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1-28</text:p>
          </table:table-cell>
          <table:table-cell table:style-name="ce41" office:value-type="string" calcext:value-type="string">
            <text:p>R - Modelo de Machine Learning IV (Text Mining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2-05</text:p>
          </table:table-cell>
          <table:table-cell table:style-name="ce41" office:value-type="string" calcext:value-type="string">
            <text:p>Ofimática - Visual Basic (Introducción al lenguaje y editor VBA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2-12</text:p>
          </table:table-cell>
          <table:table-cell table:style-name="ce41" office:value-type="string" calcext:value-type="string">
            <text:p>Ofimática - Visual Basic (Grabar y modificar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2-19</text:p>
          </table:table-cell>
          <table:table-cell table:style-name="ce41" office:value-type="string" calcext:value-type="string">
            <text:p>Ofimática - Visual Basic (Procedimientos)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2022-12-26</text:p>
          </table:table-cell>
          <table:table-cell table:style-name="ce41" office:value-type="string" calcext:value-type="string">
            <text:p>Ofimática - Visual Basic (Funciones en VBA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1-02</text:p>
          </table:table-cell>
          <table:table-cell table:style-name="ce12" office:value-type="string" calcext:value-type="string">
            <text:p>Economía General - Introducción a los cursos de economía de CAF (1 m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2-06</text:p>
          </table:table-cell>
          <table:table-cell table:style-name="ce12" office:value-type="string" calcext:value-type="string">
            <text:p>Matemática - Curso CAF Matemáticas I (3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3-06</text:p>
          </table:table-cell>
          <table:table-cell table:style-name="ce12" office:value-type="string" calcext:value-type="string">
            <text:p>Finanzas - Curso CAF Finanzas I (Economía Financiera)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5-08</text:p>
          </table:table-cell>
          <table:table-cell table:style-name="ce12" office:value-type="string" calcext:value-type="string">
            <text:p>Matemática - Curso CAF Matemáticas II (3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5-08</text:p>
          </table:table-cell>
          <table:table-cell table:style-name="ce12" office:value-type="string" calcext:value-type="string">
            <text:p>Finanzas - Curso CAF Finanzas II (Finanzas Corporativas)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5-15</text:p>
          </table:table-cell>
          <table:table-cell table:style-name="ce12" office:value-type="string" calcext:value-type="string">
            <text:p>Macroeconomía - Curso CAF Macroeconomía Dinámica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7-10</text:p>
          </table:table-cell>
          <table:table-cell table:style-name="ce12" office:value-type="string" calcext:value-type="string">
            <text:p>Estadística - Curso CAF Econometría I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7-17</text:p>
          </table:table-cell>
          <table:table-cell table:style-name="ce12" office:value-type="string" calcext:value-type="string">
            <text:p>Macroeconomía - Curso CAF Economía Computacional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8-07</text:p>
          </table:table-cell>
          <table:table-cell table:style-name="ce12" office:value-type="string" calcext:value-type="string">
            <text:p>Matemática - Curso CAF Matemáticas III (3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09-11</text:p>
          </table:table-cell>
          <table:table-cell table:style-name="ce12" office:value-type="string" calcext:value-type="string">
            <text:p>Estadística - Curso CAF Econometría II (2 meses)</text:p>
          </table:table-cell>
          <table:table-cell table:number-columns-repeated="16382"/>
        </table:table-row>
        <table:table-row table:style-name="ro2">
          <table:table-cell table:style-name="ce38" office:value-type="string" calcext:value-type="string">
            <text:p>2023-09-18</text:p>
          </table:table-cell>
          <table:table-cell table:style-name="ce12" office:value-type="string" calcext:value-type="string">
            <text:p>Finanzas - Curso CAF Finanzas III (Temas Avanzados en Finanzas y Mercados Financieros)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11-06</text:p>
          </table:table-cell>
          <table:table-cell table:style-name="ce12" office:value-type="string" calcext:value-type="string">
            <text:p>Microeconomía - Curso CAF Microeconomía I (3 meses)</text:p>
          </table:table-cell>
          <table:table-cell table:number-columns-repeated="16382"/>
        </table:table-row>
        <table:table-row table:style-name="ro2">
          <table:table-cell table:style-name="ce38" office:value-type="string" calcext:value-type="string">
            <text:p>2023-11-13</text:p>
          </table:table-cell>
          <table:table-cell table:style-name="ce12" office:value-type="string" calcext:value-type="string">
            <text:p>Microeconomía - Curso CAF Economía de los Recursos Naturales y Ambientales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3-11-20</text:p>
          </table:table-cell>
          <table:table-cell table:style-name="ce12" office:value-type="string" calcext:value-type="string">
            <text:p>Microeconomía - Curso CAF Organización Industrial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1-15</text:p>
          </table:table-cell>
          <table:table-cell table:style-name="ce12" office:value-type="string" calcext:value-type="string">
            <text:p>Microeconomía - Curso CAF Economía del Desarrollo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1-22</text:p>
          </table:table-cell>
          <table:table-cell table:style-name="ce12" office:value-type="string" calcext:value-type="string">
            <text:p>Estadística - Curso CAF Microeconometría Aplicada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2-05</text:p>
          </table:table-cell>
          <table:table-cell table:style-name="ce12" office:value-type="string" calcext:value-type="string">
            <text:p>Microeconomía - Curso CAF Microeconomía II (3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3-18</text:p>
          </table:table-cell>
          <table:table-cell table:style-name="ce12" office:value-type="string" calcext:value-type="string">
            <text:p>Microeconomía - Curso CAF Economía Pública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5-06</text:p>
          </table:table-cell>
          <table:table-cell table:style-name="ce12" office:value-type="string" calcext:value-type="string">
            <text:p>Macroeconomía - Curso CAF Macroeconomía I (3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5-20</text:p>
          </table:table-cell>
          <table:table-cell table:style-name="ce12" office:value-type="string" calcext:value-type="string">
            <text:p>Microeconomía - Curso CAF Evaluación Social de Proyectos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7-22</text:p>
          </table:table-cell>
          <table:table-cell table:style-name="ce12" office:value-type="string" calcext:value-type="string">
            <text:p>Macroeconomía - Curso CAF Crecimiento Económico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8-05</text:p>
          </table:table-cell>
          <table:table-cell table:style-name="ce12" office:value-type="string" calcext:value-type="string">
            <text:p>Macroeconomía - Curso CAF Macroeconomía II (3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09-23</text:p>
          </table:table-cell>
          <table:table-cell table:style-name="ce12" office:value-type="string" calcext:value-type="string">
            <text:p>Macroeconomía - Curso CAF Comercio Internacional (2 meses)</text:p>
          </table:table-cell>
          <table:table-cell table:number-columns-repeated="16382"/>
        </table:table-row>
        <table:table-row table:style-name="ro1">
          <table:table-cell table:style-name="ce38" office:value-type="string" calcext:value-type="string">
            <text:p>2024-11-25</text:p>
          </table:table-cell>
          <table:table-cell table:style-name="ce12" office:value-type="string" calcext:value-type="string">
            <text:p>Macroeconomía - Curso CAF Economía Monetaria (2 meses)</text:p>
          </table:table-cell>
          <table:table-cell table:number-columns-repeated="16382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INDICES.A3:INDICES.A1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CALENDARIO.A1:CALENDARIO.B1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00:41:51.645216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ison Achalma</meta:initial-creator>
    <meta:creation-date>2025-01-17T14:47:38.339654211</meta:creation-date>
    <dc:date>2025-01-18T01:25:52.324870746</dc:date>
    <dc:creator>Edison Achalma</dc:creator>
    <meta:editing-duration>PT4H20M17S</meta:editing-duration>
    <meta:editing-cycles>102</meta:editing-cycles>
    <meta:generator>LibreOffice/24.8.4.2$Linux_X86_64 LibreOffice_project/bb3cfa12c7b1bf994ecc5649a80400d06cd71002</meta:generator>
    <meta:document-statistic meta:table-count="4" meta:cell-count="768" meta:object-count="0"/>
    <meta:user-defined meta:name=""/>
    <meta:user-defined meta:name="qrichtext">1</meta:user-defined>
  </office:meta>
</office:document-meta>
</file>